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</style:style>
    <style:style style:name="ce3" style:family="table-cell" style:parent-style-name="Default" style:data-style-name="N22">
      <style:table-cell-properties style:vertical-align="top" fo:wrap-option="wrap" fo:background-color="#FFFFFF" style:repeat-content="false"/>
      <style:paragraph-properties fo:text-align="end" fo:margin-right="0cm"/>
      <style:text-properties style:font-name="Tahoma" style:font-name-asian="Tahoma" style:font-name-complex="Tahoma"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25396E" fo:font-size="8pt" style:font-size-asian="8pt" style:font-size-complex="8pt"/>
    </style:style>
    <style:style style:name="ce6" style:family="table-cell" style:parent-style-name="Default" style:data-style-name="N1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 style:data-style-name="N0">
      <style:table-cell-properties fo:border="thin solid #000000" style:vertical-align="middle" fo:background-color="#F0F0F0" style:repeat-content="false"/>
      <style:paragraph-properties fo:text-align="start" fo:margin-left="0cm"/>
      <style:text-properties fo:color="#25396E"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3">
      <style:table-cell-properties fo:border="thin solid #000000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11" style:family="table-cell" style:parent-style-name="Default" style:data-style-name="N3"/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25396E" fo:font-size="8pt" style:font-size-asian="8pt" style:font-size-complex="8pt"/>
    </style:style>
    <style:style style:name="ce17" style:family="table-cell" style:parent-style-name="Default" style:data-style-name="N3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8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fo:border="thin solid #000000" style:vertical-align="middle" fo:background-color="#F0F0F0" style:repeat-content="false"/>
      <style:paragraph-properties fo:text-align="start" fo:margin-left="0cm"/>
      <style:text-properties fo:color="#25396E"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fo:background-color="#F0F0F0"/>
    </style:style>
    <style:style style:name="ce21" style:family="table-cell" style:parent-style-name="Default" style:data-style-name="N1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/>
    </style:style>
    <style:style style:name="co1" style:family="table-column">
      <style:table-column-properties fo:break-before="auto" style:column-width="6.49816666666667cm"/>
    </style:style>
    <style:style style:name="co2" style:family="table-column">
      <style:table-column-properties fo:break-before="auto" style:column-width="0.8255cm"/>
    </style:style>
    <style:style style:name="co3" style:family="table-column">
      <style:table-column-properties fo:break-before="auto" style:column-width="3.25966666666667cm"/>
    </style:style>
    <style:style style:name="co4" style:family="table-column">
      <style:table-column-properties fo:break-before="auto" style:column-width="0.592666666666667cm"/>
    </style:style>
    <style:style style:name="co5" style:family="table-column">
      <style:table-column-properties fo:break-before="auto" style:column-width="2.0955cm"/>
    </style:style>
    <style:style style:name="co6" style:family="table-column">
      <style:table-column-properties fo:break-before="auto" style:column-width="3.91583333333333cm"/>
    </style:style>
    <style:style style:name="co7" style:family="table-column">
      <style:table-column-properties fo:break-before="auto" style:column-width="2.96333333333333cm"/>
    </style:style>
    <style:style style:name="co8" style:family="table-column">
      <style:table-column-properties fo:break-before="auto" style:column-width="3.683cm"/>
    </style:style>
    <style:style style:name="co9" style:family="table-column">
      <style:table-column-properties fo:break-before="auto" style:column-width="3.8735cm"/>
    </style:style>
    <style:style style:name="co10" style:family="table-column">
      <style:table-column-properties fo:break-before="auto" style:column-width="3.4925cm"/>
    </style:style>
    <style:style style:name="co11" style:family="table-column">
      <style:table-column-properties fo:break-before="auto" style:column-width="4.3815cm"/>
    </style:style>
    <style:style style:name="co12" style:family="table-column">
      <style:table-column-properties fo:break-before="auto" style:column-width="2.94216666666667cm"/>
    </style:style>
    <style:style style:name="co13" style:family="table-column">
      <style:table-column-properties fo:break-before="auto" style:column-width="4.55083333333333cm"/>
    </style:style>
    <style:style style:name="co14" style:family="table-column">
      <style:table-column-properties fo:break-before="auto" style:column-width="2.07433333333333cm"/>
    </style:style>
    <style:style style:name="co15" style:family="table-column">
      <style:table-column-properties fo:break-before="auto" style:column-width="1.69333333333333cm"/>
    </style:style>
    <style:style style:name="ro1" style:family="table-row">
      <style:table-row-properties style:row-height="70.5pt" style:use-optimal-row-height="false" fo:break-before="auto"/>
    </style:style>
    <style:style style:name="ro2" style:family="table-row">
      <style:table-row-properties style:row-height="24pt" style:use-optimal-row-height="false" fo:break-before="auto"/>
    </style:style>
    <style:style style:name="ro3" style:family="table-row">
      <style:table-row-properties style:row-height="28.5pt" style:use-optimal-row-height="false" fo:break-before="auto"/>
    </style:style>
    <style:style style:name="ro4" style:family="table-row">
      <style:table-row-properties style:row-height="22.5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17.25pt" style:use-optimal-row-height="false" fo:break-before="auto"/>
    </style:style>
    <style:style style:name="ro7" style:family="table-row">
      <style:table-row-properties style:row-height="38.25pt" style:use-optimal-row-height="false" fo:break-before="auto"/>
    </style:style>
    <style:style style:name="ro8" style:family="table-row">
      <style:table-row-properties style:row-height="13.5pt" style:use-optimal-row-height="fals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29.25pt" style:use-optimal-row-height="false" fo:break-before="auto"/>
    </style:style>
    <style:style style:name="ro1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antitativo_Fisico_Pessoal_S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6367" table:default-cell-style-name="ce1"/>
        <table:table-row table:style-name="ro1">
          <table:table-cell table:number-columns-repeated="17" table:style-name="ce2"/>
          <table:table-cell table:number-columns-repeated="16367"/>
        </table:table-row>
        <table:table-row table:style-name="ro2">
          <table:table-cell table:number-columns-repeated="8" table:style-name="ce2"/>
          <table:table-cell table:number-columns-spanned="4" table:number-rows-spanned="1" table:style-name="ce12"/>
          <table:covered-table-cell table:number-columns-repeated="3"/>
          <table:table-cell table:number-columns-repeated="5" table:style-name="ce2"/>
          <table:table-cell table:number-columns-repeated="16367"/>
        </table:table-row>
        <table:table-row table:style-name="ro3">
          <table:table-cell table:number-columns-repeated="3" table:style-name="ce2"/>
          <table:table-cell office:value-type="string" table:number-columns-spanned="12" table:number-rows-spanned="1" table:style-name="ce13">
            <text:p>TABELA 1 - PODERES EXECUTIVO, LEGISLATIVO E JUDICIÁRIO - DPU - MPU - EMPRESAS ESTATAIS DEPENDENTES DA UNIÃO</text:p>
          </table:table-cell>
          <table:covered-table-cell table:number-columns-repeated="11"/>
          <table:table-cell table:number-columns-repeated="2" table:style-name="ce2"/>
          <table:table-cell table:number-columns-repeated="16367"/>
        </table:table-row>
        <table:table-row table:style-name="ro4">
          <table:table-cell table:number-columns-repeated="17" table:style-name="ce2"/>
          <table:table-cell table:number-columns-repeated="16367"/>
        </table:table-row>
        <table:table-row table:style-name="ro5">
          <table:table-cell office:value-type="string" table:number-columns-spanned="9" table:number-rows-spanned="1" table:style-name="ce14">
            <text:p>PODER/ÓRGÃO/UNIDADE: MINISTÉRIO PÚBLICO DA UNIÃO - MPU</text:p>
          </table:table-cell>
          <table:covered-table-cell table:number-columns-repeated="8"/>
          <table:table-cell table:number-columns-repeated="6" table:style-name="ce2"/>
          <table:table-cell office:value-type="date" office:date-value="2021-04-01T00:00:00" table:style-name="ce3">
            <text:p>abr/21</text:p>
          </table:table-cell>
          <table:table-cell table:number-columns-repeated="16368" table:style-name="ce1"/>
        </table:table-row>
        <table:table-row table:style-name="ro6">
          <table:table-cell office:value-type="string" table:number-columns-spanned="7" table:number-rows-spanned="2" table:style-name="ce15">
            <text:p>DADOS DO CARGO</text:p>
          </table:table-cell>
          <table:covered-table-cell table:number-columns-repeated="6"/>
          <table:table-cell office:value-type="string" table:number-columns-spanned="5" table:number-rows-spanned="1" table:style-name="ce15">
            <text:p>ATIVO</text:p>
          </table:table-cell>
          <table:covered-table-cell table:number-columns-repeated="4"/>
          <table:table-cell office:value-type="string" table:number-columns-spanned="3" table:number-rows-spanned="1" table:style-name="ce15">
            <text:p>INATIVOS</text:p>
          </table:table-cell>
          <table:covered-table-cell table:number-columns-repeated="2"/>
          <table:table-cell office:value-type="string" table:number-columns-spanned="1" table:number-rows-spanned="3" table:style-name="ce15">
            <text:p>BENEFICIÁRIO<text:s/></text:p>
            <text:p>DE PENSÃO</text:p>
          </table:table-cell>
          <table:table-cell table:style-name="ce2"/>
          <table:table-cell table:number-columns-repeated="16367"/>
        </table:table-row>
        <table:table-row table:style-name="ro5">
          <table:covered-table-cell/>
          <table:covered-table-cell table:number-columns-repeated="6"/>
          <table:table-cell office:value-type="string" table:number-columns-spanned="3" table:number-rows-spanned="1" table:style-name="ce15">
            <text:p>OCUPADOS</text:p>
          </table:table-cell>
          <table:covered-table-cell table:number-columns-repeated="2"/>
          <table:table-cell office:value-type="string" table:number-columns-spanned="1" table:number-rows-spanned="2" table:style-name="ce15">
            <text:p>VAGOS</text:p>
          </table:table-cell>
          <table:table-cell office:value-type="string" table:number-columns-spanned="1" table:number-rows-spanned="2" table:style-name="ce15">
            <text:p>TOTAL</text:p>
          </table:table-cell>
          <table:table-cell office:value-type="string" table:number-columns-spanned="1" table:number-rows-spanned="2" table:style-name="ce15">
            <text:p>APOSENTADORIA</text:p>
          </table:table-cell>
          <table:table-cell office:value-type="string" table:number-columns-spanned="1" table:number-rows-spanned="2" table:style-name="ce15">
            <text:p>INSTITUIDOR</text:p>
            <text:p>DE PENSÃO</text:p>
          </table:table-cell>
          <table:table-cell office:value-type="string" table:style-name="ce4">
            <text:p>TOTAL</text:p>
          </table:table-cell>
          <table:covered-table-cell/>
          <table:table-cell table:style-name="ce2"/>
          <table:table-cell table:number-columns-repeated="16367"/>
        </table:table-row>
        <table:table-row table:style-name="ro7">
          <table:table-cell office:value-type="string" table:number-columns-spanned="2" table:number-rows-spanned="1" table:style-name="ce15">
            <text:p>PLANO/</text:p>
            <text:p>CARREIRA</text:p>
            <text:p/>
          </table:table-cell>
          <table:covered-table-cell/>
          <table:table-cell office:value-type="string" table:number-columns-spanned="2" table:number-rows-spanned="1" table:style-name="ce15">
            <text:p>NÍVEL/</text:p>
            <text:p>ESCOLARIDADE</text:p>
          </table:table-cell>
          <table:covered-table-cell/>
          <table:table-cell office:value-type="string" table:number-columns-spanned="2" table:number-rows-spanned="1" table:style-name="ce15">
            <text:p>CLASSE</text:p>
            <text:p/>
            <text:p/>
          </table:table-cell>
          <table:covered-table-cell/>
          <table:table-cell office:value-type="string" table:style-name="ce4">
            <text:p>PADRÃO/</text:p>
            <text:p>NÍVEL/</text:p>
            <text:p>REFERÊNCIA</text:p>
          </table:table-cell>
          <table:table-cell office:value-type="string" table:style-name="ce4">
            <text:p>ESTÁVEIS</text:p>
          </table:table-cell>
          <table:table-cell office:value-type="string" table:style-name="ce4">
            <text:p>NÃO<text:s/></text:p>
            <text:p>ESTÁVEIS</text:p>
          </table:table-cell>
          <table:table-cell office:value-type="string" table:style-name="ce4">
            <text:p>SUBTOTAL</text:p>
          </table:table-cell>
          <table:covered-table-cell/>
          <table:covered-table-cell/>
          <table:covered-table-cell/>
          <table:covered-table-cell/>
          <table:table-cell table:style-name="ce4"/>
          <table:covered-table-cell/>
          <table:table-cell table:style-name="ce2"/>
          <table:table-cell table:number-columns-repeated="16367"/>
        </table:table-row>
        <table:table-row table:style-name="ro8">
          <table:table-cell office:value-type="string" table:number-columns-spanned="2" table:number-rows-spanned="14" table:style-name="ce16">
            <text:p>ANALISTA</text:p>
          </table:table-cell>
          <table:covered-table-cell/>
          <table:table-cell office:value-type="string" table:number-columns-spanned="2" table:number-rows-spanned="13" table:style-name="ce16">
            <text:p>SUPERIOR</text:p>
          </table:table-cell>
          <table:covered-table-cell/>
          <table:table-cell office:value-type="string" table:number-columns-spanned="2" table:number-rows-spanned="5" table:style-name="ce16">
            <text:p>C</text:p>
          </table:table-cell>
          <table:covered-table-cell/>
          <table:table-cell office:value-type="string" table:style-name="ce5">
            <text:p>13</text:p>
          </table:table-cell>
          <table:table-cell office:value-type="float" office:value="2076" table:formula="of:=['file:///C:/Users/User/Desktop/SUBPLAN/PORTAL%20DA%20TRANSPAR%CANCIA/PORTARIAS%20SOF/2021/Abril/1%20-%20MPF/anexo_I_servidores_2021_ods.ods'#Anexo_1_Tabela_1_Quantitativo_F.E10]+['file:///C:/Users/User/Desktop/SUBPLAN/PORTAL%20DA%20TRANSPAR%CANCIA/PORTARIAS%20SOF/2021/Abril/2%20-%20MPM/Anexo-I-tabela-1-Quantitativo_Fisico_Pessoal_Servidores-DAP.ods'#Quantitativo_Fisico_Pessoal.E7]+['file:///C:/Users/User/Desktop/SUBPLAN/PORTAL%20DA%20TRANSPAR%CANCIA/PORTARIAS%20SOF/2021/Abril/3%20-%20MPDFT/anexo_i_-_tabela_1.ods'#Quantitativo_Fisico_Pessoal_Ser.E9]+['file:///C:/Users/User/Desktop/SUBPLAN/PORTAL%20DA%20TRANSPAR%CANCIA/PORTARIAS%20SOF/2021/Abril/4%20-%20MPT/Anexo_1_Tabela_1_Quantitativo_Servidores_2021_04_MPT.ods'#Anexo_1_Tabela_1_Quantitativo_S.E11]+['file:///C:/Users/User/Desktop/SUBPLAN/PORTAL%20DA%20TRANSPAR%CANCIA/PORTARIAS%20SOF/2021/Abril/5%20-%20ESMPU/AnexoIServidoresESMPUAbril2021.ods'#Quantitativo_Fisico_Pessoal_Ser.E9]" table:style-name="ce6">
            <text:p>2076</text:p>
          </table:table-cell>
          <table:table-cell office:value-type="float" office:value="4" table:formula="of:=['file:///C:/Users/User/Desktop/SUBPLAN/PORTAL%20DA%20TRANSPAR%CANCIA/PORTARIAS%20SOF/2021/Abril/1%20-%20MPF/anexo_I_servidores_2021_ods.ods'#Anexo_1_Tabela_1_Quantitativo_F.F10]+['file:///C:/Users/User/Desktop/SUBPLAN/PORTAL%20DA%20TRANSPAR%CANCIA/PORTARIAS%20SOF/2021/Abril/2%20-%20MPM/Anexo-I-tabela-1-Quantitativo_Fisico_Pessoal_Servidores-DAP.ods'#Quantitativo_Fisico_Pessoal.F7]+['file:///C:/Users/User/Desktop/SUBPLAN/PORTAL%20DA%20TRANSPAR%CANCIA/PORTARIAS%20SOF/2021/Abril/3%20-%20MPDFT/anexo_i_-_tabela_1.ods'#Quantitativo_Fisico_Pessoal_Ser.F9]+['file:///C:/Users/User/Desktop/SUBPLAN/PORTAL%20DA%20TRANSPAR%CANCIA/PORTARIAS%20SOF/2021/Abril/4%20-%20MPT/Anexo_1_Tabela_1_Quantitativo_Servidores_2021_04_MPT.ods'#Anexo_1_Tabela_1_Quantitativo_S.F11]+['file:///C:/Users/User/Desktop/SUBPLAN/PORTAL%20DA%20TRANSPAR%CANCIA/PORTARIAS%20SOF/2021/Abril/5%20-%20ESMPU/AnexoIServidoresESMPUAbril2021.ods'#Quantitativo_Fisico_Pessoal_Ser.F9]" table:style-name="ce6">
            <text:p>4</text:p>
          </table:table-cell>
          <table:table-cell office:value-type="float" office:value="2080" table:formula="of:=[.H9]+[.I9]" table:style-name="ce7">
            <text:p>2.080</text:p>
          </table:table-cell>
          <table:table-cell office:value-type="float" office:value="2195" table:formula="of:=['file:///C:/Users/User/Desktop/SUBPLAN/PORTAL%20DA%20TRANSPAR%CANCIA/PORTARIAS%20SOF/2021/Abril/1%20-%20MPF/anexo_I_servidores_2021_ods.ods'#Anexo_1_Tabela_1_Quantitativo_F.$H$24]+['file:///C:/Users/User/Desktop/SUBPLAN/PORTAL%20DA%20TRANSPAR%CANCIA/PORTARIAS%20SOF/2021/Abril/2%20-%20MPM/Anexo-I-tabela-1-Quantitativo_Fisico_Pessoal_Servidores-DAP.ods'#Quantitativo_Fisico_Pessoal.$H$20]+['file:///C:/Users/User/Desktop/SUBPLAN/PORTAL%20DA%20TRANSPAR%CANCIA/PORTARIAS%20SOF/2021/Abril/3%20-%20MPDFT/anexo_i_-_tabela_1.ods'#Quantitativo_Fisico_Pessoal_Ser.$H$22]+['file:///C:/Users/User/Desktop/SUBPLAN/PORTAL%20DA%20TRANSPAR%CANCIA/PORTARIAS%20SOF/2021/Abril/4%20-%20MPT/Anexo_1_Tabela_1_Quantitativo_Servidores_2021_04_MPT.ods'#Anexo_1_Tabela_1_Quantitativo_S.$H$24]+['file:///C:/Users/User/Desktop/SUBPLAN/PORTAL%20DA%20TRANSPAR%CANCIA/PORTARIAS%20SOF/2021/Abril/5%20-%20ESMPU/AnexoIServidoresESMPUAbril2021.ods'#Quantitativo_Fisico_Pessoal_Ser.$H$22]" table:number-columns-spanned="1" table:number-rows-spanned="13" table:style-name="ce17">
            <text:p>2.195</text:p>
          </table:table-cell>
          <table:table-cell office:value-type="float" office:value="7133" table:formula="of:=[.K9]+[.J22]" table:number-columns-spanned="1" table:number-rows-spanned="13" table:style-name="ce18">
            <text:p>7.133</text:p>
          </table:table-cell>
          <table:table-cell office:value-type="float" office:value="350" table:formula="of:=['file:///C:/Users/User/Desktop/SUBPLAN/PORTAL%20DA%20TRANSPAR%CANCIA/PORTARIAS%20SOF/2021/Abril/1%20-%20MPF/anexo_I_servidores_2021_ods.ods'#Anexo_1_Tabela_1_Quantitativo_F.J10]+['file:///C:/Users/User/Desktop/SUBPLAN/PORTAL%20DA%20TRANSPAR%CANCIA/PORTARIAS%20SOF/2021/Abril/2%20-%20MPM/Anexo-I-tabela-1-Quantitativo_Fisico_Pessoal_Servidores-DAP.ods'#Quantitativo_Fisico_Pessoal.J7]+['file:///C:/Users/User/Desktop/SUBPLAN/PORTAL%20DA%20TRANSPAR%CANCIA/PORTARIAS%20SOF/2021/Abril/3%20-%20MPDFT/anexo_i_-_tabela_1.ods'#Quantitativo_Fisico_Pessoal_Ser.J9]+['file:///C:/Users/User/Desktop/SUBPLAN/PORTAL%20DA%20TRANSPAR%CANCIA/PORTARIAS%20SOF/2021/Abril/4%20-%20MPT/Anexo_1_Tabela_1_Quantitativo_Servidores_2021_04_MPT.ods'#Anexo_1_Tabela_1_Quantitativo_S.J11]+['file:///C:/Users/User/Desktop/SUBPLAN/PORTAL%20DA%20TRANSPAR%CANCIA/PORTARIAS%20SOF/2021/Abril/5%20-%20ESMPU/AnexoIServidoresESMPUAbril2021.ods'#Quantitativo_Fisico_Pessoal_Ser.J9]" table:style-name="ce6">
            <text:p>350</text:p>
          </table:table-cell>
          <table:table-cell office:value-type="float" office:value="49" table:formula="of:=['file:///C:/Users/User/Desktop/SUBPLAN/PORTAL%20DA%20TRANSPAR%CANCIA/PORTARIAS%20SOF/2021/Abril/1%20-%20MPF/anexo_I_servidores_2021_ods.ods'#Anexo_1_Tabela_1_Quantitativo_F.K10]+['file:///C:/Users/User/Desktop/SUBPLAN/PORTAL%20DA%20TRANSPAR%CANCIA/PORTARIAS%20SOF/2021/Abril/2%20-%20MPM/Anexo-I-tabela-1-Quantitativo_Fisico_Pessoal_Servidores-DAP.ods'#Quantitativo_Fisico_Pessoal.K7]+['file:///C:/Users/User/Desktop/SUBPLAN/PORTAL%20DA%20TRANSPAR%CANCIA/PORTARIAS%20SOF/2021/Abril/3%20-%20MPDFT/anexo_i_-_tabela_1.ods'#Quantitativo_Fisico_Pessoal_Ser.K9]+['file:///C:/Users/User/Desktop/SUBPLAN/PORTAL%20DA%20TRANSPAR%CANCIA/PORTARIAS%20SOF/2021/Abril/4%20-%20MPT/Anexo_1_Tabela_1_Quantitativo_Servidores_2021_04_MPT.ods'#Anexo_1_Tabela_1_Quantitativo_S.K11]+['file:///C:/Users/User/Desktop/SUBPLAN/PORTAL%20DA%20TRANSPAR%CANCIA/PORTARIAS%20SOF/2021/Abril/5%20-%20ESMPU/AnexoIServidoresESMPUAbril2021.ods'#Quantitativo_Fisico_Pessoal_Ser.K9]" table:style-name="ce6">
            <text:p>49</text:p>
          </table:table-cell>
          <table:table-cell office:value-type="float" office:value="399" table:formula="of:=[.M9]+[.N9]" table:style-name="ce7">
            <text:p>399</text:p>
          </table:table-cell>
          <table:table-cell office:value-type="float" office:value="59" table:formula="of:=['file:///C:/Users/User/Desktop/SUBPLAN/PORTAL%20DA%20TRANSPAR%CANCIA/PORTARIAS%20SOF/2021/Abril/1%20-%20MPF/anexo_I_servidores_2021_ods.ods'#Anexo_1_Tabela_1_Quantitativo_F.M10]+['file:///C:/Users/User/Desktop/SUBPLAN/PORTAL%20DA%20TRANSPAR%CANCIA/PORTARIAS%20SOF/2021/Abril/2%20-%20MPM/Anexo-I-tabela-1-Quantitativo_Fisico_Pessoal_Servidores-DAP.ods'#Quantitativo_Fisico_Pessoal.M7]+['file:///C:/Users/User/Desktop/SUBPLAN/PORTAL%20DA%20TRANSPAR%CANCIA/PORTARIAS%20SOF/2021/Abril/3%20-%20MPDFT/anexo_i_-_tabela_1.ods'#Quantitativo_Fisico_Pessoal_Ser.M9]+['file:///C:/Users/User/Desktop/SUBPLAN/PORTAL%20DA%20TRANSPAR%CANCIA/PORTARIAS%20SOF/2021/Abril/4%20-%20MPT/Anexo_1_Tabela_1_Quantitativo_Servidores_2021_04_MPT.ods'#Anexo_1_Tabela_1_Quantitativo_S.M11]+['file:///C:/Users/User/Desktop/SUBPLAN/PORTAL%20DA%20TRANSPAR%CANCIA/PORTARIAS%20SOF/2021/Abril/5%20-%20ESMPU/AnexoIServidoresESMPUAbril2021.ods'#Quantitativo_Fisico_Pessoal_Ser.O9]" table:style-name="ce6">
            <text:p>59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2</text:p>
          </table:table-cell>
          <table:table-cell office:value-type="float" office:value="364" table:formula="of:=['file:///C:/Users/User/Desktop/SUBPLAN/PORTAL%20DA%20TRANSPAR%CANCIA/PORTARIAS%20SOF/2021/Abril/1%20-%20MPF/anexo_I_servidores_2021_ods.ods'#Anexo_1_Tabela_1_Quantitativo_F.E11]+['file:///C:/Users/User/Desktop/SUBPLAN/PORTAL%20DA%20TRANSPAR%CANCIA/PORTARIAS%20SOF/2021/Abril/2%20-%20MPM/Anexo-I-tabela-1-Quantitativo_Fisico_Pessoal_Servidores-DAP.ods'#Quantitativo_Fisico_Pessoal.E8]+['file:///C:/Users/User/Desktop/SUBPLAN/PORTAL%20DA%20TRANSPAR%CANCIA/PORTARIAS%20SOF/2021/Abril/3%20-%20MPDFT/anexo_i_-_tabela_1.ods'#Quantitativo_Fisico_Pessoal_Ser.E10]+['file:///C:/Users/User/Desktop/SUBPLAN/PORTAL%20DA%20TRANSPAR%CANCIA/PORTARIAS%20SOF/2021/Abril/4%20-%20MPT/Anexo_1_Tabela_1_Quantitativo_Servidores_2021_04_MPT.ods'#Anexo_1_Tabela_1_Quantitativo_S.E12]+['file:///C:/Users/User/Desktop/SUBPLAN/PORTAL%20DA%20TRANSPAR%CANCIA/PORTARIAS%20SOF/2021/Abril/5%20-%20ESMPU/AnexoIServidoresESMPUAbril2021.ods'#Quantitativo_Fisico_Pessoal_Ser.E10]" table:style-name="ce6">
            <text:p>364</text:p>
          </table:table-cell>
          <table:table-cell office:value-type="float" office:value="0" table:formula="of:=['file:///C:/Users/User/Desktop/SUBPLAN/PORTAL%20DA%20TRANSPAR%CANCIA/PORTARIAS%20SOF/2021/Abril/1%20-%20MPF/anexo_I_servidores_2021_ods.ods'#Anexo_1_Tabela_1_Quantitativo_F.F11]+['file:///C:/Users/User/Desktop/SUBPLAN/PORTAL%20DA%20TRANSPAR%CANCIA/PORTARIAS%20SOF/2021/Abril/2%20-%20MPM/Anexo-I-tabela-1-Quantitativo_Fisico_Pessoal_Servidores-DAP.ods'#Quantitativo_Fisico_Pessoal.F8]+['file:///C:/Users/User/Desktop/SUBPLAN/PORTAL%20DA%20TRANSPAR%CANCIA/PORTARIAS%20SOF/2021/Abril/3%20-%20MPDFT/anexo_i_-_tabela_1.ods'#Quantitativo_Fisico_Pessoal_Ser.F10]+['file:///C:/Users/User/Desktop/SUBPLAN/PORTAL%20DA%20TRANSPAR%CANCIA/PORTARIAS%20SOF/2021/Abril/4%20-%20MPT/Anexo_1_Tabela_1_Quantitativo_Servidores_2021_04_MPT.ods'#Anexo_1_Tabela_1_Quantitativo_S.F12]+['file:///C:/Users/User/Desktop/SUBPLAN/PORTAL%20DA%20TRANSPAR%CANCIA/PORTARIAS%20SOF/2021/Abril/5%20-%20ESMPU/AnexoIServidoresESMPUAbril2021.ods'#Quantitativo_Fisico_Pessoal_Ser.F10]" table:style-name="ce6">
            <text:p>0</text:p>
          </table:table-cell>
          <table:table-cell office:value-type="float" office:value="364" table:formula="of:=[.H10]+[.I10]" table:style-name="ce7">
            <text:p>364</text:p>
          </table:table-cell>
          <table:covered-table-cell/>
          <table:covered-table-cell/>
          <table:table-cell office:value-type="float" office:value="0" table:formula="of:=['file:///C:/Users/User/Desktop/SUBPLAN/PORTAL%20DA%20TRANSPAR%CANCIA/PORTARIAS%20SOF/2021/Abril/1%20-%20MPF/anexo_I_servidores_2021_ods.ods'#Anexo_1_Tabela_1_Quantitativo_F.J11]+['file:///C:/Users/User/Desktop/SUBPLAN/PORTAL%20DA%20TRANSPAR%CANCIA/PORTARIAS%20SOF/2021/Abril/2%20-%20MPM/Anexo-I-tabela-1-Quantitativo_Fisico_Pessoal_Servidores-DAP.ods'#Quantitativo_Fisico_Pessoal.J8]+['file:///C:/Users/User/Desktop/SUBPLAN/PORTAL%20DA%20TRANSPAR%CANCIA/PORTARIAS%20SOF/2021/Abril/3%20-%20MPDFT/anexo_i_-_tabela_1.ods'#Quantitativo_Fisico_Pessoal_Ser.J10]+['file:///C:/Users/User/Desktop/SUBPLAN/PORTAL%20DA%20TRANSPAR%CANCIA/PORTARIAS%20SOF/2021/Abril/4%20-%20MPT/Anexo_1_Tabela_1_Quantitativo_Servidores_2021_04_MPT.ods'#Anexo_1_Tabela_1_Quantitativo_S.J12]+['file:///C:/Users/User/Desktop/SUBPLAN/PORTAL%20DA%20TRANSPAR%CANCIA/PORTARIAS%20SOF/2021/Abril/5%20-%20ESMPU/AnexoIServidoresESMPUAbril2021.ods'#Quantitativo_Fisico_Pessoal_Ser.J10]" table:style-name="ce6">
            <text:p>0</text:p>
          </table:table-cell>
          <table:table-cell office:value-type="float" office:value="1" table:formula="of:=['file:///C:/Users/User/Desktop/SUBPLAN/PORTAL%20DA%20TRANSPAR%CANCIA/PORTARIAS%20SOF/2021/Abril/1%20-%20MPF/anexo_I_servidores_2021_ods.ods'#Anexo_1_Tabela_1_Quantitativo_F.K11]+['file:///C:/Users/User/Desktop/SUBPLAN/PORTAL%20DA%20TRANSPAR%CANCIA/PORTARIAS%20SOF/2021/Abril/2%20-%20MPM/Anexo-I-tabela-1-Quantitativo_Fisico_Pessoal_Servidores-DAP.ods'#Quantitativo_Fisico_Pessoal.K8]+['file:///C:/Users/User/Desktop/SUBPLAN/PORTAL%20DA%20TRANSPAR%CANCIA/PORTARIAS%20SOF/2021/Abril/3%20-%20MPDFT/anexo_i_-_tabela_1.ods'#Quantitativo_Fisico_Pessoal_Ser.K10]+['file:///C:/Users/User/Desktop/SUBPLAN/PORTAL%20DA%20TRANSPAR%CANCIA/PORTARIAS%20SOF/2021/Abril/4%20-%20MPT/Anexo_1_Tabela_1_Quantitativo_Servidores_2021_04_MPT.ods'#Anexo_1_Tabela_1_Quantitativo_S.K12]+['file:///C:/Users/User/Desktop/SUBPLAN/PORTAL%20DA%20TRANSPAR%CANCIA/PORTARIAS%20SOF/2021/Abril/5%20-%20ESMPU/AnexoIServidoresESMPUAbril2021.ods'#Quantitativo_Fisico_Pessoal_Ser.K10]" table:style-name="ce6">
            <text:p>1</text:p>
          </table:table-cell>
          <table:table-cell office:value-type="float" office:value="1" table:formula="of:=[.M10]+[.N10]" table:style-name="ce7">
            <text:p>1</text:p>
          </table:table-cell>
          <table:table-cell office:value-type="float" office:value="1" table:formula="of:=['file:///C:/Users/User/Desktop/SUBPLAN/PORTAL%20DA%20TRANSPAR%CANCIA/PORTARIAS%20SOF/2021/Abril/1%20-%20MPF/anexo_I_servidores_2021_ods.ods'#Anexo_1_Tabela_1_Quantitativo_F.M11]+['file:///C:/Users/User/Desktop/SUBPLAN/PORTAL%20DA%20TRANSPAR%CANCIA/PORTARIAS%20SOF/2021/Abril/2%20-%20MPM/Anexo-I-tabela-1-Quantitativo_Fisico_Pessoal_Servidores-DAP.ods'#Quantitativo_Fisico_Pessoal.M8]+['file:///C:/Users/User/Desktop/SUBPLAN/PORTAL%20DA%20TRANSPAR%CANCIA/PORTARIAS%20SOF/2021/Abril/3%20-%20MPDFT/anexo_i_-_tabela_1.ods'#Quantitativo_Fisico_Pessoal_Ser.M10]+['file:///C:/Users/User/Desktop/SUBPLAN/PORTAL%20DA%20TRANSPAR%CANCIA/PORTARIAS%20SOF/2021/Abril/4%20-%20MPT/Anexo_1_Tabela_1_Quantitativo_Servidores_2021_04_MPT.ods'#Anexo_1_Tabela_1_Quantitativo_S.M12]+['file:///C:/Users/User/Desktop/SUBPLAN/PORTAL%20DA%20TRANSPAR%CANCIA/PORTARIAS%20SOF/2021/Abril/5%20-%20ESMPU/AnexoIServidoresESMPUAbril2021.ods'#Quantitativo_Fisico_Pessoal_Ser.O10]" table:style-name="ce6">
            <text:p>1</text:p>
          </table:table-cell>
          <table:table-cell table:style-name="ce2"/>
          <table:table-cell table:number-columns-repeated="16367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1</text:p>
          </table:table-cell>
          <table:table-cell office:value-type="float" office:value="148" table:formula="of:=['file:///C:/Users/User/Desktop/SUBPLAN/PORTAL%20DA%20TRANSPAR%CANCIA/PORTARIAS%20SOF/2021/Abril/1%20-%20MPF/anexo_I_servidores_2021_ods.ods'#Anexo_1_Tabela_1_Quantitativo_F.E12]+['file:///C:/Users/User/Desktop/SUBPLAN/PORTAL%20DA%20TRANSPAR%CANCIA/PORTARIAS%20SOF/2021/Abril/2%20-%20MPM/Anexo-I-tabela-1-Quantitativo_Fisico_Pessoal_Servidores-DAP.ods'#Quantitativo_Fisico_Pessoal.E9]+['file:///C:/Users/User/Desktop/SUBPLAN/PORTAL%20DA%20TRANSPAR%CANCIA/PORTARIAS%20SOF/2021/Abril/3%20-%20MPDFT/anexo_i_-_tabela_1.ods'#Quantitativo_Fisico_Pessoal_Ser.E11]+['file:///C:/Users/User/Desktop/SUBPLAN/PORTAL%20DA%20TRANSPAR%CANCIA/PORTARIAS%20SOF/2021/Abril/4%20-%20MPT/Anexo_1_Tabela_1_Quantitativo_Servidores_2021_04_MPT.ods'#Anexo_1_Tabela_1_Quantitativo_S.E13]+['file:///C:/Users/User/Desktop/SUBPLAN/PORTAL%20DA%20TRANSPAR%CANCIA/PORTARIAS%20SOF/2021/Abril/5%20-%20ESMPU/AnexoIServidoresESMPUAbril2021.ods'#Quantitativo_Fisico_Pessoal_Ser.E11]" table:style-name="ce6">
            <text:p>148</text:p>
          </table:table-cell>
          <table:table-cell office:value-type="float" office:value="0" table:formula="of:=['file:///C:/Users/User/Desktop/SUBPLAN/PORTAL%20DA%20TRANSPAR%CANCIA/PORTARIAS%20SOF/2021/Abril/1%20-%20MPF/anexo_I_servidores_2021_ods.ods'#Anexo_1_Tabela_1_Quantitativo_F.F12]+['file:///C:/Users/User/Desktop/SUBPLAN/PORTAL%20DA%20TRANSPAR%CANCIA/PORTARIAS%20SOF/2021/Abril/2%20-%20MPM/Anexo-I-tabela-1-Quantitativo_Fisico_Pessoal_Servidores-DAP.ods'#Quantitativo_Fisico_Pessoal.F9]+['file:///C:/Users/User/Desktop/SUBPLAN/PORTAL%20DA%20TRANSPAR%CANCIA/PORTARIAS%20SOF/2021/Abril/3%20-%20MPDFT/anexo_i_-_tabela_1.ods'#Quantitativo_Fisico_Pessoal_Ser.F11]+['file:///C:/Users/User/Desktop/SUBPLAN/PORTAL%20DA%20TRANSPAR%CANCIA/PORTARIAS%20SOF/2021/Abril/4%20-%20MPT/Anexo_1_Tabela_1_Quantitativo_Servidores_2021_04_MPT.ods'#Anexo_1_Tabela_1_Quantitativo_S.F13]+['file:///C:/Users/User/Desktop/SUBPLAN/PORTAL%20DA%20TRANSPAR%CANCIA/PORTARIAS%20SOF/2021/Abril/5%20-%20ESMPU/AnexoIServidoresESMPUAbril2021.ods'#Quantitativo_Fisico_Pessoal_Ser.F11]" table:style-name="ce6">
            <text:p>0</text:p>
          </table:table-cell>
          <table:table-cell office:value-type="float" office:value="148" table:formula="of:=[.H11]+[.I11]" table:style-name="ce7">
            <text:p>148</text:p>
          </table:table-cell>
          <table:covered-table-cell/>
          <table:covered-table-cell/>
          <table:table-cell office:value-type="float" office:value="6" table:formula="of:=['file:///C:/Users/User/Desktop/SUBPLAN/PORTAL%20DA%20TRANSPAR%CANCIA/PORTARIAS%20SOF/2021/Abril/1%20-%20MPF/anexo_I_servidores_2021_ods.ods'#Anexo_1_Tabela_1_Quantitativo_F.J12]+['file:///C:/Users/User/Desktop/SUBPLAN/PORTAL%20DA%20TRANSPAR%CANCIA/PORTARIAS%20SOF/2021/Abril/2%20-%20MPM/Anexo-I-tabela-1-Quantitativo_Fisico_Pessoal_Servidores-DAP.ods'#Quantitativo_Fisico_Pessoal.J9]+['file:///C:/Users/User/Desktop/SUBPLAN/PORTAL%20DA%20TRANSPAR%CANCIA/PORTARIAS%20SOF/2021/Abril/3%20-%20MPDFT/anexo_i_-_tabela_1.ods'#Quantitativo_Fisico_Pessoal_Ser.J11]+['file:///C:/Users/User/Desktop/SUBPLAN/PORTAL%20DA%20TRANSPAR%CANCIA/PORTARIAS%20SOF/2021/Abril/4%20-%20MPT/Anexo_1_Tabela_1_Quantitativo_Servidores_2021_04_MPT.ods'#Anexo_1_Tabela_1_Quantitativo_S.J13]+['file:///C:/Users/User/Desktop/SUBPLAN/PORTAL%20DA%20TRANSPAR%CANCIA/PORTARIAS%20SOF/2021/Abril/5%20-%20ESMPU/AnexoIServidoresESMPUAbril2021.ods'#Quantitativo_Fisico_Pessoal_Ser.J11]" table:style-name="ce6">
            <text:p>6</text:p>
          </table:table-cell>
          <table:table-cell office:value-type="float" office:value="0" table:formula="of:=['file:///C:/Users/User/Desktop/SUBPLAN/PORTAL%20DA%20TRANSPAR%CANCIA/PORTARIAS%20SOF/2021/Abril/1%20-%20MPF/anexo_I_servidores_2021_ods.ods'#Anexo_1_Tabela_1_Quantitativo_F.K12]+['file:///C:/Users/User/Desktop/SUBPLAN/PORTAL%20DA%20TRANSPAR%CANCIA/PORTARIAS%20SOF/2021/Abril/2%20-%20MPM/Anexo-I-tabela-1-Quantitativo_Fisico_Pessoal_Servidores-DAP.ods'#Quantitativo_Fisico_Pessoal.K9]+['file:///C:/Users/User/Desktop/SUBPLAN/PORTAL%20DA%20TRANSPAR%CANCIA/PORTARIAS%20SOF/2021/Abril/3%20-%20MPDFT/anexo_i_-_tabela_1.ods'#Quantitativo_Fisico_Pessoal_Ser.K11]+['file:///C:/Users/User/Desktop/SUBPLAN/PORTAL%20DA%20TRANSPAR%CANCIA/PORTARIAS%20SOF/2021/Abril/4%20-%20MPT/Anexo_1_Tabela_1_Quantitativo_Servidores_2021_04_MPT.ods'#Anexo_1_Tabela_1_Quantitativo_S.K13]+['file:///C:/Users/User/Desktop/SUBPLAN/PORTAL%20DA%20TRANSPAR%CANCIA/PORTARIAS%20SOF/2021/Abril/5%20-%20ESMPU/AnexoIServidoresESMPUAbril2021.ods'#Quantitativo_Fisico_Pessoal_Ser.K11]" table:style-name="ce6">
            <text:p>0</text:p>
          </table:table-cell>
          <table:table-cell office:value-type="float" office:value="6" table:formula="of:=[.M11]+[.N11]" table:style-name="ce7">
            <text:p>6</text:p>
          </table:table-cell>
          <table:table-cell office:value-type="float" office:value="0" table:formula="of:=['file:///C:/Users/User/Desktop/SUBPLAN/PORTAL%20DA%20TRANSPAR%CANCIA/PORTARIAS%20SOF/2021/Abril/1%20-%20MPF/anexo_I_servidores_2021_ods.ods'#Anexo_1_Tabela_1_Quantitativo_F.M12]+['file:///C:/Users/User/Desktop/SUBPLAN/PORTAL%20DA%20TRANSPAR%CANCIA/PORTARIAS%20SOF/2021/Abril/2%20-%20MPM/Anexo-I-tabela-1-Quantitativo_Fisico_Pessoal_Servidores-DAP.ods'#Quantitativo_Fisico_Pessoal.M9]+['file:///C:/Users/User/Desktop/SUBPLAN/PORTAL%20DA%20TRANSPAR%CANCIA/PORTARIAS%20SOF/2021/Abril/3%20-%20MPDFT/anexo_i_-_tabela_1.ods'#Quantitativo_Fisico_Pessoal_Ser.M11]+['file:///C:/Users/User/Desktop/SUBPLAN/PORTAL%20DA%20TRANSPAR%CANCIA/PORTARIAS%20SOF/2021/Abril/4%20-%20MPT/Anexo_1_Tabela_1_Quantitativo_Servidores_2021_04_MPT.ods'#Anexo_1_Tabela_1_Quantitativo_S.M13]+['file:///C:/Users/User/Desktop/SUBPLAN/PORTAL%20DA%20TRANSPAR%CANCIA/PORTARIAS%20SOF/2021/Abril/5%20-%20ESMPU/AnexoIServidoresESMPUAbril2021.ods'#Quantitativo_Fisico_Pessoal_Ser.O11]" table:style-name="ce6">
            <text:p>0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0" table:style-name="ce5">
            <text:p>10</text:p>
          </table:table-cell>
          <table:table-cell office:value-type="float" office:value="145" table:formula="of:=['file:///C:/Users/User/Desktop/SUBPLAN/PORTAL%20DA%20TRANSPAR%CANCIA/PORTARIAS%20SOF/2021/Abril/1%20-%20MPF/anexo_I_servidores_2021_ods.ods'#Anexo_1_Tabela_1_Quantitativo_F.E13]+['file:///C:/Users/User/Desktop/SUBPLAN/PORTAL%20DA%20TRANSPAR%CANCIA/PORTARIAS%20SOF/2021/Abril/2%20-%20MPM/Anexo-I-tabela-1-Quantitativo_Fisico_Pessoal_Servidores-DAP.ods'#Quantitativo_Fisico_Pessoal.E10]+['file:///C:/Users/User/Desktop/SUBPLAN/PORTAL%20DA%20TRANSPAR%CANCIA/PORTARIAS%20SOF/2021/Abril/3%20-%20MPDFT/anexo_i_-_tabela_1.ods'#Quantitativo_Fisico_Pessoal_Ser.E12]+['file:///C:/Users/User/Desktop/SUBPLAN/PORTAL%20DA%20TRANSPAR%CANCIA/PORTARIAS%20SOF/2021/Abril/4%20-%20MPT/Anexo_1_Tabela_1_Quantitativo_Servidores_2021_04_MPT.ods'#Anexo_1_Tabela_1_Quantitativo_S.E14]+['file:///C:/Users/User/Desktop/SUBPLAN/PORTAL%20DA%20TRANSPAR%CANCIA/PORTARIAS%20SOF/2021/Abril/5%20-%20ESMPU/AnexoIServidoresESMPUAbril2021.ods'#Quantitativo_Fisico_Pessoal_Ser.E12]" table:style-name="ce6">
            <text:p>145</text:p>
          </table:table-cell>
          <table:table-cell office:value-type="float" office:value="1" table:formula="of:=['file:///C:/Users/User/Desktop/SUBPLAN/PORTAL%20DA%20TRANSPAR%CANCIA/PORTARIAS%20SOF/2021/Abril/1%20-%20MPF/anexo_I_servidores_2021_ods.ods'#Anexo_1_Tabela_1_Quantitativo_F.F13]+['file:///C:/Users/User/Desktop/SUBPLAN/PORTAL%20DA%20TRANSPAR%CANCIA/PORTARIAS%20SOF/2021/Abril/2%20-%20MPM/Anexo-I-tabela-1-Quantitativo_Fisico_Pessoal_Servidores-DAP.ods'#Quantitativo_Fisico_Pessoal.F10]+['file:///C:/Users/User/Desktop/SUBPLAN/PORTAL%20DA%20TRANSPAR%CANCIA/PORTARIAS%20SOF/2021/Abril/3%20-%20MPDFT/anexo_i_-_tabela_1.ods'#Quantitativo_Fisico_Pessoal_Ser.F12]+['file:///C:/Users/User/Desktop/SUBPLAN/PORTAL%20DA%20TRANSPAR%CANCIA/PORTARIAS%20SOF/2021/Abril/4%20-%20MPT/Anexo_1_Tabela_1_Quantitativo_Servidores_2021_04_MPT.ods'#Anexo_1_Tabela_1_Quantitativo_S.F14]+['file:///C:/Users/User/Desktop/SUBPLAN/PORTAL%20DA%20TRANSPAR%CANCIA/PORTARIAS%20SOF/2021/Abril/5%20-%20ESMPU/AnexoIServidoresESMPUAbril2021.ods'#Quantitativo_Fisico_Pessoal_Ser.F12]" table:style-name="ce6">
            <text:p>1</text:p>
          </table:table-cell>
          <table:table-cell office:value-type="float" office:value="146" table:formula="of:=[.H12]+[.I12]" table:style-name="ce7">
            <text:p>146</text:p>
          </table:table-cell>
          <table:covered-table-cell/>
          <table:covered-table-cell/>
          <table:table-cell office:value-type="float" office:value="1" table:formula="of:=['file:///C:/Users/User/Desktop/SUBPLAN/PORTAL%20DA%20TRANSPAR%CANCIA/PORTARIAS%20SOF/2021/Abril/1%20-%20MPF/anexo_I_servidores_2021_ods.ods'#Anexo_1_Tabela_1_Quantitativo_F.J13]+['file:///C:/Users/User/Desktop/SUBPLAN/PORTAL%20DA%20TRANSPAR%CANCIA/PORTARIAS%20SOF/2021/Abril/2%20-%20MPM/Anexo-I-tabela-1-Quantitativo_Fisico_Pessoal_Servidores-DAP.ods'#Quantitativo_Fisico_Pessoal.J10]+['file:///C:/Users/User/Desktop/SUBPLAN/PORTAL%20DA%20TRANSPAR%CANCIA/PORTARIAS%20SOF/2021/Abril/3%20-%20MPDFT/anexo_i_-_tabela_1.ods'#Quantitativo_Fisico_Pessoal_Ser.J12]+['file:///C:/Users/User/Desktop/SUBPLAN/PORTAL%20DA%20TRANSPAR%CANCIA/PORTARIAS%20SOF/2021/Abril/4%20-%20MPT/Anexo_1_Tabela_1_Quantitativo_Servidores_2021_04_MPT.ods'#Anexo_1_Tabela_1_Quantitativo_S.J14]+['file:///C:/Users/User/Desktop/SUBPLAN/PORTAL%20DA%20TRANSPAR%CANCIA/PORTARIAS%20SOF/2021/Abril/5%20-%20ESMPU/AnexoIServidoresESMPUAbril2021.ods'#Quantitativo_Fisico_Pessoal_Ser.J12]" table:style-name="ce6">
            <text:p>1</text:p>
          </table:table-cell>
          <table:table-cell office:value-type="float" office:value="1" table:formula="of:=['file:///C:/Users/User/Desktop/SUBPLAN/PORTAL%20DA%20TRANSPAR%CANCIA/PORTARIAS%20SOF/2021/Abril/1%20-%20MPF/anexo_I_servidores_2021_ods.ods'#Anexo_1_Tabela_1_Quantitativo_F.K13]+['file:///C:/Users/User/Desktop/SUBPLAN/PORTAL%20DA%20TRANSPAR%CANCIA/PORTARIAS%20SOF/2021/Abril/2%20-%20MPM/Anexo-I-tabela-1-Quantitativo_Fisico_Pessoal_Servidores-DAP.ods'#Quantitativo_Fisico_Pessoal.K10]+['file:///C:/Users/User/Desktop/SUBPLAN/PORTAL%20DA%20TRANSPAR%CANCIA/PORTARIAS%20SOF/2021/Abril/3%20-%20MPDFT/anexo_i_-_tabela_1.ods'#Quantitativo_Fisico_Pessoal_Ser.K12]+['file:///C:/Users/User/Desktop/SUBPLAN/PORTAL%20DA%20TRANSPAR%CANCIA/PORTARIAS%20SOF/2021/Abril/4%20-%20MPT/Anexo_1_Tabela_1_Quantitativo_Servidores_2021_04_MPT.ods'#Anexo_1_Tabela_1_Quantitativo_S.K14]+['file:///C:/Users/User/Desktop/SUBPLAN/PORTAL%20DA%20TRANSPAR%CANCIA/PORTARIAS%20SOF/2021/Abril/5%20-%20ESMPU/AnexoIServidoresESMPUAbril2021.ods'#Quantitativo_Fisico_Pessoal_Ser.K12]" table:style-name="ce6">
            <text:p>1</text:p>
          </table:table-cell>
          <table:table-cell office:value-type="float" office:value="2" table:formula="of:=[.M12]+[.N12]" table:style-name="ce7">
            <text:p>2</text:p>
          </table:table-cell>
          <table:table-cell office:value-type="float" office:value="1" table:formula="of:=['file:///C:/Users/User/Desktop/SUBPLAN/PORTAL%20DA%20TRANSPAR%CANCIA/PORTARIAS%20SOF/2021/Abril/1%20-%20MPF/anexo_I_servidores_2021_ods.ods'#Anexo_1_Tabela_1_Quantitativo_F.M13]+['file:///C:/Users/User/Desktop/SUBPLAN/PORTAL%20DA%20TRANSPAR%CANCIA/PORTARIAS%20SOF/2021/Abril/2%20-%20MPM/Anexo-I-tabela-1-Quantitativo_Fisico_Pessoal_Servidores-DAP.ods'#Quantitativo_Fisico_Pessoal.M10]+['file:///C:/Users/User/Desktop/SUBPLAN/PORTAL%20DA%20TRANSPAR%CANCIA/PORTARIAS%20SOF/2021/Abril/3%20-%20MPDFT/anexo_i_-_tabela_1.ods'#Quantitativo_Fisico_Pessoal_Ser.M12]+['file:///C:/Users/User/Desktop/SUBPLAN/PORTAL%20DA%20TRANSPAR%CANCIA/PORTARIAS%20SOF/2021/Abril/4%20-%20MPT/Anexo_1_Tabela_1_Quantitativo_Servidores_2021_04_MPT.ods'#Anexo_1_Tabela_1_Quantitativo_S.M14]+['file:///C:/Users/User/Desktop/SUBPLAN/PORTAL%20DA%20TRANSPAR%CANCIA/PORTARIAS%20SOF/2021/Abril/5%20-%20ESMPU/AnexoIServidoresESMPUAbril2021.ods'#Quantitativo_Fisico_Pessoal_Ser.O12]" table:style-name="ce6">
            <text:p>1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9</text:p>
          </table:table-cell>
          <table:table-cell office:value-type="float" office:value="241" table:formula="of:=['file:///C:/Users/User/Desktop/SUBPLAN/PORTAL%20DA%20TRANSPAR%CANCIA/PORTARIAS%20SOF/2021/Abril/1%20-%20MPF/anexo_I_servidores_2021_ods.ods'#Anexo_1_Tabela_1_Quantitativo_F.E14]+['file:///C:/Users/User/Desktop/SUBPLAN/PORTAL%20DA%20TRANSPAR%CANCIA/PORTARIAS%20SOF/2021/Abril/2%20-%20MPM/Anexo-I-tabela-1-Quantitativo_Fisico_Pessoal_Servidores-DAP.ods'#Quantitativo_Fisico_Pessoal.E11]+['file:///C:/Users/User/Desktop/SUBPLAN/PORTAL%20DA%20TRANSPAR%CANCIA/PORTARIAS%20SOF/2021/Abril/3%20-%20MPDFT/anexo_i_-_tabela_1.ods'#Quantitativo_Fisico_Pessoal_Ser.E13]+['file:///C:/Users/User/Desktop/SUBPLAN/PORTAL%20DA%20TRANSPAR%CANCIA/PORTARIAS%20SOF/2021/Abril/4%20-%20MPT/Anexo_1_Tabela_1_Quantitativo_Servidores_2021_04_MPT.ods'#Anexo_1_Tabela_1_Quantitativo_S.E15]+['file:///C:/Users/User/Desktop/SUBPLAN/PORTAL%20DA%20TRANSPAR%CANCIA/PORTARIAS%20SOF/2021/Abril/5%20-%20ESMPU/AnexoIServidoresESMPUAbril2021.ods'#Quantitativo_Fisico_Pessoal_Ser.E13]" table:style-name="ce6">
            <text:p>241</text:p>
          </table:table-cell>
          <table:table-cell office:value-type="float" office:value="1" table:formula="of:=['file:///C:/Users/User/Desktop/SUBPLAN/PORTAL%20DA%20TRANSPAR%CANCIA/PORTARIAS%20SOF/2021/Abril/1%20-%20MPF/anexo_I_servidores_2021_ods.ods'#Anexo_1_Tabela_1_Quantitativo_F.F14]+['file:///C:/Users/User/Desktop/SUBPLAN/PORTAL%20DA%20TRANSPAR%CANCIA/PORTARIAS%20SOF/2021/Abril/2%20-%20MPM/Anexo-I-tabela-1-Quantitativo_Fisico_Pessoal_Servidores-DAP.ods'#Quantitativo_Fisico_Pessoal.F11]+['file:///C:/Users/User/Desktop/SUBPLAN/PORTAL%20DA%20TRANSPAR%CANCIA/PORTARIAS%20SOF/2021/Abril/3%20-%20MPDFT/anexo_i_-_tabela_1.ods'#Quantitativo_Fisico_Pessoal_Ser.F13]+['file:///C:/Users/User/Desktop/SUBPLAN/PORTAL%20DA%20TRANSPAR%CANCIA/PORTARIAS%20SOF/2021/Abril/4%20-%20MPT/Anexo_1_Tabela_1_Quantitativo_Servidores_2021_04_MPT.ods'#Anexo_1_Tabela_1_Quantitativo_S.F15]+['file:///C:/Users/User/Desktop/SUBPLAN/PORTAL%20DA%20TRANSPAR%CANCIA/PORTARIAS%20SOF/2021/Abril/5%20-%20ESMPU/AnexoIServidoresESMPUAbril2021.ods'#Quantitativo_Fisico_Pessoal_Ser.F13]" table:style-name="ce6">
            <text:p>1</text:p>
          </table:table-cell>
          <table:table-cell office:value-type="float" office:value="242" table:formula="of:=[.H13]+[.I13]" table:style-name="ce7">
            <text:p>242</text:p>
          </table:table-cell>
          <table:covered-table-cell/>
          <table:covered-table-cell/>
          <table:table-cell office:value-type="float" office:value="1" table:formula="of:=['file:///C:/Users/User/Desktop/SUBPLAN/PORTAL%20DA%20TRANSPAR%CANCIA/PORTARIAS%20SOF/2021/Abril/1%20-%20MPF/anexo_I_servidores_2021_ods.ods'#Anexo_1_Tabela_1_Quantitativo_F.J14]+['file:///C:/Users/User/Desktop/SUBPLAN/PORTAL%20DA%20TRANSPAR%CANCIA/PORTARIAS%20SOF/2021/Abril/2%20-%20MPM/Anexo-I-tabela-1-Quantitativo_Fisico_Pessoal_Servidores-DAP.ods'#Quantitativo_Fisico_Pessoal.J11]+['file:///C:/Users/User/Desktop/SUBPLAN/PORTAL%20DA%20TRANSPAR%CANCIA/PORTARIAS%20SOF/2021/Abril/3%20-%20MPDFT/anexo_i_-_tabela_1.ods'#Quantitativo_Fisico_Pessoal_Ser.J13]+['file:///C:/Users/User/Desktop/SUBPLAN/PORTAL%20DA%20TRANSPAR%CANCIA/PORTARIAS%20SOF/2021/Abril/4%20-%20MPT/Anexo_1_Tabela_1_Quantitativo_Servidores_2021_04_MPT.ods'#Anexo_1_Tabela_1_Quantitativo_S.J15]+['file:///C:/Users/User/Desktop/SUBPLAN/PORTAL%20DA%20TRANSPAR%CANCIA/PORTARIAS%20SOF/2021/Abril/5%20-%20ESMPU/AnexoIServidoresESMPUAbril2021.ods'#Quantitativo_Fisico_Pessoal_Ser.J13]" table:style-name="ce6">
            <text:p>1</text:p>
          </table:table-cell>
          <table:table-cell office:value-type="float" office:value="1" table:formula="of:=['file:///C:/Users/User/Desktop/SUBPLAN/PORTAL%20DA%20TRANSPAR%CANCIA/PORTARIAS%20SOF/2021/Abril/1%20-%20MPF/anexo_I_servidores_2021_ods.ods'#Anexo_1_Tabela_1_Quantitativo_F.K14]+['file:///C:/Users/User/Desktop/SUBPLAN/PORTAL%20DA%20TRANSPAR%CANCIA/PORTARIAS%20SOF/2021/Abril/2%20-%20MPM/Anexo-I-tabela-1-Quantitativo_Fisico_Pessoal_Servidores-DAP.ods'#Quantitativo_Fisico_Pessoal.K11]+['file:///C:/Users/User/Desktop/SUBPLAN/PORTAL%20DA%20TRANSPAR%CANCIA/PORTARIAS%20SOF/2021/Abril/3%20-%20MPDFT/anexo_i_-_tabela_1.ods'#Quantitativo_Fisico_Pessoal_Ser.K13]+['file:///C:/Users/User/Desktop/SUBPLAN/PORTAL%20DA%20TRANSPAR%CANCIA/PORTARIAS%20SOF/2021/Abril/4%20-%20MPT/Anexo_1_Tabela_1_Quantitativo_Servidores_2021_04_MPT.ods'#Anexo_1_Tabela_1_Quantitativo_S.K15]+['file:///C:/Users/User/Desktop/SUBPLAN/PORTAL%20DA%20TRANSPAR%CANCIA/PORTARIAS%20SOF/2021/Abril/5%20-%20ESMPU/AnexoIServidoresESMPUAbril2021.ods'#Quantitativo_Fisico_Pessoal_Ser.K13]" table:style-name="ce6">
            <text:p>1</text:p>
          </table:table-cell>
          <table:table-cell office:value-type="float" office:value="2" table:formula="of:=[.M13]+[.N13]" table:style-name="ce7">
            <text:p>2</text:p>
          </table:table-cell>
          <table:table-cell office:value-type="float" office:value="1" table:formula="of:=['file:///C:/Users/User/Desktop/SUBPLAN/PORTAL%20DA%20TRANSPAR%CANCIA/PORTARIAS%20SOF/2021/Abril/1%20-%20MPF/anexo_I_servidores_2021_ods.ods'#Anexo_1_Tabela_1_Quantitativo_F.M14]+['file:///C:/Users/User/Desktop/SUBPLAN/PORTAL%20DA%20TRANSPAR%CANCIA/PORTARIAS%20SOF/2021/Abril/2%20-%20MPM/Anexo-I-tabela-1-Quantitativo_Fisico_Pessoal_Servidores-DAP.ods'#Quantitativo_Fisico_Pessoal.M11]+['file:///C:/Users/User/Desktop/SUBPLAN/PORTAL%20DA%20TRANSPAR%CANCIA/PORTARIAS%20SOF/2021/Abril/3%20-%20MPDFT/anexo_i_-_tabela_1.ods'#Quantitativo_Fisico_Pessoal_Ser.M13]+['file:///C:/Users/User/Desktop/SUBPLAN/PORTAL%20DA%20TRANSPAR%CANCIA/PORTARIAS%20SOF/2021/Abril/4%20-%20MPT/Anexo_1_Tabela_1_Quantitativo_Servidores_2021_04_MPT.ods'#Anexo_1_Tabela_1_Quantitativo_S.M15]+['file:///C:/Users/User/Desktop/SUBPLAN/PORTAL%20DA%20TRANSPAR%CANCIA/PORTARIAS%20SOF/2021/Abril/5%20-%20ESMPU/AnexoIServidoresESMPUAbril2021.ods'#Quantitativo_Fisico_Pessoal_Ser.O13]" table:style-name="ce6">
            <text:p>1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number-columns-spanned="2" table:number-rows-spanned="5" table:style-name="ce16">
            <text:p>B</text:p>
          </table:table-cell>
          <table:covered-table-cell/>
          <table:table-cell office:value-type="string" table:style-name="ce5">
            <text:p>8</text:p>
          </table:table-cell>
          <table:table-cell office:value-type="float" office:value="444" table:formula="of:=['file:///C:/Users/User/Desktop/SUBPLAN/PORTAL%20DA%20TRANSPAR%CANCIA/PORTARIAS%20SOF/2021/Abril/1%20-%20MPF/anexo_I_servidores_2021_ods.ods'#Anexo_1_Tabela_1_Quantitativo_F.E15]+['file:///C:/Users/User/Desktop/SUBPLAN/PORTAL%20DA%20TRANSPAR%CANCIA/PORTARIAS%20SOF/2021/Abril/2%20-%20MPM/Anexo-I-tabela-1-Quantitativo_Fisico_Pessoal_Servidores-DAP.ods'#Quantitativo_Fisico_Pessoal.E12]+['file:///C:/Users/User/Desktop/SUBPLAN/PORTAL%20DA%20TRANSPAR%CANCIA/PORTARIAS%20SOF/2021/Abril/3%20-%20MPDFT/anexo_i_-_tabela_1.ods'#Quantitativo_Fisico_Pessoal_Ser.E14]+['file:///C:/Users/User/Desktop/SUBPLAN/PORTAL%20DA%20TRANSPAR%CANCIA/PORTARIAS%20SOF/2021/Abril/4%20-%20MPT/Anexo_1_Tabela_1_Quantitativo_Servidores_2021_04_MPT.ods'#Anexo_1_Tabela_1_Quantitativo_S.E16]+['file:///C:/Users/User/Desktop/SUBPLAN/PORTAL%20DA%20TRANSPAR%CANCIA/PORTARIAS%20SOF/2021/Abril/5%20-%20ESMPU/AnexoIServidoresESMPUAbril2021.ods'#Quantitativo_Fisico_Pessoal_Ser.E14]" table:style-name="ce6">
            <text:p>444</text:p>
          </table:table-cell>
          <table:table-cell office:value-type="float" office:value="0" table:formula="of:=['file:///C:/Users/User/Desktop/SUBPLAN/PORTAL%20DA%20TRANSPAR%CANCIA/PORTARIAS%20SOF/2021/Abril/1%20-%20MPF/anexo_I_servidores_2021_ods.ods'#Anexo_1_Tabela_1_Quantitativo_F.F15]+['file:///C:/Users/User/Desktop/SUBPLAN/PORTAL%20DA%20TRANSPAR%CANCIA/PORTARIAS%20SOF/2021/Abril/2%20-%20MPM/Anexo-I-tabela-1-Quantitativo_Fisico_Pessoal_Servidores-DAP.ods'#Quantitativo_Fisico_Pessoal.F12]+['file:///C:/Users/User/Desktop/SUBPLAN/PORTAL%20DA%20TRANSPAR%CANCIA/PORTARIAS%20SOF/2021/Abril/3%20-%20MPDFT/anexo_i_-_tabela_1.ods'#Quantitativo_Fisico_Pessoal_Ser.F14]+['file:///C:/Users/User/Desktop/SUBPLAN/PORTAL%20DA%20TRANSPAR%CANCIA/PORTARIAS%20SOF/2021/Abril/4%20-%20MPT/Anexo_1_Tabela_1_Quantitativo_Servidores_2021_04_MPT.ods'#Anexo_1_Tabela_1_Quantitativo_S.F16]+['file:///C:/Users/User/Desktop/SUBPLAN/PORTAL%20DA%20TRANSPAR%CANCIA/PORTARIAS%20SOF/2021/Abril/5%20-%20ESMPU/AnexoIServidoresESMPUAbril2021.ods'#Quantitativo_Fisico_Pessoal_Ser.F14]" table:style-name="ce6">
            <text:p>0</text:p>
          </table:table-cell>
          <table:table-cell office:value-type="float" office:value="444" table:formula="of:=[.H14]+[.I14]" table:style-name="ce7">
            <text:p>444</text:p>
          </table:table-cell>
          <table:covered-table-cell/>
          <table:covered-table-cell/>
          <table:table-cell office:value-type="float" office:value="0" table:formula="of:=['file:///C:/Users/User/Desktop/SUBPLAN/PORTAL%20DA%20TRANSPAR%CANCIA/PORTARIAS%20SOF/2021/Abril/1%20-%20MPF/anexo_I_servidores_2021_ods.ods'#Anexo_1_Tabela_1_Quantitativo_F.J15]+['file:///C:/Users/User/Desktop/SUBPLAN/PORTAL%20DA%20TRANSPAR%CANCIA/PORTARIAS%20SOF/2021/Abril/2%20-%20MPM/Anexo-I-tabela-1-Quantitativo_Fisico_Pessoal_Servidores-DAP.ods'#Quantitativo_Fisico_Pessoal.J12]+['file:///C:/Users/User/Desktop/SUBPLAN/PORTAL%20DA%20TRANSPAR%CANCIA/PORTARIAS%20SOF/2021/Abril/3%20-%20MPDFT/anexo_i_-_tabela_1.ods'#Quantitativo_Fisico_Pessoal_Ser.J14]+['file:///C:/Users/User/Desktop/SUBPLAN/PORTAL%20DA%20TRANSPAR%CANCIA/PORTARIAS%20SOF/2021/Abril/4%20-%20MPT/Anexo_1_Tabela_1_Quantitativo_Servidores_2021_04_MPT.ods'#Anexo_1_Tabela_1_Quantitativo_S.J16]+['file:///C:/Users/User/Desktop/SUBPLAN/PORTAL%20DA%20TRANSPAR%CANCIA/PORTARIAS%20SOF/2021/Abril/5%20-%20ESMPU/AnexoIServidoresESMPUAbril2021.ods'#Quantitativo_Fisico_Pessoal_Ser.J14]" table:style-name="ce6">
            <text:p>0</text:p>
          </table:table-cell>
          <table:table-cell office:value-type="float" office:value="2" table:formula="of:=['file:///C:/Users/User/Desktop/SUBPLAN/PORTAL%20DA%20TRANSPAR%CANCIA/PORTARIAS%20SOF/2021/Abril/1%20-%20MPF/anexo_I_servidores_2021_ods.ods'#Anexo_1_Tabela_1_Quantitativo_F.K15]+['file:///C:/Users/User/Desktop/SUBPLAN/PORTAL%20DA%20TRANSPAR%CANCIA/PORTARIAS%20SOF/2021/Abril/2%20-%20MPM/Anexo-I-tabela-1-Quantitativo_Fisico_Pessoal_Servidores-DAP.ods'#Quantitativo_Fisico_Pessoal.K12]+['file:///C:/Users/User/Desktop/SUBPLAN/PORTAL%20DA%20TRANSPAR%CANCIA/PORTARIAS%20SOF/2021/Abril/3%20-%20MPDFT/anexo_i_-_tabela_1.ods'#Quantitativo_Fisico_Pessoal_Ser.K14]+['file:///C:/Users/User/Desktop/SUBPLAN/PORTAL%20DA%20TRANSPAR%CANCIA/PORTARIAS%20SOF/2021/Abril/4%20-%20MPT/Anexo_1_Tabela_1_Quantitativo_Servidores_2021_04_MPT.ods'#Anexo_1_Tabela_1_Quantitativo_S.K16]+['file:///C:/Users/User/Desktop/SUBPLAN/PORTAL%20DA%20TRANSPAR%CANCIA/PORTARIAS%20SOF/2021/Abril/5%20-%20ESMPU/AnexoIServidoresESMPUAbril2021.ods'#Quantitativo_Fisico_Pessoal_Ser.K14]" table:style-name="ce6">
            <text:p>2</text:p>
          </table:table-cell>
          <table:table-cell office:value-type="float" office:value="2" table:formula="of:=[.M14]+[.N14]" table:style-name="ce7">
            <text:p>2</text:p>
          </table:table-cell>
          <table:table-cell office:value-type="float" office:value="2" table:formula="of:=['file:///C:/Users/User/Desktop/SUBPLAN/PORTAL%20DA%20TRANSPAR%CANCIA/PORTARIAS%20SOF/2021/Abril/1%20-%20MPF/anexo_I_servidores_2021_ods.ods'#Anexo_1_Tabela_1_Quantitativo_F.M15]+['file:///C:/Users/User/Desktop/SUBPLAN/PORTAL%20DA%20TRANSPAR%CANCIA/PORTARIAS%20SOF/2021/Abril/2%20-%20MPM/Anexo-I-tabela-1-Quantitativo_Fisico_Pessoal_Servidores-DAP.ods'#Quantitativo_Fisico_Pessoal.M12]+['file:///C:/Users/User/Desktop/SUBPLAN/PORTAL%20DA%20TRANSPAR%CANCIA/PORTARIAS%20SOF/2021/Abril/3%20-%20MPDFT/anexo_i_-_tabela_1.ods'#Quantitativo_Fisico_Pessoal_Ser.M14]+['file:///C:/Users/User/Desktop/SUBPLAN/PORTAL%20DA%20TRANSPAR%CANCIA/PORTARIAS%20SOF/2021/Abril/4%20-%20MPT/Anexo_1_Tabela_1_Quantitativo_Servidores_2021_04_MPT.ods'#Anexo_1_Tabela_1_Quantitativo_S.M16]+['file:///C:/Users/User/Desktop/SUBPLAN/PORTAL%20DA%20TRANSPAR%CANCIA/PORTARIAS%20SOF/2021/Abril/5%20-%20ESMPU/AnexoIServidoresESMPUAbril2021.ods'#Quantitativo_Fisico_Pessoal_Ser.O14]" table:style-name="ce6">
            <text:p>2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7</text:p>
          </table:table-cell>
          <table:table-cell office:value-type="float" office:value="454" table:formula="of:=['file:///C:/Users/User/Desktop/SUBPLAN/PORTAL%20DA%20TRANSPAR%CANCIA/PORTARIAS%20SOF/2021/Abril/1%20-%20MPF/anexo_I_servidores_2021_ods.ods'#Anexo_1_Tabela_1_Quantitativo_F.E16]+['file:///C:/Users/User/Desktop/SUBPLAN/PORTAL%20DA%20TRANSPAR%CANCIA/PORTARIAS%20SOF/2021/Abril/2%20-%20MPM/Anexo-I-tabela-1-Quantitativo_Fisico_Pessoal_Servidores-DAP.ods'#Quantitativo_Fisico_Pessoal.E13]+['file:///C:/Users/User/Desktop/SUBPLAN/PORTAL%20DA%20TRANSPAR%CANCIA/PORTARIAS%20SOF/2021/Abril/3%20-%20MPDFT/anexo_i_-_tabela_1.ods'#Quantitativo_Fisico_Pessoal_Ser.E15]+['file:///C:/Users/User/Desktop/SUBPLAN/PORTAL%20DA%20TRANSPAR%CANCIA/PORTARIAS%20SOF/2021/Abril/4%20-%20MPT/Anexo_1_Tabela_1_Quantitativo_Servidores_2021_04_MPT.ods'#Anexo_1_Tabela_1_Quantitativo_S.E17]+['file:///C:/Users/User/Desktop/SUBPLAN/PORTAL%20DA%20TRANSPAR%CANCIA/PORTARIAS%20SOF/2021/Abril/5%20-%20ESMPU/AnexoIServidoresESMPUAbril2021.ods'#Quantitativo_Fisico_Pessoal_Ser.E15]" table:style-name="ce6">
            <text:p>454</text:p>
          </table:table-cell>
          <table:table-cell office:value-type="float" office:value="0" table:formula="of:=['file:///C:/Users/User/Desktop/SUBPLAN/PORTAL%20DA%20TRANSPAR%CANCIA/PORTARIAS%20SOF/2021/Abril/1%20-%20MPF/anexo_I_servidores_2021_ods.ods'#Anexo_1_Tabela_1_Quantitativo_F.F16]+['file:///C:/Users/User/Desktop/SUBPLAN/PORTAL%20DA%20TRANSPAR%CANCIA/PORTARIAS%20SOF/2021/Abril/2%20-%20MPM/Anexo-I-tabela-1-Quantitativo_Fisico_Pessoal_Servidores-DAP.ods'#Quantitativo_Fisico_Pessoal.F13]+['file:///C:/Users/User/Desktop/SUBPLAN/PORTAL%20DA%20TRANSPAR%CANCIA/PORTARIAS%20SOF/2021/Abril/3%20-%20MPDFT/anexo_i_-_tabela_1.ods'#Quantitativo_Fisico_Pessoal_Ser.F15]+['file:///C:/Users/User/Desktop/SUBPLAN/PORTAL%20DA%20TRANSPAR%CANCIA/PORTARIAS%20SOF/2021/Abril/4%20-%20MPT/Anexo_1_Tabela_1_Quantitativo_Servidores_2021_04_MPT.ods'#Anexo_1_Tabela_1_Quantitativo_S.F17]+['file:///C:/Users/User/Desktop/SUBPLAN/PORTAL%20DA%20TRANSPAR%CANCIA/PORTARIAS%20SOF/2021/Abril/5%20-%20ESMPU/AnexoIServidoresESMPUAbril2021.ods'#Quantitativo_Fisico_Pessoal_Ser.F15]" table:style-name="ce6">
            <text:p>0</text:p>
          </table:table-cell>
          <table:table-cell office:value-type="float" office:value="454" table:formula="of:=[.H15]+[.I15]" table:style-name="ce7">
            <text:p>454</text:p>
          </table:table-cell>
          <table:covered-table-cell/>
          <table:covered-table-cell/>
          <table:table-cell office:value-type="float" office:value="5" table:formula="of:=['file:///C:/Users/User/Desktop/SUBPLAN/PORTAL%20DA%20TRANSPAR%CANCIA/PORTARIAS%20SOF/2021/Abril/1%20-%20MPF/anexo_I_servidores_2021_ods.ods'#Anexo_1_Tabela_1_Quantitativo_F.J16]+['file:///C:/Users/User/Desktop/SUBPLAN/PORTAL%20DA%20TRANSPAR%CANCIA/PORTARIAS%20SOF/2021/Abril/2%20-%20MPM/Anexo-I-tabela-1-Quantitativo_Fisico_Pessoal_Servidores-DAP.ods'#Quantitativo_Fisico_Pessoal.J13]+['file:///C:/Users/User/Desktop/SUBPLAN/PORTAL%20DA%20TRANSPAR%CANCIA/PORTARIAS%20SOF/2021/Abril/3%20-%20MPDFT/anexo_i_-_tabela_1.ods'#Quantitativo_Fisico_Pessoal_Ser.J15]+['file:///C:/Users/User/Desktop/SUBPLAN/PORTAL%20DA%20TRANSPAR%CANCIA/PORTARIAS%20SOF/2021/Abril/4%20-%20MPT/Anexo_1_Tabela_1_Quantitativo_Servidores_2021_04_MPT.ods'#Anexo_1_Tabela_1_Quantitativo_S.J17]+['file:///C:/Users/User/Desktop/SUBPLAN/PORTAL%20DA%20TRANSPAR%CANCIA/PORTARIAS%20SOF/2021/Abril/5%20-%20ESMPU/AnexoIServidoresESMPUAbril2021.ods'#Quantitativo_Fisico_Pessoal_Ser.J15]" table:style-name="ce6">
            <text:p>5</text:p>
          </table:table-cell>
          <table:table-cell office:value-type="float" office:value="1" table:formula="of:=['file:///C:/Users/User/Desktop/SUBPLAN/PORTAL%20DA%20TRANSPAR%CANCIA/PORTARIAS%20SOF/2021/Abril/1%20-%20MPF/anexo_I_servidores_2021_ods.ods'#Anexo_1_Tabela_1_Quantitativo_F.K16]+['file:///C:/Users/User/Desktop/SUBPLAN/PORTAL%20DA%20TRANSPAR%CANCIA/PORTARIAS%20SOF/2021/Abril/2%20-%20MPM/Anexo-I-tabela-1-Quantitativo_Fisico_Pessoal_Servidores-DAP.ods'#Quantitativo_Fisico_Pessoal.K13]+['file:///C:/Users/User/Desktop/SUBPLAN/PORTAL%20DA%20TRANSPAR%CANCIA/PORTARIAS%20SOF/2021/Abril/3%20-%20MPDFT/anexo_i_-_tabela_1.ods'#Quantitativo_Fisico_Pessoal_Ser.K15]+['file:///C:/Users/User/Desktop/SUBPLAN/PORTAL%20DA%20TRANSPAR%CANCIA/PORTARIAS%20SOF/2021/Abril/4%20-%20MPT/Anexo_1_Tabela_1_Quantitativo_Servidores_2021_04_MPT.ods'#Anexo_1_Tabela_1_Quantitativo_S.K17]+['file:///C:/Users/User/Desktop/SUBPLAN/PORTAL%20DA%20TRANSPAR%CANCIA/PORTARIAS%20SOF/2021/Abril/5%20-%20ESMPU/AnexoIServidoresESMPUAbril2021.ods'#Quantitativo_Fisico_Pessoal_Ser.K15]" table:style-name="ce6">
            <text:p>1</text:p>
          </table:table-cell>
          <table:table-cell office:value-type="float" office:value="6" table:formula="of:=[.M15]+[.N15]" table:style-name="ce7">
            <text:p>6</text:p>
          </table:table-cell>
          <table:table-cell office:value-type="float" office:value="2" table:formula="of:=['file:///C:/Users/User/Desktop/SUBPLAN/PORTAL%20DA%20TRANSPAR%CANCIA/PORTARIAS%20SOF/2021/Abril/1%20-%20MPF/anexo_I_servidores_2021_ods.ods'#Anexo_1_Tabela_1_Quantitativo_F.M16]+['file:///C:/Users/User/Desktop/SUBPLAN/PORTAL%20DA%20TRANSPAR%CANCIA/PORTARIAS%20SOF/2021/Abril/2%20-%20MPM/Anexo-I-tabela-1-Quantitativo_Fisico_Pessoal_Servidores-DAP.ods'#Quantitativo_Fisico_Pessoal.M13]+['file:///C:/Users/User/Desktop/SUBPLAN/PORTAL%20DA%20TRANSPAR%CANCIA/PORTARIAS%20SOF/2021/Abril/3%20-%20MPDFT/anexo_i_-_tabela_1.ods'#Quantitativo_Fisico_Pessoal_Ser.M15]+['file:///C:/Users/User/Desktop/SUBPLAN/PORTAL%20DA%20TRANSPAR%CANCIA/PORTARIAS%20SOF/2021/Abril/4%20-%20MPT/Anexo_1_Tabela_1_Quantitativo_Servidores_2021_04_MPT.ods'#Anexo_1_Tabela_1_Quantitativo_S.M17]+['file:///C:/Users/User/Desktop/SUBPLAN/PORTAL%20DA%20TRANSPAR%CANCIA/PORTARIAS%20SOF/2021/Abril/5%20-%20ESMPU/AnexoIServidoresESMPUAbril2021.ods'#Quantitativo_Fisico_Pessoal_Ser.O15]" table:style-name="ce6">
            <text:p>2</text:p>
          </table:table-cell>
          <table:table-cell table:style-name="ce2"/>
          <table:table-cell table:number-columns-repeated="16367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6</text:p>
          </table:table-cell>
          <table:table-cell office:value-type="float" office:value="478" table:formula="of:=['file:///C:/Users/User/Desktop/SUBPLAN/PORTAL%20DA%20TRANSPAR%CANCIA/PORTARIAS%20SOF/2021/Abril/1%20-%20MPF/anexo_I_servidores_2021_ods.ods'#Anexo_1_Tabela_1_Quantitativo_F.E17]+['file:///C:/Users/User/Desktop/SUBPLAN/PORTAL%20DA%20TRANSPAR%CANCIA/PORTARIAS%20SOF/2021/Abril/2%20-%20MPM/Anexo-I-tabela-1-Quantitativo_Fisico_Pessoal_Servidores-DAP.ods'#Quantitativo_Fisico_Pessoal.E14]+['file:///C:/Users/User/Desktop/SUBPLAN/PORTAL%20DA%20TRANSPAR%CANCIA/PORTARIAS%20SOF/2021/Abril/3%20-%20MPDFT/anexo_i_-_tabela_1.ods'#Quantitativo_Fisico_Pessoal_Ser.E16]+['file:///C:/Users/User/Desktop/SUBPLAN/PORTAL%20DA%20TRANSPAR%CANCIA/PORTARIAS%20SOF/2021/Abril/4%20-%20MPT/Anexo_1_Tabela_1_Quantitativo_Servidores_2021_04_MPT.ods'#Anexo_1_Tabela_1_Quantitativo_S.E18]+['file:///C:/Users/User/Desktop/SUBPLAN/PORTAL%20DA%20TRANSPAR%CANCIA/PORTARIAS%20SOF/2021/Abril/5%20-%20ESMPU/AnexoIServidoresESMPUAbril2021.ods'#Quantitativo_Fisico_Pessoal_Ser.E16]" table:style-name="ce6">
            <text:p>478</text:p>
          </table:table-cell>
          <table:table-cell office:value-type="float" office:value="0" table:formula="of:=['file:///C:/Users/User/Desktop/SUBPLAN/PORTAL%20DA%20TRANSPAR%CANCIA/PORTARIAS%20SOF/2021/Abril/1%20-%20MPF/anexo_I_servidores_2021_ods.ods'#Anexo_1_Tabela_1_Quantitativo_F.F17]+['file:///C:/Users/User/Desktop/SUBPLAN/PORTAL%20DA%20TRANSPAR%CANCIA/PORTARIAS%20SOF/2021/Abril/2%20-%20MPM/Anexo-I-tabela-1-Quantitativo_Fisico_Pessoal_Servidores-DAP.ods'#Quantitativo_Fisico_Pessoal.F14]+['file:///C:/Users/User/Desktop/SUBPLAN/PORTAL%20DA%20TRANSPAR%CANCIA/PORTARIAS%20SOF/2021/Abril/3%20-%20MPDFT/anexo_i_-_tabela_1.ods'#Quantitativo_Fisico_Pessoal_Ser.F16]+['file:///C:/Users/User/Desktop/SUBPLAN/PORTAL%20DA%20TRANSPAR%CANCIA/PORTARIAS%20SOF/2021/Abril/4%20-%20MPT/Anexo_1_Tabela_1_Quantitativo_Servidores_2021_04_MPT.ods'#Anexo_1_Tabela_1_Quantitativo_S.F18]+['file:///C:/Users/User/Desktop/SUBPLAN/PORTAL%20DA%20TRANSPAR%CANCIA/PORTARIAS%20SOF/2021/Abril/5%20-%20ESMPU/AnexoIServidoresESMPUAbril2021.ods'#Quantitativo_Fisico_Pessoal_Ser.F16]" table:style-name="ce6">
            <text:p>0</text:p>
          </table:table-cell>
          <table:table-cell office:value-type="float" office:value="478" table:formula="of:=[.H16]+[.I16]" table:style-name="ce7">
            <text:p>478</text:p>
          </table:table-cell>
          <table:covered-table-cell/>
          <table:covered-table-cell/>
          <table:table-cell office:value-type="float" office:value="1" table:formula="of:=['file:///C:/Users/User/Desktop/SUBPLAN/PORTAL%20DA%20TRANSPAR%CANCIA/PORTARIAS%20SOF/2021/Abril/1%20-%20MPF/anexo_I_servidores_2021_ods.ods'#Anexo_1_Tabela_1_Quantitativo_F.J17]+['file:///C:/Users/User/Desktop/SUBPLAN/PORTAL%20DA%20TRANSPAR%CANCIA/PORTARIAS%20SOF/2021/Abril/2%20-%20MPM/Anexo-I-tabela-1-Quantitativo_Fisico_Pessoal_Servidores-DAP.ods'#Quantitativo_Fisico_Pessoal.J14]+['file:///C:/Users/User/Desktop/SUBPLAN/PORTAL%20DA%20TRANSPAR%CANCIA/PORTARIAS%20SOF/2021/Abril/3%20-%20MPDFT/anexo_i_-_tabela_1.ods'#Quantitativo_Fisico_Pessoal_Ser.J16]+['file:///C:/Users/User/Desktop/SUBPLAN/PORTAL%20DA%20TRANSPAR%CANCIA/PORTARIAS%20SOF/2021/Abril/4%20-%20MPT/Anexo_1_Tabela_1_Quantitativo_Servidores_2021_04_MPT.ods'#Anexo_1_Tabela_1_Quantitativo_S.J18]+['file:///C:/Users/User/Desktop/SUBPLAN/PORTAL%20DA%20TRANSPAR%CANCIA/PORTARIAS%20SOF/2021/Abril/5%20-%20ESMPU/AnexoIServidoresESMPUAbril2021.ods'#Quantitativo_Fisico_Pessoal_Ser.J16]" table:style-name="ce6">
            <text:p>1</text:p>
          </table:table-cell>
          <table:table-cell office:value-type="float" office:value="0" table:formula="of:=['file:///C:/Users/User/Desktop/SUBPLAN/PORTAL%20DA%20TRANSPAR%CANCIA/PORTARIAS%20SOF/2021/Abril/1%20-%20MPF/anexo_I_servidores_2021_ods.ods'#Anexo_1_Tabela_1_Quantitativo_F.K17]+['file:///C:/Users/User/Desktop/SUBPLAN/PORTAL%20DA%20TRANSPAR%CANCIA/PORTARIAS%20SOF/2021/Abril/2%20-%20MPM/Anexo-I-tabela-1-Quantitativo_Fisico_Pessoal_Servidores-DAP.ods'#Quantitativo_Fisico_Pessoal.K14]+['file:///C:/Users/User/Desktop/SUBPLAN/PORTAL%20DA%20TRANSPAR%CANCIA/PORTARIAS%20SOF/2021/Abril/3%20-%20MPDFT/anexo_i_-_tabela_1.ods'#Quantitativo_Fisico_Pessoal_Ser.K16]+['file:///C:/Users/User/Desktop/SUBPLAN/PORTAL%20DA%20TRANSPAR%CANCIA/PORTARIAS%20SOF/2021/Abril/4%20-%20MPT/Anexo_1_Tabela_1_Quantitativo_Servidores_2021_04_MPT.ods'#Anexo_1_Tabela_1_Quantitativo_S.K18]+['file:///C:/Users/User/Desktop/SUBPLAN/PORTAL%20DA%20TRANSPAR%CANCIA/PORTARIAS%20SOF/2021/Abril/5%20-%20ESMPU/AnexoIServidoresESMPUAbril2021.ods'#Quantitativo_Fisico_Pessoal_Ser.K16]" table:style-name="ce6">
            <text:p>0</text:p>
          </table:table-cell>
          <table:table-cell office:value-type="float" office:value="1" table:formula="of:=[.M16]+[.N16]" table:style-name="ce7">
            <text:p>1</text:p>
          </table:table-cell>
          <table:table-cell office:value-type="float" office:value="0" table:formula="of:=['file:///C:/Users/User/Desktop/SUBPLAN/PORTAL%20DA%20TRANSPAR%CANCIA/PORTARIAS%20SOF/2021/Abril/1%20-%20MPF/anexo_I_servidores_2021_ods.ods'#Anexo_1_Tabela_1_Quantitativo_F.M17]+['file:///C:/Users/User/Desktop/SUBPLAN/PORTAL%20DA%20TRANSPAR%CANCIA/PORTARIAS%20SOF/2021/Abril/2%20-%20MPM/Anexo-I-tabela-1-Quantitativo_Fisico_Pessoal_Servidores-DAP.ods'#Quantitativo_Fisico_Pessoal.M14]+['file:///C:/Users/User/Desktop/SUBPLAN/PORTAL%20DA%20TRANSPAR%CANCIA/PORTARIAS%20SOF/2021/Abril/3%20-%20MPDFT/anexo_i_-_tabela_1.ods'#Quantitativo_Fisico_Pessoal_Ser.M16]+['file:///C:/Users/User/Desktop/SUBPLAN/PORTAL%20DA%20TRANSPAR%CANCIA/PORTARIAS%20SOF/2021/Abril/4%20-%20MPT/Anexo_1_Tabela_1_Quantitativo_Servidores_2021_04_MPT.ods'#Anexo_1_Tabela_1_Quantitativo_S.M18]+['file:///C:/Users/User/Desktop/SUBPLAN/PORTAL%20DA%20TRANSPAR%CANCIA/PORTARIAS%20SOF/2021/Abril/5%20-%20ESMPU/AnexoIServidoresESMPUAbril2021.ods'#Quantitativo_Fisico_Pessoal_Ser.O16]" table:style-name="ce6">
            <text:p>0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float" office:value="138" table:formula="of:=['file:///C:/Users/User/Desktop/SUBPLAN/PORTAL%20DA%20TRANSPAR%CANCIA/PORTARIAS%20SOF/2021/Abril/1%20-%20MPF/anexo_I_servidores_2021_ods.ods'#Anexo_1_Tabela_1_Quantitativo_F.E18]+['file:///C:/Users/User/Desktop/SUBPLAN/PORTAL%20DA%20TRANSPAR%CANCIA/PORTARIAS%20SOF/2021/Abril/2%20-%20MPM/Anexo-I-tabela-1-Quantitativo_Fisico_Pessoal_Servidores-DAP.ods'#Quantitativo_Fisico_Pessoal.E15]+['file:///C:/Users/User/Desktop/SUBPLAN/PORTAL%20DA%20TRANSPAR%CANCIA/PORTARIAS%20SOF/2021/Abril/3%20-%20MPDFT/anexo_i_-_tabela_1.ods'#Quantitativo_Fisico_Pessoal_Ser.E17]+['file:///C:/Users/User/Desktop/SUBPLAN/PORTAL%20DA%20TRANSPAR%CANCIA/PORTARIAS%20SOF/2021/Abril/4%20-%20MPT/Anexo_1_Tabela_1_Quantitativo_Servidores_2021_04_MPT.ods'#Anexo_1_Tabela_1_Quantitativo_S.E19]+['file:///C:/Users/User/Desktop/SUBPLAN/PORTAL%20DA%20TRANSPAR%CANCIA/PORTARIAS%20SOF/2021/Abril/5%20-%20ESMPU/AnexoIServidoresESMPUAbril2021.ods'#Quantitativo_Fisico_Pessoal_Ser.E17]" table:style-name="ce6">
            <text:p>138</text:p>
          </table:table-cell>
          <table:table-cell office:value-type="float" office:value="0" table:formula="of:=['file:///C:/Users/User/Desktop/SUBPLAN/PORTAL%20DA%20TRANSPAR%CANCIA/PORTARIAS%20SOF/2021/Abril/1%20-%20MPF/anexo_I_servidores_2021_ods.ods'#Anexo_1_Tabela_1_Quantitativo_F.F18]+['file:///C:/Users/User/Desktop/SUBPLAN/PORTAL%20DA%20TRANSPAR%CANCIA/PORTARIAS%20SOF/2021/Abril/2%20-%20MPM/Anexo-I-tabela-1-Quantitativo_Fisico_Pessoal_Servidores-DAP.ods'#Quantitativo_Fisico_Pessoal.F15]+['file:///C:/Users/User/Desktop/SUBPLAN/PORTAL%20DA%20TRANSPAR%CANCIA/PORTARIAS%20SOF/2021/Abril/3%20-%20MPDFT/anexo_i_-_tabela_1.ods'#Quantitativo_Fisico_Pessoal_Ser.F17]+['file:///C:/Users/User/Desktop/SUBPLAN/PORTAL%20DA%20TRANSPAR%CANCIA/PORTARIAS%20SOF/2021/Abril/4%20-%20MPT/Anexo_1_Tabela_1_Quantitativo_Servidores_2021_04_MPT.ods'#Anexo_1_Tabela_1_Quantitativo_S.F19]+['file:///C:/Users/User/Desktop/SUBPLAN/PORTAL%20DA%20TRANSPAR%CANCIA/PORTARIAS%20SOF/2021/Abril/5%20-%20ESMPU/AnexoIServidoresESMPUAbril2021.ods'#Quantitativo_Fisico_Pessoal_Ser.F17]" table:style-name="ce6">
            <text:p>0</text:p>
          </table:table-cell>
          <table:table-cell office:value-type="float" office:value="138" table:formula="of:=[.H17]+[.I17]" table:style-name="ce7">
            <text:p>138</text:p>
          </table:table-cell>
          <table:covered-table-cell/>
          <table:covered-table-cell/>
          <table:table-cell office:value-type="float" office:value="1" table:formula="of:=['file:///C:/Users/User/Desktop/SUBPLAN/PORTAL%20DA%20TRANSPAR%CANCIA/PORTARIAS%20SOF/2021/Abril/1%20-%20MPF/anexo_I_servidores_2021_ods.ods'#Anexo_1_Tabela_1_Quantitativo_F.J18]+['file:///C:/Users/User/Desktop/SUBPLAN/PORTAL%20DA%20TRANSPAR%CANCIA/PORTARIAS%20SOF/2021/Abril/2%20-%20MPM/Anexo-I-tabela-1-Quantitativo_Fisico_Pessoal_Servidores-DAP.ods'#Quantitativo_Fisico_Pessoal.J15]+['file:///C:/Users/User/Desktop/SUBPLAN/PORTAL%20DA%20TRANSPAR%CANCIA/PORTARIAS%20SOF/2021/Abril/3%20-%20MPDFT/anexo_i_-_tabela_1.ods'#Quantitativo_Fisico_Pessoal_Ser.J17]+['file:///C:/Users/User/Desktop/SUBPLAN/PORTAL%20DA%20TRANSPAR%CANCIA/PORTARIAS%20SOF/2021/Abril/4%20-%20MPT/Anexo_1_Tabela_1_Quantitativo_Servidores_2021_04_MPT.ods'#Anexo_1_Tabela_1_Quantitativo_S.J19]+['file:///C:/Users/User/Desktop/SUBPLAN/PORTAL%20DA%20TRANSPAR%CANCIA/PORTARIAS%20SOF/2021/Abril/5%20-%20ESMPU/AnexoIServidoresESMPUAbril2021.ods'#Quantitativo_Fisico_Pessoal_Ser.J17]" table:style-name="ce6">
            <text:p>1</text:p>
          </table:table-cell>
          <table:table-cell office:value-type="float" office:value="1" table:formula="of:=['file:///C:/Users/User/Desktop/SUBPLAN/PORTAL%20DA%20TRANSPAR%CANCIA/PORTARIAS%20SOF/2021/Abril/1%20-%20MPF/anexo_I_servidores_2021_ods.ods'#Anexo_1_Tabela_1_Quantitativo_F.K18]+['file:///C:/Users/User/Desktop/SUBPLAN/PORTAL%20DA%20TRANSPAR%CANCIA/PORTARIAS%20SOF/2021/Abril/2%20-%20MPM/Anexo-I-tabela-1-Quantitativo_Fisico_Pessoal_Servidores-DAP.ods'#Quantitativo_Fisico_Pessoal.K15]+['file:///C:/Users/User/Desktop/SUBPLAN/PORTAL%20DA%20TRANSPAR%CANCIA/PORTARIAS%20SOF/2021/Abril/3%20-%20MPDFT/anexo_i_-_tabela_1.ods'#Quantitativo_Fisico_Pessoal_Ser.K17]+['file:///C:/Users/User/Desktop/SUBPLAN/PORTAL%20DA%20TRANSPAR%CANCIA/PORTARIAS%20SOF/2021/Abril/4%20-%20MPT/Anexo_1_Tabela_1_Quantitativo_Servidores_2021_04_MPT.ods'#Anexo_1_Tabela_1_Quantitativo_S.K19]+['file:///C:/Users/User/Desktop/SUBPLAN/PORTAL%20DA%20TRANSPAR%CANCIA/PORTARIAS%20SOF/2021/Abril/5%20-%20ESMPU/AnexoIServidoresESMPUAbril2021.ods'#Quantitativo_Fisico_Pessoal_Ser.K17]" table:style-name="ce6">
            <text:p>1</text:p>
          </table:table-cell>
          <table:table-cell office:value-type="float" office:value="2" table:formula="of:=[.M17]+[.N17]" table:style-name="ce7">
            <text:p>2</text:p>
          </table:table-cell>
          <table:table-cell office:value-type="float" office:value="1" table:formula="of:=['file:///C:/Users/User/Desktop/SUBPLAN/PORTAL%20DA%20TRANSPAR%CANCIA/PORTARIAS%20SOF/2021/Abril/1%20-%20MPF/anexo_I_servidores_2021_ods.ods'#Anexo_1_Tabela_1_Quantitativo_F.M18]+['file:///C:/Users/User/Desktop/SUBPLAN/PORTAL%20DA%20TRANSPAR%CANCIA/PORTARIAS%20SOF/2021/Abril/2%20-%20MPM/Anexo-I-tabela-1-Quantitativo_Fisico_Pessoal_Servidores-DAP.ods'#Quantitativo_Fisico_Pessoal.M15]+['file:///C:/Users/User/Desktop/SUBPLAN/PORTAL%20DA%20TRANSPAR%CANCIA/PORTARIAS%20SOF/2021/Abril/3%20-%20MPDFT/anexo_i_-_tabela_1.ods'#Quantitativo_Fisico_Pessoal_Ser.M17]+['file:///C:/Users/User/Desktop/SUBPLAN/PORTAL%20DA%20TRANSPAR%CANCIA/PORTARIAS%20SOF/2021/Abril/4%20-%20MPT/Anexo_1_Tabela_1_Quantitativo_Servidores_2021_04_MPT.ods'#Anexo_1_Tabela_1_Quantitativo_S.M19]+['file:///C:/Users/User/Desktop/SUBPLAN/PORTAL%20DA%20TRANSPAR%CANCIA/PORTARIAS%20SOF/2021/Abril/5%20-%20ESMPU/AnexoIServidoresESMPUAbril2021.ods'#Quantitativo_Fisico_Pessoal_Ser.O17]" table:style-name="ce6">
            <text:p>1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float" office:value="263" table:formula="of:=['file:///C:/Users/User/Desktop/SUBPLAN/PORTAL%20DA%20TRANSPAR%CANCIA/PORTARIAS%20SOF/2021/Abril/1%20-%20MPF/anexo_I_servidores_2021_ods.ods'#Anexo_1_Tabela_1_Quantitativo_F.E19]+['file:///C:/Users/User/Desktop/SUBPLAN/PORTAL%20DA%20TRANSPAR%CANCIA/PORTARIAS%20SOF/2021/Abril/2%20-%20MPM/Anexo-I-tabela-1-Quantitativo_Fisico_Pessoal_Servidores-DAP.ods'#Quantitativo_Fisico_Pessoal.E16]+['file:///C:/Users/User/Desktop/SUBPLAN/PORTAL%20DA%20TRANSPAR%CANCIA/PORTARIAS%20SOF/2021/Abril/3%20-%20MPDFT/anexo_i_-_tabela_1.ods'#Quantitativo_Fisico_Pessoal_Ser.E18]+['file:///C:/Users/User/Desktop/SUBPLAN/PORTAL%20DA%20TRANSPAR%CANCIA/PORTARIAS%20SOF/2021/Abril/4%20-%20MPT/Anexo_1_Tabela_1_Quantitativo_Servidores_2021_04_MPT.ods'#Anexo_1_Tabela_1_Quantitativo_S.E20]+['file:///C:/Users/User/Desktop/SUBPLAN/PORTAL%20DA%20TRANSPAR%CANCIA/PORTARIAS%20SOF/2021/Abril/5%20-%20ESMPU/AnexoIServidoresESMPUAbril2021.ods'#Quantitativo_Fisico_Pessoal_Ser.E18]" table:style-name="ce6">
            <text:p>263</text:p>
          </table:table-cell>
          <table:table-cell office:value-type="float" office:value="15" table:formula="of:=['file:///C:/Users/User/Desktop/SUBPLAN/PORTAL%20DA%20TRANSPAR%CANCIA/PORTARIAS%20SOF/2021/Abril/1%20-%20MPF/anexo_I_servidores_2021_ods.ods'#Anexo_1_Tabela_1_Quantitativo_F.F19]+['file:///C:/Users/User/Desktop/SUBPLAN/PORTAL%20DA%20TRANSPAR%CANCIA/PORTARIAS%20SOF/2021/Abril/2%20-%20MPM/Anexo-I-tabela-1-Quantitativo_Fisico_Pessoal_Servidores-DAP.ods'#Quantitativo_Fisico_Pessoal.F16]+['file:///C:/Users/User/Desktop/SUBPLAN/PORTAL%20DA%20TRANSPAR%CANCIA/PORTARIAS%20SOF/2021/Abril/3%20-%20MPDFT/anexo_i_-_tabela_1.ods'#Quantitativo_Fisico_Pessoal_Ser.F18]+['file:///C:/Users/User/Desktop/SUBPLAN/PORTAL%20DA%20TRANSPAR%CANCIA/PORTARIAS%20SOF/2021/Abril/4%20-%20MPT/Anexo_1_Tabela_1_Quantitativo_Servidores_2021_04_MPT.ods'#Anexo_1_Tabela_1_Quantitativo_S.F20]+['file:///C:/Users/User/Desktop/SUBPLAN/PORTAL%20DA%20TRANSPAR%CANCIA/PORTARIAS%20SOF/2021/Abril/5%20-%20ESMPU/AnexoIServidoresESMPUAbril2021.ods'#Quantitativo_Fisico_Pessoal_Ser.F18]" table:style-name="ce6">
            <text:p>15</text:p>
          </table:table-cell>
          <table:table-cell office:value-type="float" office:value="278" table:formula="of:=[.H18]+[.I18]" table:style-name="ce7">
            <text:p>278</text:p>
          </table:table-cell>
          <table:covered-table-cell/>
          <table:covered-table-cell/>
          <table:table-cell office:value-type="float" office:value="0" table:formula="of:=['file:///C:/Users/User/Desktop/SUBPLAN/PORTAL%20DA%20TRANSPAR%CANCIA/PORTARIAS%20SOF/2021/Abril/1%20-%20MPF/anexo_I_servidores_2021_ods.ods'#Anexo_1_Tabela_1_Quantitativo_F.J19]+['file:///C:/Users/User/Desktop/SUBPLAN/PORTAL%20DA%20TRANSPAR%CANCIA/PORTARIAS%20SOF/2021/Abril/2%20-%20MPM/Anexo-I-tabela-1-Quantitativo_Fisico_Pessoal_Servidores-DAP.ods'#Quantitativo_Fisico_Pessoal.J16]+['file:///C:/Users/User/Desktop/SUBPLAN/PORTAL%20DA%20TRANSPAR%CANCIA/PORTARIAS%20SOF/2021/Abril/3%20-%20MPDFT/anexo_i_-_tabela_1.ods'#Quantitativo_Fisico_Pessoal_Ser.J18]+['file:///C:/Users/User/Desktop/SUBPLAN/PORTAL%20DA%20TRANSPAR%CANCIA/PORTARIAS%20SOF/2021/Abril/4%20-%20MPT/Anexo_1_Tabela_1_Quantitativo_Servidores_2021_04_MPT.ods'#Anexo_1_Tabela_1_Quantitativo_S.J20]+['file:///C:/Users/User/Desktop/SUBPLAN/PORTAL%20DA%20TRANSPAR%CANCIA/PORTARIAS%20SOF/2021/Abril/5%20-%20ESMPU/AnexoIServidoresESMPUAbril2021.ods'#Quantitativo_Fisico_Pessoal_Ser.J18]" table:style-name="ce6">
            <text:p>0</text:p>
          </table:table-cell>
          <table:table-cell office:value-type="float" office:value="3" table:formula="of:=['file:///C:/Users/User/Desktop/SUBPLAN/PORTAL%20DA%20TRANSPAR%CANCIA/PORTARIAS%20SOF/2021/Abril/1%20-%20MPF/anexo_I_servidores_2021_ods.ods'#Anexo_1_Tabela_1_Quantitativo_F.K19]+['file:///C:/Users/User/Desktop/SUBPLAN/PORTAL%20DA%20TRANSPAR%CANCIA/PORTARIAS%20SOF/2021/Abril/2%20-%20MPM/Anexo-I-tabela-1-Quantitativo_Fisico_Pessoal_Servidores-DAP.ods'#Quantitativo_Fisico_Pessoal.K16]+['file:///C:/Users/User/Desktop/SUBPLAN/PORTAL%20DA%20TRANSPAR%CANCIA/PORTARIAS%20SOF/2021/Abril/3%20-%20MPDFT/anexo_i_-_tabela_1.ods'#Quantitativo_Fisico_Pessoal_Ser.K18]+['file:///C:/Users/User/Desktop/SUBPLAN/PORTAL%20DA%20TRANSPAR%CANCIA/PORTARIAS%20SOF/2021/Abril/4%20-%20MPT/Anexo_1_Tabela_1_Quantitativo_Servidores_2021_04_MPT.ods'#Anexo_1_Tabela_1_Quantitativo_S.K20]+['file:///C:/Users/User/Desktop/SUBPLAN/PORTAL%20DA%20TRANSPAR%CANCIA/PORTARIAS%20SOF/2021/Abril/5%20-%20ESMPU/AnexoIServidoresESMPUAbril2021.ods'#Quantitativo_Fisico_Pessoal_Ser.K18]" table:style-name="ce6">
            <text:p>3</text:p>
          </table:table-cell>
          <table:table-cell office:value-type="float" office:value="3" table:formula="of:=[.M18]+[.N18]" table:style-name="ce7">
            <text:p>3</text:p>
          </table:table-cell>
          <table:table-cell office:value-type="float" office:value="5" table:formula="of:=['file:///C:/Users/User/Desktop/SUBPLAN/PORTAL%20DA%20TRANSPAR%CANCIA/PORTARIAS%20SOF/2021/Abril/1%20-%20MPF/anexo_I_servidores_2021_ods.ods'#Anexo_1_Tabela_1_Quantitativo_F.M19]+['file:///C:/Users/User/Desktop/SUBPLAN/PORTAL%20DA%20TRANSPAR%CANCIA/PORTARIAS%20SOF/2021/Abril/2%20-%20MPM/Anexo-I-tabela-1-Quantitativo_Fisico_Pessoal_Servidores-DAP.ods'#Quantitativo_Fisico_Pessoal.M16]+['file:///C:/Users/User/Desktop/SUBPLAN/PORTAL%20DA%20TRANSPAR%CANCIA/PORTARIAS%20SOF/2021/Abril/3%20-%20MPDFT/anexo_i_-_tabela_1.ods'#Quantitativo_Fisico_Pessoal_Ser.M18]+['file:///C:/Users/User/Desktop/SUBPLAN/PORTAL%20DA%20TRANSPAR%CANCIA/PORTARIAS%20SOF/2021/Abril/4%20-%20MPT/Anexo_1_Tabela_1_Quantitativo_Servidores_2021_04_MPT.ods'#Anexo_1_Tabela_1_Quantitativo_S.M20]+['file:///C:/Users/User/Desktop/SUBPLAN/PORTAL%20DA%20TRANSPAR%CANCIA/PORTARIAS%20SOF/2021/Abril/5%20-%20ESMPU/AnexoIServidoresESMPUAbril2021.ods'#Quantitativo_Fisico_Pessoal_Ser.O18]" table:style-name="ce6">
            <text:p>5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number-columns-spanned="2" table:number-rows-spanned="3" table:style-name="ce16">
            <text:p>A</text:p>
          </table:table-cell>
          <table:covered-table-cell/>
          <table:table-cell office:value-type="string" table:style-name="ce5">
            <text:p>3</text:p>
          </table:table-cell>
          <table:table-cell office:value-type="float" office:value="16" table:formula="of:=['file:///C:/Users/User/Desktop/SUBPLAN/PORTAL%20DA%20TRANSPAR%CANCIA/PORTARIAS%20SOF/2021/Abril/1%20-%20MPF/anexo_I_servidores_2021_ods.ods'#Anexo_1_Tabela_1_Quantitativo_F.E20]+['file:///C:/Users/User/Desktop/SUBPLAN/PORTAL%20DA%20TRANSPAR%CANCIA/PORTARIAS%20SOF/2021/Abril/2%20-%20MPM/Anexo-I-tabela-1-Quantitativo_Fisico_Pessoal_Servidores-DAP.ods'#Quantitativo_Fisico_Pessoal.E17]+['file:///C:/Users/User/Desktop/SUBPLAN/PORTAL%20DA%20TRANSPAR%CANCIA/PORTARIAS%20SOF/2021/Abril/3%20-%20MPDFT/anexo_i_-_tabela_1.ods'#Quantitativo_Fisico_Pessoal_Ser.E19]+['file:///C:/Users/User/Desktop/SUBPLAN/PORTAL%20DA%20TRANSPAR%CANCIA/PORTARIAS%20SOF/2021/Abril/4%20-%20MPT/Anexo_1_Tabela_1_Quantitativo_Servidores_2021_04_MPT.ods'#Anexo_1_Tabela_1_Quantitativo_S.E21]+['file:///C:/Users/User/Desktop/SUBPLAN/PORTAL%20DA%20TRANSPAR%CANCIA/PORTARIAS%20SOF/2021/Abril/5%20-%20ESMPU/AnexoIServidoresESMPUAbril2021.ods'#Quantitativo_Fisico_Pessoal_Ser.E19]" table:style-name="ce6">
            <text:p>16</text:p>
          </table:table-cell>
          <table:table-cell office:value-type="float" office:value="7" table:formula="of:=['file:///C:/Users/User/Desktop/SUBPLAN/PORTAL%20DA%20TRANSPAR%CANCIA/PORTARIAS%20SOF/2021/Abril/1%20-%20MPF/anexo_I_servidores_2021_ods.ods'#Anexo_1_Tabela_1_Quantitativo_F.F20]+['file:///C:/Users/User/Desktop/SUBPLAN/PORTAL%20DA%20TRANSPAR%CANCIA/PORTARIAS%20SOF/2021/Abril/2%20-%20MPM/Anexo-I-tabela-1-Quantitativo_Fisico_Pessoal_Servidores-DAP.ods'#Quantitativo_Fisico_Pessoal.F17]+['file:///C:/Users/User/Desktop/SUBPLAN/PORTAL%20DA%20TRANSPAR%CANCIA/PORTARIAS%20SOF/2021/Abril/3%20-%20MPDFT/anexo_i_-_tabela_1.ods'#Quantitativo_Fisico_Pessoal_Ser.F19]+['file:///C:/Users/User/Desktop/SUBPLAN/PORTAL%20DA%20TRANSPAR%CANCIA/PORTARIAS%20SOF/2021/Abril/4%20-%20MPT/Anexo_1_Tabela_1_Quantitativo_Servidores_2021_04_MPT.ods'#Anexo_1_Tabela_1_Quantitativo_S.F21]+['file:///C:/Users/User/Desktop/SUBPLAN/PORTAL%20DA%20TRANSPAR%CANCIA/PORTARIAS%20SOF/2021/Abril/5%20-%20ESMPU/AnexoIServidoresESMPUAbril2021.ods'#Quantitativo_Fisico_Pessoal_Ser.F19]" table:style-name="ce6">
            <text:p>7</text:p>
          </table:table-cell>
          <table:table-cell office:value-type="float" office:value="23" table:formula="of:=[.H19]+[.I19]" table:style-name="ce7">
            <text:p>23</text:p>
          </table:table-cell>
          <table:covered-table-cell/>
          <table:covered-table-cell/>
          <table:table-cell office:value-type="float" office:value="0" table:formula="of:=['file:///C:/Users/User/Desktop/SUBPLAN/PORTAL%20DA%20TRANSPAR%CANCIA/PORTARIAS%20SOF/2021/Abril/1%20-%20MPF/anexo_I_servidores_2021_ods.ods'#Anexo_1_Tabela_1_Quantitativo_F.J20]+['file:///C:/Users/User/Desktop/SUBPLAN/PORTAL%20DA%20TRANSPAR%CANCIA/PORTARIAS%20SOF/2021/Abril/2%20-%20MPM/Anexo-I-tabela-1-Quantitativo_Fisico_Pessoal_Servidores-DAP.ods'#Quantitativo_Fisico_Pessoal.J17]+['file:///C:/Users/User/Desktop/SUBPLAN/PORTAL%20DA%20TRANSPAR%CANCIA/PORTARIAS%20SOF/2021/Abril/3%20-%20MPDFT/anexo_i_-_tabela_1.ods'#Quantitativo_Fisico_Pessoal_Ser.J19]+['file:///C:/Users/User/Desktop/SUBPLAN/PORTAL%20DA%20TRANSPAR%CANCIA/PORTARIAS%20SOF/2021/Abril/4%20-%20MPT/Anexo_1_Tabela_1_Quantitativo_Servidores_2021_04_MPT.ods'#Anexo_1_Tabela_1_Quantitativo_S.J21]+['file:///C:/Users/User/Desktop/SUBPLAN/PORTAL%20DA%20TRANSPAR%CANCIA/PORTARIAS%20SOF/2021/Abril/5%20-%20ESMPU/AnexoIServidoresESMPUAbril2021.ods'#Quantitativo_Fisico_Pessoal_Ser.J19]" table:style-name="ce6">
            <text:p>0</text:p>
          </table:table-cell>
          <table:table-cell office:value-type="float" office:value="2" table:formula="of:=['file:///C:/Users/User/Desktop/SUBPLAN/PORTAL%20DA%20TRANSPAR%CANCIA/PORTARIAS%20SOF/2021/Abril/1%20-%20MPF/anexo_I_servidores_2021_ods.ods'#Anexo_1_Tabela_1_Quantitativo_F.K20]+['file:///C:/Users/User/Desktop/SUBPLAN/PORTAL%20DA%20TRANSPAR%CANCIA/PORTARIAS%20SOF/2021/Abril/2%20-%20MPM/Anexo-I-tabela-1-Quantitativo_Fisico_Pessoal_Servidores-DAP.ods'#Quantitativo_Fisico_Pessoal.K17]+['file:///C:/Users/User/Desktop/SUBPLAN/PORTAL%20DA%20TRANSPAR%CANCIA/PORTARIAS%20SOF/2021/Abril/3%20-%20MPDFT/anexo_i_-_tabela_1.ods'#Quantitativo_Fisico_Pessoal_Ser.K19]+['file:///C:/Users/User/Desktop/SUBPLAN/PORTAL%20DA%20TRANSPAR%CANCIA/PORTARIAS%20SOF/2021/Abril/4%20-%20MPT/Anexo_1_Tabela_1_Quantitativo_Servidores_2021_04_MPT.ods'#Anexo_1_Tabela_1_Quantitativo_S.K21]+['file:///C:/Users/User/Desktop/SUBPLAN/PORTAL%20DA%20TRANSPAR%CANCIA/PORTARIAS%20SOF/2021/Abril/5%20-%20ESMPU/AnexoIServidoresESMPUAbril2021.ods'#Quantitativo_Fisico_Pessoal_Ser.K19]" table:style-name="ce6">
            <text:p>2</text:p>
          </table:table-cell>
          <table:table-cell office:value-type="float" office:value="2" table:formula="of:=[.M19]+[.N19]" table:style-name="ce7">
            <text:p>2</text:p>
          </table:table-cell>
          <table:table-cell office:value-type="float" office:value="2" table:formula="of:=['file:///C:/Users/User/Desktop/SUBPLAN/PORTAL%20DA%20TRANSPAR%CANCIA/PORTARIAS%20SOF/2021/Abril/1%20-%20MPF/anexo_I_servidores_2021_ods.ods'#Anexo_1_Tabela_1_Quantitativo_F.M20]+['file:///C:/Users/User/Desktop/SUBPLAN/PORTAL%20DA%20TRANSPAR%CANCIA/PORTARIAS%20SOF/2021/Abril/2%20-%20MPM/Anexo-I-tabela-1-Quantitativo_Fisico_Pessoal_Servidores-DAP.ods'#Quantitativo_Fisico_Pessoal.M17]+['file:///C:/Users/User/Desktop/SUBPLAN/PORTAL%20DA%20TRANSPAR%CANCIA/PORTARIAS%20SOF/2021/Abril/3%20-%20MPDFT/anexo_i_-_tabela_1.ods'#Quantitativo_Fisico_Pessoal_Ser.M19]+['file:///C:/Users/User/Desktop/SUBPLAN/PORTAL%20DA%20TRANSPAR%CANCIA/PORTARIAS%20SOF/2021/Abril/4%20-%20MPT/Anexo_1_Tabela_1_Quantitativo_Servidores_2021_04_MPT.ods'#Anexo_1_Tabela_1_Quantitativo_S.M21]+['file:///C:/Users/User/Desktop/SUBPLAN/PORTAL%20DA%20TRANSPAR%CANCIA/PORTARIAS%20SOF/2021/Abril/5%20-%20ESMPU/AnexoIServidoresESMPUAbril2021.ods'#Quantitativo_Fisico_Pessoal_Ser.O19]" table:style-name="ce6">
            <text:p>2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float" office:value="1" table:formula="of:=['file:///C:/Users/User/Desktop/SUBPLAN/PORTAL%20DA%20TRANSPAR%CANCIA/PORTARIAS%20SOF/2021/Abril/1%20-%20MPF/anexo_I_servidores_2021_ods.ods'#Anexo_1_Tabela_1_Quantitativo_F.E21]+['file:///C:/Users/User/Desktop/SUBPLAN/PORTAL%20DA%20TRANSPAR%CANCIA/PORTARIAS%20SOF/2021/Abril/2%20-%20MPM/Anexo-I-tabela-1-Quantitativo_Fisico_Pessoal_Servidores-DAP.ods'#Quantitativo_Fisico_Pessoal.E18]+['file:///C:/Users/User/Desktop/SUBPLAN/PORTAL%20DA%20TRANSPAR%CANCIA/PORTARIAS%20SOF/2021/Abril/3%20-%20MPDFT/anexo_i_-_tabela_1.ods'#Quantitativo_Fisico_Pessoal_Ser.E20]+['file:///C:/Users/User/Desktop/SUBPLAN/PORTAL%20DA%20TRANSPAR%CANCIA/PORTARIAS%20SOF/2021/Abril/4%20-%20MPT/Anexo_1_Tabela_1_Quantitativo_Servidores_2021_04_MPT.ods'#Anexo_1_Tabela_1_Quantitativo_S.E22]+['file:///C:/Users/User/Desktop/SUBPLAN/PORTAL%20DA%20TRANSPAR%CANCIA/PORTARIAS%20SOF/2021/Abril/5%20-%20ESMPU/AnexoIServidoresESMPUAbril2021.ods'#Quantitativo_Fisico_Pessoal_Ser.E20]" table:style-name="ce6">
            <text:p>1</text:p>
          </table:table-cell>
          <table:table-cell office:value-type="float" office:value="86" table:formula="of:=['file:///C:/Users/User/Desktop/SUBPLAN/PORTAL%20DA%20TRANSPAR%CANCIA/PORTARIAS%20SOF/2021/Abril/1%20-%20MPF/anexo_I_servidores_2021_ods.ods'#Anexo_1_Tabela_1_Quantitativo_F.F21]+['file:///C:/Users/User/Desktop/SUBPLAN/PORTAL%20DA%20TRANSPAR%CANCIA/PORTARIAS%20SOF/2021/Abril/2%20-%20MPM/Anexo-I-tabela-1-Quantitativo_Fisico_Pessoal_Servidores-DAP.ods'#Quantitativo_Fisico_Pessoal.F18]+['file:///C:/Users/User/Desktop/SUBPLAN/PORTAL%20DA%20TRANSPAR%CANCIA/PORTARIAS%20SOF/2021/Abril/3%20-%20MPDFT/anexo_i_-_tabela_1.ods'#Quantitativo_Fisico_Pessoal_Ser.F20]+['file:///C:/Users/User/Desktop/SUBPLAN/PORTAL%20DA%20TRANSPAR%CANCIA/PORTARIAS%20SOF/2021/Abril/4%20-%20MPT/Anexo_1_Tabela_1_Quantitativo_Servidores_2021_04_MPT.ods'#Anexo_1_Tabela_1_Quantitativo_S.F22]+['file:///C:/Users/User/Desktop/SUBPLAN/PORTAL%20DA%20TRANSPAR%CANCIA/PORTARIAS%20SOF/2021/Abril/5%20-%20ESMPU/AnexoIServidoresESMPUAbril2021.ods'#Quantitativo_Fisico_Pessoal_Ser.F20]" table:style-name="ce6">
            <text:p>86</text:p>
          </table:table-cell>
          <table:table-cell office:value-type="float" office:value="87" table:formula="of:=[.H20]+[.I20]" table:style-name="ce7">
            <text:p>87</text:p>
          </table:table-cell>
          <table:covered-table-cell/>
          <table:covered-table-cell/>
          <table:table-cell office:value-type="float" office:value="0" table:formula="of:=['file:///C:/Users/User/Desktop/SUBPLAN/PORTAL%20DA%20TRANSPAR%CANCIA/PORTARIAS%20SOF/2021/Abril/1%20-%20MPF/anexo_I_servidores_2021_ods.ods'#Anexo_1_Tabela_1_Quantitativo_F.J21]+['file:///C:/Users/User/Desktop/SUBPLAN/PORTAL%20DA%20TRANSPAR%CANCIA/PORTARIAS%20SOF/2021/Abril/2%20-%20MPM/Anexo-I-tabela-1-Quantitativo_Fisico_Pessoal_Servidores-DAP.ods'#Quantitativo_Fisico_Pessoal.J18]+['file:///C:/Users/User/Desktop/SUBPLAN/PORTAL%20DA%20TRANSPAR%CANCIA/PORTARIAS%20SOF/2021/Abril/3%20-%20MPDFT/anexo_i_-_tabela_1.ods'#Quantitativo_Fisico_Pessoal_Ser.J20]+['file:///C:/Users/User/Desktop/SUBPLAN/PORTAL%20DA%20TRANSPAR%CANCIA/PORTARIAS%20SOF/2021/Abril/4%20-%20MPT/Anexo_1_Tabela_1_Quantitativo_Servidores_2021_04_MPT.ods'#Anexo_1_Tabela_1_Quantitativo_S.J22]+['file:///C:/Users/User/Desktop/SUBPLAN/PORTAL%20DA%20TRANSPAR%CANCIA/PORTARIAS%20SOF/2021/Abril/5%20-%20ESMPU/AnexoIServidoresESMPUAbril2021.ods'#Quantitativo_Fisico_Pessoal_Ser.J20]" table:style-name="ce6">
            <text:p>0</text:p>
          </table:table-cell>
          <table:table-cell office:value-type="float" office:value="2" table:formula="of:=['file:///C:/Users/User/Desktop/SUBPLAN/PORTAL%20DA%20TRANSPAR%CANCIA/PORTARIAS%20SOF/2021/Abril/1%20-%20MPF/anexo_I_servidores_2021_ods.ods'#Anexo_1_Tabela_1_Quantitativo_F.K21]+['file:///C:/Users/User/Desktop/SUBPLAN/PORTAL%20DA%20TRANSPAR%CANCIA/PORTARIAS%20SOF/2021/Abril/2%20-%20MPM/Anexo-I-tabela-1-Quantitativo_Fisico_Pessoal_Servidores-DAP.ods'#Quantitativo_Fisico_Pessoal.K18]+['file:///C:/Users/User/Desktop/SUBPLAN/PORTAL%20DA%20TRANSPAR%CANCIA/PORTARIAS%20SOF/2021/Abril/3%20-%20MPDFT/anexo_i_-_tabela_1.ods'#Quantitativo_Fisico_Pessoal_Ser.K20]+['file:///C:/Users/User/Desktop/SUBPLAN/PORTAL%20DA%20TRANSPAR%CANCIA/PORTARIAS%20SOF/2021/Abril/4%20-%20MPT/Anexo_1_Tabela_1_Quantitativo_Servidores_2021_04_MPT.ods'#Anexo_1_Tabela_1_Quantitativo_S.K22]+['file:///C:/Users/User/Desktop/SUBPLAN/PORTAL%20DA%20TRANSPAR%CANCIA/PORTARIAS%20SOF/2021/Abril/5%20-%20ESMPU/AnexoIServidoresESMPUAbril2021.ods'#Quantitativo_Fisico_Pessoal_Ser.K20]" table:style-name="ce6">
            <text:p>2</text:p>
          </table:table-cell>
          <table:table-cell office:value-type="float" office:value="2" table:formula="of:=[.M20]+[.N20]" table:style-name="ce7">
            <text:p>2</text:p>
          </table:table-cell>
          <table:table-cell office:value-type="float" office:value="4" table:formula="of:=['file:///C:/Users/User/Desktop/SUBPLAN/PORTAL%20DA%20TRANSPAR%CANCIA/PORTARIAS%20SOF/2021/Abril/1%20-%20MPF/anexo_I_servidores_2021_ods.ods'#Anexo_1_Tabela_1_Quantitativo_F.M21]+['file:///C:/Users/User/Desktop/SUBPLAN/PORTAL%20DA%20TRANSPAR%CANCIA/PORTARIAS%20SOF/2021/Abril/2%20-%20MPM/Anexo-I-tabela-1-Quantitativo_Fisico_Pessoal_Servidores-DAP.ods'#Quantitativo_Fisico_Pessoal.M18]+['file:///C:/Users/User/Desktop/SUBPLAN/PORTAL%20DA%20TRANSPAR%CANCIA/PORTARIAS%20SOF/2021/Abril/3%20-%20MPDFT/anexo_i_-_tabela_1.ods'#Quantitativo_Fisico_Pessoal_Ser.M20]+['file:///C:/Users/User/Desktop/SUBPLAN/PORTAL%20DA%20TRANSPAR%CANCIA/PORTARIAS%20SOF/2021/Abril/4%20-%20MPT/Anexo_1_Tabela_1_Quantitativo_Servidores_2021_04_MPT.ods'#Anexo_1_Tabela_1_Quantitativo_S.M22]+['file:///C:/Users/User/Desktop/SUBPLAN/PORTAL%20DA%20TRANSPAR%CANCIA/PORTARIAS%20SOF/2021/Abril/5%20-%20ESMPU/AnexoIServidoresESMPUAbril2021.ods'#Quantitativo_Fisico_Pessoal_Ser.O20]" table:style-name="ce6">
            <text:p>4</text:p>
          </table:table-cell>
          <table:table-cell table:style-name="ce2"/>
          <table:table-cell table:number-columns-repeated="16367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</text:p>
          </table:table-cell>
          <table:table-cell office:value-type="float" office:value="0" table:formula="of:=['file:///C:/Users/User/Desktop/SUBPLAN/PORTAL%20DA%20TRANSPAR%CANCIA/PORTARIAS%20SOF/2021/Abril/1%20-%20MPF/anexo_I_servidores_2021_ods.ods'#Anexo_1_Tabela_1_Quantitativo_F.E22]+['file:///C:/Users/User/Desktop/SUBPLAN/PORTAL%20DA%20TRANSPAR%CANCIA/PORTARIAS%20SOF/2021/Abril/2%20-%20MPM/Anexo-I-tabela-1-Quantitativo_Fisico_Pessoal_Servidores-DAP.ods'#Quantitativo_Fisico_Pessoal.E19]+['file:///C:/Users/User/Desktop/SUBPLAN/PORTAL%20DA%20TRANSPAR%CANCIA/PORTARIAS%20SOF/2021/Abril/3%20-%20MPDFT/anexo_i_-_tabela_1.ods'#Quantitativo_Fisico_Pessoal_Ser.E21]+['file:///C:/Users/User/Desktop/SUBPLAN/PORTAL%20DA%20TRANSPAR%CANCIA/PORTARIAS%20SOF/2021/Abril/4%20-%20MPT/Anexo_1_Tabela_1_Quantitativo_Servidores_2021_04_MPT.ods'#Anexo_1_Tabela_1_Quantitativo_S.E23]+['file:///C:/Users/User/Desktop/SUBPLAN/PORTAL%20DA%20TRANSPAR%CANCIA/PORTARIAS%20SOF/2021/Abril/5%20-%20ESMPU/AnexoIServidoresESMPUAbril2021.ods'#Quantitativo_Fisico_Pessoal_Ser.E21]" table:style-name="ce6">
            <text:p>0</text:p>
          </table:table-cell>
          <table:table-cell office:value-type="float" office:value="56" table:formula="of:=['file:///C:/Users/User/Desktop/SUBPLAN/PORTAL%20DA%20TRANSPAR%CANCIA/PORTARIAS%20SOF/2021/Abril/1%20-%20MPF/anexo_I_servidores_2021_ods.ods'#Anexo_1_Tabela_1_Quantitativo_F.F22]+['file:///C:/Users/User/Desktop/SUBPLAN/PORTAL%20DA%20TRANSPAR%CANCIA/PORTARIAS%20SOF/2021/Abril/2%20-%20MPM/Anexo-I-tabela-1-Quantitativo_Fisico_Pessoal_Servidores-DAP.ods'#Quantitativo_Fisico_Pessoal.F19]+['file:///C:/Users/User/Desktop/SUBPLAN/PORTAL%20DA%20TRANSPAR%CANCIA/PORTARIAS%20SOF/2021/Abril/3%20-%20MPDFT/anexo_i_-_tabela_1.ods'#Quantitativo_Fisico_Pessoal_Ser.F21]+['file:///C:/Users/User/Desktop/SUBPLAN/PORTAL%20DA%20TRANSPAR%CANCIA/PORTARIAS%20SOF/2021/Abril/4%20-%20MPT/Anexo_1_Tabela_1_Quantitativo_Servidores_2021_04_MPT.ods'#Anexo_1_Tabela_1_Quantitativo_S.F23]+['file:///C:/Users/User/Desktop/SUBPLAN/PORTAL%20DA%20TRANSPAR%CANCIA/PORTARIAS%20SOF/2021/Abril/5%20-%20ESMPU/AnexoIServidoresESMPUAbril2021.ods'#Quantitativo_Fisico_Pessoal_Ser.F21]" table:style-name="ce6">
            <text:p>56</text:p>
          </table:table-cell>
          <table:table-cell office:value-type="float" office:value="56" table:formula="of:=[.H21]+[.I21]" table:style-name="ce7">
            <text:p>56</text:p>
          </table:table-cell>
          <table:covered-table-cell/>
          <table:covered-table-cell/>
          <table:table-cell office:value-type="float" office:value="0" table:formula="of:=['file:///C:/Users/User/Desktop/SUBPLAN/PORTAL%20DA%20TRANSPAR%CANCIA/PORTARIAS%20SOF/2021/Abril/1%20-%20MPF/anexo_I_servidores_2021_ods.ods'#Anexo_1_Tabela_1_Quantitativo_F.J22]+['file:///C:/Users/User/Desktop/SUBPLAN/PORTAL%20DA%20TRANSPAR%CANCIA/PORTARIAS%20SOF/2021/Abril/2%20-%20MPM/Anexo-I-tabela-1-Quantitativo_Fisico_Pessoal_Servidores-DAP.ods'#Quantitativo_Fisico_Pessoal.J19]+['file:///C:/Users/User/Desktop/SUBPLAN/PORTAL%20DA%20TRANSPAR%CANCIA/PORTARIAS%20SOF/2021/Abril/3%20-%20MPDFT/anexo_i_-_tabela_1.ods'#Quantitativo_Fisico_Pessoal_Ser.J21]+['file:///C:/Users/User/Desktop/SUBPLAN/PORTAL%20DA%20TRANSPAR%CANCIA/PORTARIAS%20SOF/2021/Abril/4%20-%20MPT/Anexo_1_Tabela_1_Quantitativo_Servidores_2021_04_MPT.ods'#Anexo_1_Tabela_1_Quantitativo_S.J23]+['file:///C:/Users/User/Desktop/SUBPLAN/PORTAL%20DA%20TRANSPAR%CANCIA/PORTARIAS%20SOF/2021/Abril/5%20-%20ESMPU/AnexoIServidoresESMPUAbril2021.ods'#Quantitativo_Fisico_Pessoal_Ser.J21]" table:style-name="ce6">
            <text:p>0</text:p>
          </table:table-cell>
          <table:table-cell office:value-type="float" office:value="0" table:formula="of:=['file:///C:/Users/User/Desktop/SUBPLAN/PORTAL%20DA%20TRANSPAR%CANCIA/PORTARIAS%20SOF/2021/Abril/1%20-%20MPF/anexo_I_servidores_2021_ods.ods'#Anexo_1_Tabela_1_Quantitativo_F.K22]+['file:///C:/Users/User/Desktop/SUBPLAN/PORTAL%20DA%20TRANSPAR%CANCIA/PORTARIAS%20SOF/2021/Abril/2%20-%20MPM/Anexo-I-tabela-1-Quantitativo_Fisico_Pessoal_Servidores-DAP.ods'#Quantitativo_Fisico_Pessoal.K19]+['file:///C:/Users/User/Desktop/SUBPLAN/PORTAL%20DA%20TRANSPAR%CANCIA/PORTARIAS%20SOF/2021/Abril/3%20-%20MPDFT/anexo_i_-_tabela_1.ods'#Quantitativo_Fisico_Pessoal_Ser.K21]+['file:///C:/Users/User/Desktop/SUBPLAN/PORTAL%20DA%20TRANSPAR%CANCIA/PORTARIAS%20SOF/2021/Abril/4%20-%20MPT/Anexo_1_Tabela_1_Quantitativo_Servidores_2021_04_MPT.ods'#Anexo_1_Tabela_1_Quantitativo_S.K23]+['file:///C:/Users/User/Desktop/SUBPLAN/PORTAL%20DA%20TRANSPAR%CANCIA/PORTARIAS%20SOF/2021/Abril/5%20-%20ESMPU/AnexoIServidoresESMPUAbril2021.ods'#Quantitativo_Fisico_Pessoal_Ser.K21]" table:style-name="ce6">
            <text:p>0</text:p>
          </table:table-cell>
          <table:table-cell office:value-type="float" office:value="0" table:formula="of:=[.M21]+[.N21]" table:style-name="ce7">
            <text:p>0</text:p>
          </table:table-cell>
          <table:table-cell office:value-type="float" office:value="0" table:formula="of:=['file:///C:/Users/User/Desktop/SUBPLAN/PORTAL%20DA%20TRANSPAR%CANCIA/PORTARIAS%20SOF/2021/Abril/1%20-%20MPF/anexo_I_servidores_2021_ods.ods'#Anexo_1_Tabela_1_Quantitativo_F.M22]+['file:///C:/Users/User/Desktop/SUBPLAN/PORTAL%20DA%20TRANSPAR%CANCIA/PORTARIAS%20SOF/2021/Abril/2%20-%20MPM/Anexo-I-tabela-1-Quantitativo_Fisico_Pessoal_Servidores-DAP.ods'#Quantitativo_Fisico_Pessoal.M19]+['file:///C:/Users/User/Desktop/SUBPLAN/PORTAL%20DA%20TRANSPAR%CANCIA/PORTARIAS%20SOF/2021/Abril/3%20-%20MPDFT/anexo_i_-_tabela_1.ods'#Quantitativo_Fisico_Pessoal_Ser.M21]+['file:///C:/Users/User/Desktop/SUBPLAN/PORTAL%20DA%20TRANSPAR%CANCIA/PORTARIAS%20SOF/2021/Abril/4%20-%20MPT/Anexo_1_Tabela_1_Quantitativo_Servidores_2021_04_MPT.ods'#Anexo_1_Tabela_1_Quantitativo_S.M23]+['file:///C:/Users/User/Desktop/SUBPLAN/PORTAL%20DA%20TRANSPAR%CANCIA/PORTARIAS%20SOF/2021/Abril/5%20-%20ESMPU/AnexoIServidoresESMPUAbril2021.ods'#Quantitativo_Fisico_Pessoal_Ser.O21]" table:style-name="ce6">
            <text:p>0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table-cell office:value-type="string" table:number-columns-spanned="2" table:number-rows-spanned="1" table:style-name="ce19">
            <text:p>Total</text:p>
          </table:table-cell>
          <table:covered-table-cell/>
          <table:table-cell table:number-columns-spanned="2" table:number-rows-spanned="1" table:style-name="ce20"/>
          <table:covered-table-cell/>
          <table:table-cell table:style-name="ce8"/>
          <table:table-cell office:value-type="float" office:value="4768" table:formula="of:=SUM([.H9:.H21])" table:style-name="ce9">
            <text:p>4.768</text:p>
          </table:table-cell>
          <table:table-cell office:value-type="float" office:value="170" table:formula="of:=SUM([.I9:.I21])" table:style-name="ce9">
            <text:p>170</text:p>
          </table:table-cell>
          <table:table-cell office:value-type="float" office:value="4938" table:formula="of:=SUM([.J9:.J21])" table:style-name="ce9">
            <text:p>4.938</text:p>
          </table:table-cell>
          <table:table-cell office:value-type="float" office:value="2195" table:formula="of:=[.K9]" table:style-name="ce9">
            <text:p>2.195</text:p>
          </table:table-cell>
          <table:table-cell office:value-type="float" office:value="7133" table:formula="of:=[.L9]" table:style-name="ce9">
            <text:p>7.133</text:p>
          </table:table-cell>
          <table:table-cell office:value-type="float" office:value="366" table:formula="of:=SUM([.M9:.M21])+1" table:style-name="ce9">
            <text:p>366</text:p>
          </table:table-cell>
          <table:table-cell office:value-type="float" office:value="63" table:formula="of:=SUM([.N9:.N21])" table:style-name="ce9">
            <text:p>63</text:p>
          </table:table-cell>
          <table:table-cell office:value-type="float" office:value="428" table:formula="of:=SUM([.O9:.O21])" table:style-name="ce9">
            <text:p>428</text:p>
          </table:table-cell>
          <table:table-cell office:value-type="float" office:value="78" table:formula="of:=SUM([.P9:.P21])" table:style-name="ce9">
            <text:p>78</text:p>
          </table:table-cell>
          <table:table-cell table:style-name="ce2"/>
          <table:table-cell table:number-columns-repeated="16367"/>
        </table:table-row>
        <table:table-row table:style-name="ro8">
          <table:table-cell office:value-type="string" table:number-columns-spanned="2" table:number-rows-spanned="14" table:style-name="ce16">
            <text:p>TÉCNICO</text:p>
          </table:table-cell>
          <table:covered-table-cell/>
          <table:table-cell office:value-type="string" table:number-columns-spanned="2" table:number-rows-spanned="13" table:style-name="ce16">
            <text:p>MÉDIO</text:p>
          </table:table-cell>
          <table:covered-table-cell/>
          <table:table-cell office:value-type="string" table:number-columns-spanned="2" table:number-rows-spanned="5" table:style-name="ce16">
            <text:p>C</text:p>
          </table:table-cell>
          <table:covered-table-cell/>
          <table:table-cell office:value-type="string" table:style-name="ce5">
            <text:p>13</text:p>
          </table:table-cell>
          <table:table-cell office:value-type="float" office:value="4886" table:formula="of:=['file:///C:/Users/User/Desktop/SUBPLAN/PORTAL%20DA%20TRANSPAR%CANCIA/PORTARIAS%20SOF/2021/Abril/1%20-%20MPF/anexo_I_servidores_2021_ods.ods'#Anexo_1_Tabela_1_Quantitativo_F.E27]+['file:///C:/Users/User/Desktop/SUBPLAN/PORTAL%20DA%20TRANSPAR%CANCIA/PORTARIAS%20SOF/2021/Abril/2%20-%20MPM/Anexo-I-tabela-1-Quantitativo_Fisico_Pessoal_Servidores-DAP.ods'#Quantitativo_Fisico_Pessoal.E21]+['file:///C:/Users/User/Desktop/SUBPLAN/PORTAL%20DA%20TRANSPAR%CANCIA/PORTARIAS%20SOF/2021/Abril/3%20-%20MPDFT/anexo_i_-_tabela_1.ods'#Quantitativo_Fisico_Pessoal_Ser.E23]+['file:///C:/Users/User/Desktop/SUBPLAN/PORTAL%20DA%20TRANSPAR%CANCIA/PORTARIAS%20SOF/2021/Abril/4%20-%20MPT/Anexo_1_Tabela_1_Quantitativo_Servidores_2021_04_MPT.ods'#Anexo_1_Tabela_1_Quantitativo_S.E25]+['file:///C:/Users/User/Desktop/SUBPLAN/PORTAL%20DA%20TRANSPAR%CANCIA/PORTARIAS%20SOF/2021/Abril/5%20-%20ESMPU/AnexoIServidoresESMPUAbril2021.ods'#Quantitativo_Fisico_Pessoal_Ser.E23]" table:style-name="ce6">
            <text:p>4886</text:p>
          </table:table-cell>
          <table:table-cell office:value-type="float" office:value="10" table:formula="of:=['file:///C:/Users/User/Desktop/SUBPLAN/PORTAL%20DA%20TRANSPAR%CANCIA/PORTARIAS%20SOF/2021/Abril/1%20-%20MPF/anexo_I_servidores_2021_ods.ods'#Anexo_1_Tabela_1_Quantitativo_F.F27]+['file:///C:/Users/User/Desktop/SUBPLAN/PORTAL%20DA%20TRANSPAR%CANCIA/PORTARIAS%20SOF/2021/Abril/2%20-%20MPM/Anexo-I-tabela-1-Quantitativo_Fisico_Pessoal_Servidores-DAP.ods'#Quantitativo_Fisico_Pessoal.F21]+['file:///C:/Users/User/Desktop/SUBPLAN/PORTAL%20DA%20TRANSPAR%CANCIA/PORTARIAS%20SOF/2021/Abril/3%20-%20MPDFT/anexo_i_-_tabela_1.ods'#Quantitativo_Fisico_Pessoal_Ser.F23]+['file:///C:/Users/User/Desktop/SUBPLAN/PORTAL%20DA%20TRANSPAR%CANCIA/PORTARIAS%20SOF/2021/Abril/4%20-%20MPT/Anexo_1_Tabela_1_Quantitativo_Servidores_2021_04_MPT.ods'#Anexo_1_Tabela_1_Quantitativo_S.F25]+['file:///C:/Users/User/Desktop/SUBPLAN/PORTAL%20DA%20TRANSPAR%CANCIA/PORTARIAS%20SOF/2021/Abril/5%20-%20ESMPU/AnexoIServidoresESMPUAbril2021.ods'#Quantitativo_Fisico_Pessoal_Ser.F23]" table:style-name="ce6">
            <text:p>10</text:p>
          </table:table-cell>
          <table:table-cell office:value-type="float" office:value="4896" table:formula="of:=[.H23]+[.I23]" table:style-name="ce7">
            <text:p>4.896</text:p>
          </table:table-cell>
          <table:table-cell office:value-type="float" office:value="1713" table:formula="of:=['file:///C:/Users/User/Desktop/SUBPLAN/PORTAL%20DA%20TRANSPAR%CANCIA/PORTARIAS%20SOF/2021/Abril/1%20-%20MPF/anexo_I_servidores_2021_ods.ods'#Anexo_1_Tabela_1_Quantitativo_F.$H$41]+['file:///C:/Users/User/Desktop/SUBPLAN/PORTAL%20DA%20TRANSPAR%CANCIA/PORTARIAS%20SOF/2021/Abril/2%20-%20MPM/Anexo-I-tabela-1-Quantitativo_Fisico_Pessoal_Servidores-DAP.ods'#Quantitativo_Fisico_Pessoal.$H$34]+['file:///C:/Users/User/Desktop/SUBPLAN/PORTAL%20DA%20TRANSPAR%CANCIA/PORTARIAS%20SOF/2021/Abril/3%20-%20MPDFT/anexo_i_-_tabela_1.ods'#Quantitativo_Fisico_Pessoal_Ser.$H$36]+['file:///C:/Users/User/Desktop/SUBPLAN/PORTAL%20DA%20TRANSPAR%CANCIA/PORTARIAS%20SOF/2021/Abril/4%20-%20MPT/Anexo_1_Tabela_1_Quantitativo_Servidores_2021_04_MPT.ods'#Anexo_1_Tabela_1_Quantitativo_S.$H$38]+['file:///C:/Users/User/Desktop/SUBPLAN/PORTAL%20DA%20TRANSPAR%CANCIA/PORTARIAS%20SOF/2021/Abril/5%20-%20ESMPU/AnexoIServidoresESMPUAbril2021.ods'#Quantitativo_Fisico_Pessoal_Ser.$H$36]" table:number-columns-spanned="1" table:number-rows-spanned="13" table:style-name="ce21">
            <text:p>1713</text:p>
          </table:table-cell>
          <table:table-cell office:value-type="float" office:value="11022" table:formula="of:=[.K23]+[.J36]" table:number-columns-spanned="1" table:number-rows-spanned="13" table:style-name="ce18">
            <text:p>11.022</text:p>
          </table:table-cell>
          <table:table-cell office:value-type="float" office:value="1575" table:formula="of:=['file:///C:/Users/User/Desktop/SUBPLAN/PORTAL%20DA%20TRANSPAR%CANCIA/PORTARIAS%20SOF/2021/Abril/1%20-%20MPF/anexo_I_servidores_2021_ods.ods'#Anexo_1_Tabela_1_Quantitativo_F.J27]+['file:///C:/Users/User/Desktop/SUBPLAN/PORTAL%20DA%20TRANSPAR%CANCIA/PORTARIAS%20SOF/2021/Abril/2%20-%20MPM/Anexo-I-tabela-1-Quantitativo_Fisico_Pessoal_Servidores-DAP.ods'#Quantitativo_Fisico_Pessoal.J21]+['file:///C:/Users/User/Desktop/SUBPLAN/PORTAL%20DA%20TRANSPAR%CANCIA/PORTARIAS%20SOF/2021/Abril/3%20-%20MPDFT/anexo_i_-_tabela_1.ods'#Quantitativo_Fisico_Pessoal_Ser.J23]+['file:///C:/Users/User/Desktop/SUBPLAN/PORTAL%20DA%20TRANSPAR%CANCIA/PORTARIAS%20SOF/2021/Abril/4%20-%20MPT/Anexo_1_Tabela_1_Quantitativo_Servidores_2021_04_MPT.ods'#Anexo_1_Tabela_1_Quantitativo_S.J25]+['file:///C:/Users/User/Desktop/SUBPLAN/PORTAL%20DA%20TRANSPAR%CANCIA/PORTARIAS%20SOF/2021/Abril/5%20-%20ESMPU/AnexoIServidoresESMPUAbril2021.ods'#Quantitativo_Fisico_Pessoal_Ser.J23]" table:style-name="ce6">
            <text:p>1575</text:p>
          </table:table-cell>
          <table:table-cell office:value-type="float" office:value="435" table:formula="of:=['file:///C:/Users/User/Desktop/SUBPLAN/PORTAL%20DA%20TRANSPAR%CANCIA/PORTARIAS%20SOF/2021/Abril/1%20-%20MPF/anexo_I_servidores_2021_ods.ods'#Anexo_1_Tabela_1_Quantitativo_F.K27]+['file:///C:/Users/User/Desktop/SUBPLAN/PORTAL%20DA%20TRANSPAR%CANCIA/PORTARIAS%20SOF/2021/Abril/2%20-%20MPM/Anexo-I-tabela-1-Quantitativo_Fisico_Pessoal_Servidores-DAP.ods'#Quantitativo_Fisico_Pessoal.K21]+['file:///C:/Users/User/Desktop/SUBPLAN/PORTAL%20DA%20TRANSPAR%CANCIA/PORTARIAS%20SOF/2021/Abril/3%20-%20MPDFT/anexo_i_-_tabela_1.ods'#Quantitativo_Fisico_Pessoal_Ser.K23]+['file:///C:/Users/User/Desktop/SUBPLAN/PORTAL%20DA%20TRANSPAR%CANCIA/PORTARIAS%20SOF/2021/Abril/4%20-%20MPT/Anexo_1_Tabela_1_Quantitativo_Servidores_2021_04_MPT.ods'#Anexo_1_Tabela_1_Quantitativo_S.K25]+['file:///C:/Users/User/Desktop/SUBPLAN/PORTAL%20DA%20TRANSPAR%CANCIA/PORTARIAS%20SOF/2021/Abril/5%20-%20ESMPU/AnexoIServidoresESMPUAbril2021.ods'#Quantitativo_Fisico_Pessoal_Ser.K23]" table:style-name="ce6">
            <text:p>435</text:p>
          </table:table-cell>
          <table:table-cell office:value-type="float" office:value="2010" table:formula="of:=[.M23]+[.N23]" table:style-name="ce7">
            <text:p>2.010</text:p>
          </table:table-cell>
          <table:table-cell office:value-type="float" office:value="547" table:formula="of:=['file:///C:/Users/User/Desktop/SUBPLAN/PORTAL%20DA%20TRANSPAR%CANCIA/PORTARIAS%20SOF/2021/Abril/1%20-%20MPF/anexo_I_servidores_2021_ods.ods'#Anexo_1_Tabela_1_Quantitativo_F.M27]+['file:///C:/Users/User/Desktop/SUBPLAN/PORTAL%20DA%20TRANSPAR%CANCIA/PORTARIAS%20SOF/2021/Abril/2%20-%20MPM/Anexo-I-tabela-1-Quantitativo_Fisico_Pessoal_Servidores-DAP.ods'#Quantitativo_Fisico_Pessoal.M21]+['file:///C:/Users/User/Desktop/SUBPLAN/PORTAL%20DA%20TRANSPAR%CANCIA/PORTARIAS%20SOF/2021/Abril/3%20-%20MPDFT/anexo_i_-_tabela_1.ods'#Quantitativo_Fisico_Pessoal_Ser.M23]+['file:///C:/Users/User/Desktop/SUBPLAN/PORTAL%20DA%20TRANSPAR%CANCIA/PORTARIAS%20SOF/2021/Abril/4%20-%20MPT/Anexo_1_Tabela_1_Quantitativo_Servidores_2021_04_MPT.ods'#Anexo_1_Tabela_1_Quantitativo_S.M25]+['file:///C:/Users/User/Desktop/SUBPLAN/PORTAL%20DA%20TRANSPAR%CANCIA/PORTARIAS%20SOF/2021/Abril/5%20-%20ESMPU/AnexoIServidoresESMPUAbril2021.ods'#Quantitativo_Fisico_Pessoal_Ser.O23]" table:style-name="ce6">
            <text:p>547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2</text:p>
          </table:table-cell>
          <table:table-cell office:value-type="float" office:value="392" table:formula="of:=['file:///C:/Users/User/Desktop/SUBPLAN/PORTAL%20DA%20TRANSPAR%CANCIA/PORTARIAS%20SOF/2021/Abril/1%20-%20MPF/anexo_I_servidores_2021_ods.ods'#Anexo_1_Tabela_1_Quantitativo_F.E28]+['file:///C:/Users/User/Desktop/SUBPLAN/PORTAL%20DA%20TRANSPAR%CANCIA/PORTARIAS%20SOF/2021/Abril/2%20-%20MPM/Anexo-I-tabela-1-Quantitativo_Fisico_Pessoal_Servidores-DAP.ods'#Quantitativo_Fisico_Pessoal.E22]+['file:///C:/Users/User/Desktop/SUBPLAN/PORTAL%20DA%20TRANSPAR%CANCIA/PORTARIAS%20SOF/2021/Abril/3%20-%20MPDFT/anexo_i_-_tabela_1.ods'#Quantitativo_Fisico_Pessoal_Ser.E24]+['file:///C:/Users/User/Desktop/SUBPLAN/PORTAL%20DA%20TRANSPAR%CANCIA/PORTARIAS%20SOF/2021/Abril/4%20-%20MPT/Anexo_1_Tabela_1_Quantitativo_Servidores_2021_04_MPT.ods'#Anexo_1_Tabela_1_Quantitativo_S.E26]+['file:///C:/Users/User/Desktop/SUBPLAN/PORTAL%20DA%20TRANSPAR%CANCIA/PORTARIAS%20SOF/2021/Abril/5%20-%20ESMPU/AnexoIServidoresESMPUAbril2021.ods'#Quantitativo_Fisico_Pessoal_Ser.E24]" table:style-name="ce6">
            <text:p>392</text:p>
          </table:table-cell>
          <table:table-cell office:value-type="float" office:value="2" table:formula="of:=['file:///C:/Users/User/Desktop/SUBPLAN/PORTAL%20DA%20TRANSPAR%CANCIA/PORTARIAS%20SOF/2021/Abril/1%20-%20MPF/anexo_I_servidores_2021_ods.ods'#Anexo_1_Tabela_1_Quantitativo_F.F28]+['file:///C:/Users/User/Desktop/SUBPLAN/PORTAL%20DA%20TRANSPAR%CANCIA/PORTARIAS%20SOF/2021/Abril/2%20-%20MPM/Anexo-I-tabela-1-Quantitativo_Fisico_Pessoal_Servidores-DAP.ods'#Quantitativo_Fisico_Pessoal.F22]+['file:///C:/Users/User/Desktop/SUBPLAN/PORTAL%20DA%20TRANSPAR%CANCIA/PORTARIAS%20SOF/2021/Abril/3%20-%20MPDFT/anexo_i_-_tabela_1.ods'#Quantitativo_Fisico_Pessoal_Ser.F24]+['file:///C:/Users/User/Desktop/SUBPLAN/PORTAL%20DA%20TRANSPAR%CANCIA/PORTARIAS%20SOF/2021/Abril/4%20-%20MPT/Anexo_1_Tabela_1_Quantitativo_Servidores_2021_04_MPT.ods'#Anexo_1_Tabela_1_Quantitativo_S.F26]+['file:///C:/Users/User/Desktop/SUBPLAN/PORTAL%20DA%20TRANSPAR%CANCIA/PORTARIAS%20SOF/2021/Abril/5%20-%20ESMPU/AnexoIServidoresESMPUAbril2021.ods'#Quantitativo_Fisico_Pessoal_Ser.F24]" table:style-name="ce6">
            <text:p>2</text:p>
          </table:table-cell>
          <table:table-cell office:value-type="float" office:value="394" table:formula="of:=[.H24]+[.I24]" table:style-name="ce7">
            <text:p>394</text:p>
          </table:table-cell>
          <table:covered-table-cell/>
          <table:covered-table-cell/>
          <table:table-cell office:value-type="float" office:value="8" table:formula="of:=['file:///C:/Users/User/Desktop/SUBPLAN/PORTAL%20DA%20TRANSPAR%CANCIA/PORTARIAS%20SOF/2021/Abril/1%20-%20MPF/anexo_I_servidores_2021_ods.ods'#Anexo_1_Tabela_1_Quantitativo_F.J28]+['file:///C:/Users/User/Desktop/SUBPLAN/PORTAL%20DA%20TRANSPAR%CANCIA/PORTARIAS%20SOF/2021/Abril/2%20-%20MPM/Anexo-I-tabela-1-Quantitativo_Fisico_Pessoal_Servidores-DAP.ods'#Quantitativo_Fisico_Pessoal.J22]+['file:///C:/Users/User/Desktop/SUBPLAN/PORTAL%20DA%20TRANSPAR%CANCIA/PORTARIAS%20SOF/2021/Abril/3%20-%20MPDFT/anexo_i_-_tabela_1.ods'#Quantitativo_Fisico_Pessoal_Ser.J24]+['file:///C:/Users/User/Desktop/SUBPLAN/PORTAL%20DA%20TRANSPAR%CANCIA/PORTARIAS%20SOF/2021/Abril/4%20-%20MPT/Anexo_1_Tabela_1_Quantitativo_Servidores_2021_04_MPT.ods'#Anexo_1_Tabela_1_Quantitativo_S.J26]+['file:///C:/Users/User/Desktop/SUBPLAN/PORTAL%20DA%20TRANSPAR%CANCIA/PORTARIAS%20SOF/2021/Abril/5%20-%20ESMPU/AnexoIServidoresESMPUAbril2021.ods'#Quantitativo_Fisico_Pessoal_Ser.J24]" table:style-name="ce6">
            <text:p>8</text:p>
          </table:table-cell>
          <table:table-cell office:value-type="float" office:value="5" table:formula="of:=['file:///C:/Users/User/Desktop/SUBPLAN/PORTAL%20DA%20TRANSPAR%CANCIA/PORTARIAS%20SOF/2021/Abril/1%20-%20MPF/anexo_I_servidores_2021_ods.ods'#Anexo_1_Tabela_1_Quantitativo_F.K28]+['file:///C:/Users/User/Desktop/SUBPLAN/PORTAL%20DA%20TRANSPAR%CANCIA/PORTARIAS%20SOF/2021/Abril/2%20-%20MPM/Anexo-I-tabela-1-Quantitativo_Fisico_Pessoal_Servidores-DAP.ods'#Quantitativo_Fisico_Pessoal.K22]+['file:///C:/Users/User/Desktop/SUBPLAN/PORTAL%20DA%20TRANSPAR%CANCIA/PORTARIAS%20SOF/2021/Abril/3%20-%20MPDFT/anexo_i_-_tabela_1.ods'#Quantitativo_Fisico_Pessoal_Ser.K24]+['file:///C:/Users/User/Desktop/SUBPLAN/PORTAL%20DA%20TRANSPAR%CANCIA/PORTARIAS%20SOF/2021/Abril/4%20-%20MPT/Anexo_1_Tabela_1_Quantitativo_Servidores_2021_04_MPT.ods'#Anexo_1_Tabela_1_Quantitativo_S.K26]+['file:///C:/Users/User/Desktop/SUBPLAN/PORTAL%20DA%20TRANSPAR%CANCIA/PORTARIAS%20SOF/2021/Abril/5%20-%20ESMPU/AnexoIServidoresESMPUAbril2021.ods'#Quantitativo_Fisico_Pessoal_Ser.K24]" table:style-name="ce6">
            <text:p>5</text:p>
          </table:table-cell>
          <table:table-cell office:value-type="float" office:value="13" table:formula="of:=[.M24]+[.N24]" table:style-name="ce7">
            <text:p>13</text:p>
          </table:table-cell>
          <table:table-cell office:value-type="float" office:value="6" table:formula="of:=['file:///C:/Users/User/Desktop/SUBPLAN/PORTAL%20DA%20TRANSPAR%CANCIA/PORTARIAS%20SOF/2021/Abril/1%20-%20MPF/anexo_I_servidores_2021_ods.ods'#Anexo_1_Tabela_1_Quantitativo_F.M28]+['file:///C:/Users/User/Desktop/SUBPLAN/PORTAL%20DA%20TRANSPAR%CANCIA/PORTARIAS%20SOF/2021/Abril/2%20-%20MPM/Anexo-I-tabela-1-Quantitativo_Fisico_Pessoal_Servidores-DAP.ods'#Quantitativo_Fisico_Pessoal.M22]+['file:///C:/Users/User/Desktop/SUBPLAN/PORTAL%20DA%20TRANSPAR%CANCIA/PORTARIAS%20SOF/2021/Abril/3%20-%20MPDFT/anexo_i_-_tabela_1.ods'#Quantitativo_Fisico_Pessoal_Ser.M24]+['file:///C:/Users/User/Desktop/SUBPLAN/PORTAL%20DA%20TRANSPAR%CANCIA/PORTARIAS%20SOF/2021/Abril/4%20-%20MPT/Anexo_1_Tabela_1_Quantitativo_Servidores_2021_04_MPT.ods'#Anexo_1_Tabela_1_Quantitativo_S.M26]+['file:///C:/Users/User/Desktop/SUBPLAN/PORTAL%20DA%20TRANSPAR%CANCIA/PORTARIAS%20SOF/2021/Abril/5%20-%20ESMPU/AnexoIServidoresESMPUAbril2021.ods'#Quantitativo_Fisico_Pessoal_Ser.O24]" table:style-name="ce6">
            <text:p>6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1</text:p>
          </table:table-cell>
          <table:table-cell office:value-type="float" office:value="377" table:formula="of:=['file:///C:/Users/User/Desktop/SUBPLAN/PORTAL%20DA%20TRANSPAR%CANCIA/PORTARIAS%20SOF/2021/Abril/1%20-%20MPF/anexo_I_servidores_2021_ods.ods'#Anexo_1_Tabela_1_Quantitativo_F.E29]+['file:///C:/Users/User/Desktop/SUBPLAN/PORTAL%20DA%20TRANSPAR%CANCIA/PORTARIAS%20SOF/2021/Abril/2%20-%20MPM/Anexo-I-tabela-1-Quantitativo_Fisico_Pessoal_Servidores-DAP.ods'#Quantitativo_Fisico_Pessoal.E23]+['file:///C:/Users/User/Desktop/SUBPLAN/PORTAL%20DA%20TRANSPAR%CANCIA/PORTARIAS%20SOF/2021/Abril/3%20-%20MPDFT/anexo_i_-_tabela_1.ods'#Quantitativo_Fisico_Pessoal_Ser.E25]+['file:///C:/Users/User/Desktop/SUBPLAN/PORTAL%20DA%20TRANSPAR%CANCIA/PORTARIAS%20SOF/2021/Abril/4%20-%20MPT/Anexo_1_Tabela_1_Quantitativo_Servidores_2021_04_MPT.ods'#Anexo_1_Tabela_1_Quantitativo_S.E27]+['file:///C:/Users/User/Desktop/SUBPLAN/PORTAL%20DA%20TRANSPAR%CANCIA/PORTARIAS%20SOF/2021/Abril/5%20-%20ESMPU/AnexoIServidoresESMPUAbril2021.ods'#Quantitativo_Fisico_Pessoal_Ser.E25]" table:style-name="ce6">
            <text:p>377</text:p>
          </table:table-cell>
          <table:table-cell office:value-type="float" office:value="0" table:formula="of:=['file:///C:/Users/User/Desktop/SUBPLAN/PORTAL%20DA%20TRANSPAR%CANCIA/PORTARIAS%20SOF/2021/Abril/1%20-%20MPF/anexo_I_servidores_2021_ods.ods'#Anexo_1_Tabela_1_Quantitativo_F.F29]+['file:///C:/Users/User/Desktop/SUBPLAN/PORTAL%20DA%20TRANSPAR%CANCIA/PORTARIAS%20SOF/2021/Abril/2%20-%20MPM/Anexo-I-tabela-1-Quantitativo_Fisico_Pessoal_Servidores-DAP.ods'#Quantitativo_Fisico_Pessoal.F23]+['file:///C:/Users/User/Desktop/SUBPLAN/PORTAL%20DA%20TRANSPAR%CANCIA/PORTARIAS%20SOF/2021/Abril/3%20-%20MPDFT/anexo_i_-_tabela_1.ods'#Quantitativo_Fisico_Pessoal_Ser.F25]+['file:///C:/Users/User/Desktop/SUBPLAN/PORTAL%20DA%20TRANSPAR%CANCIA/PORTARIAS%20SOF/2021/Abril/4%20-%20MPT/Anexo_1_Tabela_1_Quantitativo_Servidores_2021_04_MPT.ods'#Anexo_1_Tabela_1_Quantitativo_S.F27]+['file:///C:/Users/User/Desktop/SUBPLAN/PORTAL%20DA%20TRANSPAR%CANCIA/PORTARIAS%20SOF/2021/Abril/5%20-%20ESMPU/AnexoIServidoresESMPUAbril2021.ods'#Quantitativo_Fisico_Pessoal_Ser.F25]" table:style-name="ce6">
            <text:p>0</text:p>
          </table:table-cell>
          <table:table-cell office:value-type="float" office:value="377" table:formula="of:=[.H25]+[.I25]" table:style-name="ce7">
            <text:p>377</text:p>
          </table:table-cell>
          <table:covered-table-cell/>
          <table:covered-table-cell/>
          <table:table-cell office:value-type="float" office:value="5" table:formula="of:=['file:///C:/Users/User/Desktop/SUBPLAN/PORTAL%20DA%20TRANSPAR%CANCIA/PORTARIAS%20SOF/2021/Abril/1%20-%20MPF/anexo_I_servidores_2021_ods.ods'#Anexo_1_Tabela_1_Quantitativo_F.J29]+['file:///C:/Users/User/Desktop/SUBPLAN/PORTAL%20DA%20TRANSPAR%CANCIA/PORTARIAS%20SOF/2021/Abril/2%20-%20MPM/Anexo-I-tabela-1-Quantitativo_Fisico_Pessoal_Servidores-DAP.ods'#Quantitativo_Fisico_Pessoal.J23]+['file:///C:/Users/User/Desktop/SUBPLAN/PORTAL%20DA%20TRANSPAR%CANCIA/PORTARIAS%20SOF/2021/Abril/3%20-%20MPDFT/anexo_i_-_tabela_1.ods'#Quantitativo_Fisico_Pessoal_Ser.J25]+['file:///C:/Users/User/Desktop/SUBPLAN/PORTAL%20DA%20TRANSPAR%CANCIA/PORTARIAS%20SOF/2021/Abril/4%20-%20MPT/Anexo_1_Tabela_1_Quantitativo_Servidores_2021_04_MPT.ods'#Anexo_1_Tabela_1_Quantitativo_S.J27]+['file:///C:/Users/User/Desktop/SUBPLAN/PORTAL%20DA%20TRANSPAR%CANCIA/PORTARIAS%20SOF/2021/Abril/5%20-%20ESMPU/AnexoIServidoresESMPUAbril2021.ods'#Quantitativo_Fisico_Pessoal_Ser.J25]" table:style-name="ce6">
            <text:p>5</text:p>
          </table:table-cell>
          <table:table-cell office:value-type="float" office:value="4" table:formula="of:=['file:///C:/Users/User/Desktop/SUBPLAN/PORTAL%20DA%20TRANSPAR%CANCIA/PORTARIAS%20SOF/2021/Abril/1%20-%20MPF/anexo_I_servidores_2021_ods.ods'#Anexo_1_Tabela_1_Quantitativo_F.K29]+['file:///C:/Users/User/Desktop/SUBPLAN/PORTAL%20DA%20TRANSPAR%CANCIA/PORTARIAS%20SOF/2021/Abril/2%20-%20MPM/Anexo-I-tabela-1-Quantitativo_Fisico_Pessoal_Servidores-DAP.ods'#Quantitativo_Fisico_Pessoal.K23]+['file:///C:/Users/User/Desktop/SUBPLAN/PORTAL%20DA%20TRANSPAR%CANCIA/PORTARIAS%20SOF/2021/Abril/3%20-%20MPDFT/anexo_i_-_tabela_1.ods'#Quantitativo_Fisico_Pessoal_Ser.K25]+['file:///C:/Users/User/Desktop/SUBPLAN/PORTAL%20DA%20TRANSPAR%CANCIA/PORTARIAS%20SOF/2021/Abril/4%20-%20MPT/Anexo_1_Tabela_1_Quantitativo_Servidores_2021_04_MPT.ods'#Anexo_1_Tabela_1_Quantitativo_S.K27]+['file:///C:/Users/User/Desktop/SUBPLAN/PORTAL%20DA%20TRANSPAR%CANCIA/PORTARIAS%20SOF/2021/Abril/5%20-%20ESMPU/AnexoIServidoresESMPUAbril2021.ods'#Quantitativo_Fisico_Pessoal_Ser.K25]" table:style-name="ce6">
            <text:p>4</text:p>
          </table:table-cell>
          <table:table-cell office:value-type="float" office:value="9" table:formula="of:=[.M25]+[.N25]" table:style-name="ce7">
            <text:p>9</text:p>
          </table:table-cell>
          <table:table-cell office:value-type="float" office:value="7" table:formula="of:=['file:///C:/Users/User/Desktop/SUBPLAN/PORTAL%20DA%20TRANSPAR%CANCIA/PORTARIAS%20SOF/2021/Abril/1%20-%20MPF/anexo_I_servidores_2021_ods.ods'#Anexo_1_Tabela_1_Quantitativo_F.M29]+['file:///C:/Users/User/Desktop/SUBPLAN/PORTAL%20DA%20TRANSPAR%CANCIA/PORTARIAS%20SOF/2021/Abril/2%20-%20MPM/Anexo-I-tabela-1-Quantitativo_Fisico_Pessoal_Servidores-DAP.ods'#Quantitativo_Fisico_Pessoal.M23]+['file:///C:/Users/User/Desktop/SUBPLAN/PORTAL%20DA%20TRANSPAR%CANCIA/PORTARIAS%20SOF/2021/Abril/3%20-%20MPDFT/anexo_i_-_tabela_1.ods'#Quantitativo_Fisico_Pessoal_Ser.M25]+['file:///C:/Users/User/Desktop/SUBPLAN/PORTAL%20DA%20TRANSPAR%CANCIA/PORTARIAS%20SOF/2021/Abril/4%20-%20MPT/Anexo_1_Tabela_1_Quantitativo_Servidores_2021_04_MPT.ods'#Anexo_1_Tabela_1_Quantitativo_S.M27]+['file:///C:/Users/User/Desktop/SUBPLAN/PORTAL%20DA%20TRANSPAR%CANCIA/PORTARIAS%20SOF/2021/Abril/5%20-%20ESMPU/AnexoIServidoresESMPUAbril2021.ods'#Quantitativo_Fisico_Pessoal_Ser.O25]" table:style-name="ce6">
            <text:p>7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0</text:p>
          </table:table-cell>
          <table:table-cell office:value-type="float" office:value="389" table:formula="of:=['file:///C:/Users/User/Desktop/SUBPLAN/PORTAL%20DA%20TRANSPAR%CANCIA/PORTARIAS%20SOF/2021/Abril/1%20-%20MPF/anexo_I_servidores_2021_ods.ods'#Anexo_1_Tabela_1_Quantitativo_F.E30]+['file:///C:/Users/User/Desktop/SUBPLAN/PORTAL%20DA%20TRANSPAR%CANCIA/PORTARIAS%20SOF/2021/Abril/2%20-%20MPM/Anexo-I-tabela-1-Quantitativo_Fisico_Pessoal_Servidores-DAP.ods'#Quantitativo_Fisico_Pessoal.E24]+['file:///C:/Users/User/Desktop/SUBPLAN/PORTAL%20DA%20TRANSPAR%CANCIA/PORTARIAS%20SOF/2021/Abril/3%20-%20MPDFT/anexo_i_-_tabela_1.ods'#Quantitativo_Fisico_Pessoal_Ser.E26]+['file:///C:/Users/User/Desktop/SUBPLAN/PORTAL%20DA%20TRANSPAR%CANCIA/PORTARIAS%20SOF/2021/Abril/4%20-%20MPT/Anexo_1_Tabela_1_Quantitativo_Servidores_2021_04_MPT.ods'#Anexo_1_Tabela_1_Quantitativo_S.E28]+['file:///C:/Users/User/Desktop/SUBPLAN/PORTAL%20DA%20TRANSPAR%CANCIA/PORTARIAS%20SOF/2021/Abril/5%20-%20ESMPU/AnexoIServidoresESMPUAbril2021.ods'#Quantitativo_Fisico_Pessoal_Ser.E26]" table:style-name="ce6">
            <text:p>389</text:p>
          </table:table-cell>
          <table:table-cell office:value-type="float" office:value="0" table:formula="of:=['file:///C:/Users/User/Desktop/SUBPLAN/PORTAL%20DA%20TRANSPAR%CANCIA/PORTARIAS%20SOF/2021/Abril/1%20-%20MPF/anexo_I_servidores_2021_ods.ods'#Anexo_1_Tabela_1_Quantitativo_F.F30]+['file:///C:/Users/User/Desktop/SUBPLAN/PORTAL%20DA%20TRANSPAR%CANCIA/PORTARIAS%20SOF/2021/Abril/2%20-%20MPM/Anexo-I-tabela-1-Quantitativo_Fisico_Pessoal_Servidores-DAP.ods'#Quantitativo_Fisico_Pessoal.F24]+['file:///C:/Users/User/Desktop/SUBPLAN/PORTAL%20DA%20TRANSPAR%CANCIA/PORTARIAS%20SOF/2021/Abril/3%20-%20MPDFT/anexo_i_-_tabela_1.ods'#Quantitativo_Fisico_Pessoal_Ser.F26]+['file:///C:/Users/User/Desktop/SUBPLAN/PORTAL%20DA%20TRANSPAR%CANCIA/PORTARIAS%20SOF/2021/Abril/4%20-%20MPT/Anexo_1_Tabela_1_Quantitativo_Servidores_2021_04_MPT.ods'#Anexo_1_Tabela_1_Quantitativo_S.F28]+['file:///C:/Users/User/Desktop/SUBPLAN/PORTAL%20DA%20TRANSPAR%CANCIA/PORTARIAS%20SOF/2021/Abril/5%20-%20ESMPU/AnexoIServidoresESMPUAbril2021.ods'#Quantitativo_Fisico_Pessoal_Ser.F26]" table:style-name="ce6">
            <text:p>0</text:p>
          </table:table-cell>
          <table:table-cell office:value-type="float" office:value="389" table:formula="of:=[.H26]+[.I26]" table:style-name="ce7">
            <text:p>389</text:p>
          </table:table-cell>
          <table:covered-table-cell/>
          <table:covered-table-cell/>
          <table:table-cell office:value-type="float" office:value="5" table:formula="of:=['file:///C:/Users/User/Desktop/SUBPLAN/PORTAL%20DA%20TRANSPAR%CANCIA/PORTARIAS%20SOF/2021/Abril/1%20-%20MPF/anexo_I_servidores_2021_ods.ods'#Anexo_1_Tabela_1_Quantitativo_F.J30]+['file:///C:/Users/User/Desktop/SUBPLAN/PORTAL%20DA%20TRANSPAR%CANCIA/PORTARIAS%20SOF/2021/Abril/2%20-%20MPM/Anexo-I-tabela-1-Quantitativo_Fisico_Pessoal_Servidores-DAP.ods'#Quantitativo_Fisico_Pessoal.J24]+['file:///C:/Users/User/Desktop/SUBPLAN/PORTAL%20DA%20TRANSPAR%CANCIA/PORTARIAS%20SOF/2021/Abril/3%20-%20MPDFT/anexo_i_-_tabela_1.ods'#Quantitativo_Fisico_Pessoal_Ser.J26]+['file:///C:/Users/User/Desktop/SUBPLAN/PORTAL%20DA%20TRANSPAR%CANCIA/PORTARIAS%20SOF/2021/Abril/4%20-%20MPT/Anexo_1_Tabela_1_Quantitativo_Servidores_2021_04_MPT.ods'#Anexo_1_Tabela_1_Quantitativo_S.J28]+['file:///C:/Users/User/Desktop/SUBPLAN/PORTAL%20DA%20TRANSPAR%CANCIA/PORTARIAS%20SOF/2021/Abril/5%20-%20ESMPU/AnexoIServidoresESMPUAbril2021.ods'#Quantitativo_Fisico_Pessoal_Ser.J26]" table:style-name="ce6">
            <text:p>5</text:p>
          </table:table-cell>
          <table:table-cell office:value-type="float" office:value="4" table:formula="of:=['file:///C:/Users/User/Desktop/SUBPLAN/PORTAL%20DA%20TRANSPAR%CANCIA/PORTARIAS%20SOF/2021/Abril/1%20-%20MPF/anexo_I_servidores_2021_ods.ods'#Anexo_1_Tabela_1_Quantitativo_F.K30]+['file:///C:/Users/User/Desktop/SUBPLAN/PORTAL%20DA%20TRANSPAR%CANCIA/PORTARIAS%20SOF/2021/Abril/2%20-%20MPM/Anexo-I-tabela-1-Quantitativo_Fisico_Pessoal_Servidores-DAP.ods'#Quantitativo_Fisico_Pessoal.K24]+['file:///C:/Users/User/Desktop/SUBPLAN/PORTAL%20DA%20TRANSPAR%CANCIA/PORTARIAS%20SOF/2021/Abril/3%20-%20MPDFT/anexo_i_-_tabela_1.ods'#Quantitativo_Fisico_Pessoal_Ser.K26]+['file:///C:/Users/User/Desktop/SUBPLAN/PORTAL%20DA%20TRANSPAR%CANCIA/PORTARIAS%20SOF/2021/Abril/4%20-%20MPT/Anexo_1_Tabela_1_Quantitativo_Servidores_2021_04_MPT.ods'#Anexo_1_Tabela_1_Quantitativo_S.K28]+['file:///C:/Users/User/Desktop/SUBPLAN/PORTAL%20DA%20TRANSPAR%CANCIA/PORTARIAS%20SOF/2021/Abril/5%20-%20ESMPU/AnexoIServidoresESMPUAbril2021.ods'#Quantitativo_Fisico_Pessoal_Ser.K26]" table:style-name="ce6">
            <text:p>4</text:p>
          </table:table-cell>
          <table:table-cell office:value-type="float" office:value="9" table:formula="of:=[.M26]+[.N26]" table:style-name="ce7">
            <text:p>9</text:p>
          </table:table-cell>
          <table:table-cell office:value-type="float" office:value="6" table:formula="of:=['file:///C:/Users/User/Desktop/SUBPLAN/PORTAL%20DA%20TRANSPAR%CANCIA/PORTARIAS%20SOF/2021/Abril/1%20-%20MPF/anexo_I_servidores_2021_ods.ods'#Anexo_1_Tabela_1_Quantitativo_F.M30]+['file:///C:/Users/User/Desktop/SUBPLAN/PORTAL%20DA%20TRANSPAR%CANCIA/PORTARIAS%20SOF/2021/Abril/2%20-%20MPM/Anexo-I-tabela-1-Quantitativo_Fisico_Pessoal_Servidores-DAP.ods'#Quantitativo_Fisico_Pessoal.M24]+['file:///C:/Users/User/Desktop/SUBPLAN/PORTAL%20DA%20TRANSPAR%CANCIA/PORTARIAS%20SOF/2021/Abril/3%20-%20MPDFT/anexo_i_-_tabela_1.ods'#Quantitativo_Fisico_Pessoal_Ser.M26]+['file:///C:/Users/User/Desktop/SUBPLAN/PORTAL%20DA%20TRANSPAR%CANCIA/PORTARIAS%20SOF/2021/Abril/4%20-%20MPT/Anexo_1_Tabela_1_Quantitativo_Servidores_2021_04_MPT.ods'#Anexo_1_Tabela_1_Quantitativo_S.M28]+['file:///C:/Users/User/Desktop/SUBPLAN/PORTAL%20DA%20TRANSPAR%CANCIA/PORTARIAS%20SOF/2021/Abril/5%20-%20ESMPU/AnexoIServidoresESMPUAbril2021.ods'#Quantitativo_Fisico_Pessoal_Ser.O26]" table:style-name="ce6">
            <text:p>6</text:p>
          </table:table-cell>
          <table:table-cell table:style-name="ce2"/>
          <table:table-cell table:number-columns-repeated="16367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9</text:p>
          </table:table-cell>
          <table:table-cell office:value-type="float" office:value="510" table:formula="of:=['file:///C:/Users/User/Desktop/SUBPLAN/PORTAL%20DA%20TRANSPAR%CANCIA/PORTARIAS%20SOF/2021/Abril/1%20-%20MPF/anexo_I_servidores_2021_ods.ods'#Anexo_1_Tabela_1_Quantitativo_F.E31]+['file:///C:/Users/User/Desktop/SUBPLAN/PORTAL%20DA%20TRANSPAR%CANCIA/PORTARIAS%20SOF/2021/Abril/2%20-%20MPM/Anexo-I-tabela-1-Quantitativo_Fisico_Pessoal_Servidores-DAP.ods'#Quantitativo_Fisico_Pessoal.E25]+['file:///C:/Users/User/Desktop/SUBPLAN/PORTAL%20DA%20TRANSPAR%CANCIA/PORTARIAS%20SOF/2021/Abril/3%20-%20MPDFT/anexo_i_-_tabela_1.ods'#Quantitativo_Fisico_Pessoal_Ser.E27]+['file:///C:/Users/User/Desktop/SUBPLAN/PORTAL%20DA%20TRANSPAR%CANCIA/PORTARIAS%20SOF/2021/Abril/4%20-%20MPT/Anexo_1_Tabela_1_Quantitativo_Servidores_2021_04_MPT.ods'#Anexo_1_Tabela_1_Quantitativo_S.E29]+['file:///C:/Users/User/Desktop/SUBPLAN/PORTAL%20DA%20TRANSPAR%CANCIA/PORTARIAS%20SOF/2021/Abril/5%20-%20ESMPU/AnexoIServidoresESMPUAbril2021.ods'#Quantitativo_Fisico_Pessoal_Ser.E27]" table:style-name="ce6">
            <text:p>510</text:p>
          </table:table-cell>
          <table:table-cell office:value-type="float" office:value="0" table:formula="of:=['file:///C:/Users/User/Desktop/SUBPLAN/PORTAL%20DA%20TRANSPAR%CANCIA/PORTARIAS%20SOF/2021/Abril/1%20-%20MPF/anexo_I_servidores_2021_ods.ods'#Anexo_1_Tabela_1_Quantitativo_F.F31]+['file:///C:/Users/User/Desktop/SUBPLAN/PORTAL%20DA%20TRANSPAR%CANCIA/PORTARIAS%20SOF/2021/Abril/2%20-%20MPM/Anexo-I-tabela-1-Quantitativo_Fisico_Pessoal_Servidores-DAP.ods'#Quantitativo_Fisico_Pessoal.F25]+['file:///C:/Users/User/Desktop/SUBPLAN/PORTAL%20DA%20TRANSPAR%CANCIA/PORTARIAS%20SOF/2021/Abril/3%20-%20MPDFT/anexo_i_-_tabela_1.ods'#Quantitativo_Fisico_Pessoal_Ser.F27]+['file:///C:/Users/User/Desktop/SUBPLAN/PORTAL%20DA%20TRANSPAR%CANCIA/PORTARIAS%20SOF/2021/Abril/4%20-%20MPT/Anexo_1_Tabela_1_Quantitativo_Servidores_2021_04_MPT.ods'#Anexo_1_Tabela_1_Quantitativo_S.F29]+['file:///C:/Users/User/Desktop/SUBPLAN/PORTAL%20DA%20TRANSPAR%CANCIA/PORTARIAS%20SOF/2021/Abril/5%20-%20ESMPU/AnexoIServidoresESMPUAbril2021.ods'#Quantitativo_Fisico_Pessoal_Ser.F27]" table:style-name="ce6">
            <text:p>0</text:p>
          </table:table-cell>
          <table:table-cell office:value-type="float" office:value="510" table:formula="of:=[.H27]+[.I27]" table:style-name="ce7">
            <text:p>510</text:p>
          </table:table-cell>
          <table:covered-table-cell/>
          <table:covered-table-cell/>
          <table:table-cell office:value-type="float" office:value="1" table:formula="of:=['file:///C:/Users/User/Desktop/SUBPLAN/PORTAL%20DA%20TRANSPAR%CANCIA/PORTARIAS%20SOF/2021/Abril/1%20-%20MPF/anexo_I_servidores_2021_ods.ods'#Anexo_1_Tabela_1_Quantitativo_F.J31]+['file:///C:/Users/User/Desktop/SUBPLAN/PORTAL%20DA%20TRANSPAR%CANCIA/PORTARIAS%20SOF/2021/Abril/2%20-%20MPM/Anexo-I-tabela-1-Quantitativo_Fisico_Pessoal_Servidores-DAP.ods'#Quantitativo_Fisico_Pessoal.J25]+['file:///C:/Users/User/Desktop/SUBPLAN/PORTAL%20DA%20TRANSPAR%CANCIA/PORTARIAS%20SOF/2021/Abril/3%20-%20MPDFT/anexo_i_-_tabela_1.ods'#Quantitativo_Fisico_Pessoal_Ser.J27]+['file:///C:/Users/User/Desktop/SUBPLAN/PORTAL%20DA%20TRANSPAR%CANCIA/PORTARIAS%20SOF/2021/Abril/4%20-%20MPT/Anexo_1_Tabela_1_Quantitativo_Servidores_2021_04_MPT.ods'#Anexo_1_Tabela_1_Quantitativo_S.J29]+['file:///C:/Users/User/Desktop/SUBPLAN/PORTAL%20DA%20TRANSPAR%CANCIA/PORTARIAS%20SOF/2021/Abril/5%20-%20ESMPU/AnexoIServidoresESMPUAbril2021.ods'#Quantitativo_Fisico_Pessoal_Ser.J27]" table:style-name="ce6">
            <text:p>1</text:p>
          </table:table-cell>
          <table:table-cell office:value-type="float" office:value="5" table:formula="of:=['file:///C:/Users/User/Desktop/SUBPLAN/PORTAL%20DA%20TRANSPAR%CANCIA/PORTARIAS%20SOF/2021/Abril/1%20-%20MPF/anexo_I_servidores_2021_ods.ods'#Anexo_1_Tabela_1_Quantitativo_F.K31]+['file:///C:/Users/User/Desktop/SUBPLAN/PORTAL%20DA%20TRANSPAR%CANCIA/PORTARIAS%20SOF/2021/Abril/2%20-%20MPM/Anexo-I-tabela-1-Quantitativo_Fisico_Pessoal_Servidores-DAP.ods'#Quantitativo_Fisico_Pessoal.K25]+['file:///C:/Users/User/Desktop/SUBPLAN/PORTAL%20DA%20TRANSPAR%CANCIA/PORTARIAS%20SOF/2021/Abril/3%20-%20MPDFT/anexo_i_-_tabela_1.ods'#Quantitativo_Fisico_Pessoal_Ser.K27]+['file:///C:/Users/User/Desktop/SUBPLAN/PORTAL%20DA%20TRANSPAR%CANCIA/PORTARIAS%20SOF/2021/Abril/4%20-%20MPT/Anexo_1_Tabela_1_Quantitativo_Servidores_2021_04_MPT.ods'#Anexo_1_Tabela_1_Quantitativo_S.K29]+['file:///C:/Users/User/Desktop/SUBPLAN/PORTAL%20DA%20TRANSPAR%CANCIA/PORTARIAS%20SOF/2021/Abril/5%20-%20ESMPU/AnexoIServidoresESMPUAbril2021.ods'#Quantitativo_Fisico_Pessoal_Ser.K27]" table:style-name="ce6">
            <text:p>5</text:p>
          </table:table-cell>
          <table:table-cell office:value-type="float" office:value="6" table:formula="of:=[.M27]+[.N27]" table:style-name="ce7">
            <text:p>6</text:p>
          </table:table-cell>
          <table:table-cell office:value-type="float" office:value="7" table:formula="of:=['file:///C:/Users/User/Desktop/SUBPLAN/PORTAL%20DA%20TRANSPAR%CANCIA/PORTARIAS%20SOF/2021/Abril/1%20-%20MPF/anexo_I_servidores_2021_ods.ods'#Anexo_1_Tabela_1_Quantitativo_F.M31]+['file:///C:/Users/User/Desktop/SUBPLAN/PORTAL%20DA%20TRANSPAR%CANCIA/PORTARIAS%20SOF/2021/Abril/2%20-%20MPM/Anexo-I-tabela-1-Quantitativo_Fisico_Pessoal_Servidores-DAP.ods'#Quantitativo_Fisico_Pessoal.M25]+['file:///C:/Users/User/Desktop/SUBPLAN/PORTAL%20DA%20TRANSPAR%CANCIA/PORTARIAS%20SOF/2021/Abril/3%20-%20MPDFT/anexo_i_-_tabela_1.ods'#Quantitativo_Fisico_Pessoal_Ser.M27]+['file:///C:/Users/User/Desktop/SUBPLAN/PORTAL%20DA%20TRANSPAR%CANCIA/PORTARIAS%20SOF/2021/Abril/4%20-%20MPT/Anexo_1_Tabela_1_Quantitativo_Servidores_2021_04_MPT.ods'#Anexo_1_Tabela_1_Quantitativo_S.M29]+['file:///C:/Users/User/Desktop/SUBPLAN/PORTAL%20DA%20TRANSPAR%CANCIA/PORTARIAS%20SOF/2021/Abril/5%20-%20ESMPU/AnexoIServidoresESMPUAbril2021.ods'#Quantitativo_Fisico_Pessoal_Ser.O27]" table:style-name="ce6">
            <text:p>7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number-columns-spanned="2" table:number-rows-spanned="5" table:style-name="ce16">
            <text:p>B</text:p>
          </table:table-cell>
          <table:covered-table-cell/>
          <table:table-cell office:value-type="string" table:style-name="ce5">
            <text:p>8</text:p>
          </table:table-cell>
          <table:table-cell office:value-type="float" office:value="835" table:formula="of:=['file:///C:/Users/User/Desktop/SUBPLAN/PORTAL%20DA%20TRANSPAR%CANCIA/PORTARIAS%20SOF/2021/Abril/1%20-%20MPF/anexo_I_servidores_2021_ods.ods'#Anexo_1_Tabela_1_Quantitativo_F.E32]+['file:///C:/Users/User/Desktop/SUBPLAN/PORTAL%20DA%20TRANSPAR%CANCIA/PORTARIAS%20SOF/2021/Abril/2%20-%20MPM/Anexo-I-tabela-1-Quantitativo_Fisico_Pessoal_Servidores-DAP.ods'#Quantitativo_Fisico_Pessoal.E26]+['file:///C:/Users/User/Desktop/SUBPLAN/PORTAL%20DA%20TRANSPAR%CANCIA/PORTARIAS%20SOF/2021/Abril/3%20-%20MPDFT/anexo_i_-_tabela_1.ods'#Quantitativo_Fisico_Pessoal_Ser.E28]+['file:///C:/Users/User/Desktop/SUBPLAN/PORTAL%20DA%20TRANSPAR%CANCIA/PORTARIAS%20SOF/2021/Abril/4%20-%20MPT/Anexo_1_Tabela_1_Quantitativo_Servidores_2021_04_MPT.ods'#Anexo_1_Tabela_1_Quantitativo_S.E30]+['file:///C:/Users/User/Desktop/SUBPLAN/PORTAL%20DA%20TRANSPAR%CANCIA/PORTARIAS%20SOF/2021/Abril/5%20-%20ESMPU/AnexoIServidoresESMPUAbril2021.ods'#Quantitativo_Fisico_Pessoal_Ser.E28]" table:style-name="ce6">
            <text:p>835</text:p>
          </table:table-cell>
          <table:table-cell office:value-type="float" office:value="0" table:formula="of:=['file:///C:/Users/User/Desktop/SUBPLAN/PORTAL%20DA%20TRANSPAR%CANCIA/PORTARIAS%20SOF/2021/Abril/1%20-%20MPF/anexo_I_servidores_2021_ods.ods'#Anexo_1_Tabela_1_Quantitativo_F.F32]+['file:///C:/Users/User/Desktop/SUBPLAN/PORTAL%20DA%20TRANSPAR%CANCIA/PORTARIAS%20SOF/2021/Abril/2%20-%20MPM/Anexo-I-tabela-1-Quantitativo_Fisico_Pessoal_Servidores-DAP.ods'#Quantitativo_Fisico_Pessoal.F26]+['file:///C:/Users/User/Desktop/SUBPLAN/PORTAL%20DA%20TRANSPAR%CANCIA/PORTARIAS%20SOF/2021/Abril/3%20-%20MPDFT/anexo_i_-_tabela_1.ods'#Quantitativo_Fisico_Pessoal_Ser.F28]+['file:///C:/Users/User/Desktop/SUBPLAN/PORTAL%20DA%20TRANSPAR%CANCIA/PORTARIAS%20SOF/2021/Abril/4%20-%20MPT/Anexo_1_Tabela_1_Quantitativo_Servidores_2021_04_MPT.ods'#Anexo_1_Tabela_1_Quantitativo_S.F30]+['file:///C:/Users/User/Desktop/SUBPLAN/PORTAL%20DA%20TRANSPAR%CANCIA/PORTARIAS%20SOF/2021/Abril/5%20-%20ESMPU/AnexoIServidoresESMPUAbril2021.ods'#Quantitativo_Fisico_Pessoal_Ser.F28]" table:style-name="ce6">
            <text:p>0</text:p>
          </table:table-cell>
          <table:table-cell office:value-type="float" office:value="835" table:formula="of:=[.H28]+[.I28]" table:style-name="ce7">
            <text:p>835</text:p>
          </table:table-cell>
          <table:covered-table-cell/>
          <table:covered-table-cell/>
          <table:table-cell office:value-type="float" office:value="9" table:formula="of:=['file:///C:/Users/User/Desktop/SUBPLAN/PORTAL%20DA%20TRANSPAR%CANCIA/PORTARIAS%20SOF/2021/Abril/1%20-%20MPF/anexo_I_servidores_2021_ods.ods'#Anexo_1_Tabela_1_Quantitativo_F.J32]+['file:///C:/Users/User/Desktop/SUBPLAN/PORTAL%20DA%20TRANSPAR%CANCIA/PORTARIAS%20SOF/2021/Abril/2%20-%20MPM/Anexo-I-tabela-1-Quantitativo_Fisico_Pessoal_Servidores-DAP.ods'#Quantitativo_Fisico_Pessoal.J26]+['file:///C:/Users/User/Desktop/SUBPLAN/PORTAL%20DA%20TRANSPAR%CANCIA/PORTARIAS%20SOF/2021/Abril/3%20-%20MPDFT/anexo_i_-_tabela_1.ods'#Quantitativo_Fisico_Pessoal_Ser.J28]+['file:///C:/Users/User/Desktop/SUBPLAN/PORTAL%20DA%20TRANSPAR%CANCIA/PORTARIAS%20SOF/2021/Abril/4%20-%20MPT/Anexo_1_Tabela_1_Quantitativo_Servidores_2021_04_MPT.ods'#Anexo_1_Tabela_1_Quantitativo_S.J30]+['file:///C:/Users/User/Desktop/SUBPLAN/PORTAL%20DA%20TRANSPAR%CANCIA/PORTARIAS%20SOF/2021/Abril/5%20-%20ESMPU/AnexoIServidoresESMPUAbril2021.ods'#Quantitativo_Fisico_Pessoal_Ser.J28]" table:style-name="ce6">
            <text:p>9</text:p>
          </table:table-cell>
          <table:table-cell office:value-type="float" office:value="2" table:formula="of:=['file:///C:/Users/User/Desktop/SUBPLAN/PORTAL%20DA%20TRANSPAR%CANCIA/PORTARIAS%20SOF/2021/Abril/1%20-%20MPF/anexo_I_servidores_2021_ods.ods'#Anexo_1_Tabela_1_Quantitativo_F.K32]+['file:///C:/Users/User/Desktop/SUBPLAN/PORTAL%20DA%20TRANSPAR%CANCIA/PORTARIAS%20SOF/2021/Abril/2%20-%20MPM/Anexo-I-tabela-1-Quantitativo_Fisico_Pessoal_Servidores-DAP.ods'#Quantitativo_Fisico_Pessoal.K26]+['file:///C:/Users/User/Desktop/SUBPLAN/PORTAL%20DA%20TRANSPAR%CANCIA/PORTARIAS%20SOF/2021/Abril/3%20-%20MPDFT/anexo_i_-_tabela_1.ods'#Quantitativo_Fisico_Pessoal_Ser.K28]+['file:///C:/Users/User/Desktop/SUBPLAN/PORTAL%20DA%20TRANSPAR%CANCIA/PORTARIAS%20SOF/2021/Abril/4%20-%20MPT/Anexo_1_Tabela_1_Quantitativo_Servidores_2021_04_MPT.ods'#Anexo_1_Tabela_1_Quantitativo_S.K30]+['file:///C:/Users/User/Desktop/SUBPLAN/PORTAL%20DA%20TRANSPAR%CANCIA/PORTARIAS%20SOF/2021/Abril/5%20-%20ESMPU/AnexoIServidoresESMPUAbril2021.ods'#Quantitativo_Fisico_Pessoal_Ser.K28]" table:style-name="ce6">
            <text:p>2</text:p>
          </table:table-cell>
          <table:table-cell office:value-type="float" office:value="11" table:formula="of:=[.M28]+[.N28]" table:style-name="ce7">
            <text:p>11</text:p>
          </table:table-cell>
          <table:table-cell office:value-type="float" office:value="2" table:formula="of:=['file:///C:/Users/User/Desktop/SUBPLAN/PORTAL%20DA%20TRANSPAR%CANCIA/PORTARIAS%20SOF/2021/Abril/1%20-%20MPF/anexo_I_servidores_2021_ods.ods'#Anexo_1_Tabela_1_Quantitativo_F.M32]+['file:///C:/Users/User/Desktop/SUBPLAN/PORTAL%20DA%20TRANSPAR%CANCIA/PORTARIAS%20SOF/2021/Abril/2%20-%20MPM/Anexo-I-tabela-1-Quantitativo_Fisico_Pessoal_Servidores-DAP.ods'#Quantitativo_Fisico_Pessoal.M26]+['file:///C:/Users/User/Desktop/SUBPLAN/PORTAL%20DA%20TRANSPAR%CANCIA/PORTARIAS%20SOF/2021/Abril/3%20-%20MPDFT/anexo_i_-_tabela_1.ods'#Quantitativo_Fisico_Pessoal_Ser.M28]+['file:///C:/Users/User/Desktop/SUBPLAN/PORTAL%20DA%20TRANSPAR%CANCIA/PORTARIAS%20SOF/2021/Abril/4%20-%20MPT/Anexo_1_Tabela_1_Quantitativo_Servidores_2021_04_MPT.ods'#Anexo_1_Tabela_1_Quantitativo_S.M30]+['file:///C:/Users/User/Desktop/SUBPLAN/PORTAL%20DA%20TRANSPAR%CANCIA/PORTARIAS%20SOF/2021/Abril/5%20-%20ESMPU/AnexoIServidoresESMPUAbril2021.ods'#Quantitativo_Fisico_Pessoal_Ser.O28]" table:style-name="ce6">
            <text:p>2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7</text:p>
          </table:table-cell>
          <table:table-cell office:value-type="float" office:value="532" table:formula="of:=['file:///C:/Users/User/Desktop/SUBPLAN/PORTAL%20DA%20TRANSPAR%CANCIA/PORTARIAS%20SOF/2021/Abril/1%20-%20MPF/anexo_I_servidores_2021_ods.ods'#Anexo_1_Tabela_1_Quantitativo_F.E33]+['file:///C:/Users/User/Desktop/SUBPLAN/PORTAL%20DA%20TRANSPAR%CANCIA/PORTARIAS%20SOF/2021/Abril/2%20-%20MPM/Anexo-I-tabela-1-Quantitativo_Fisico_Pessoal_Servidores-DAP.ods'#Quantitativo_Fisico_Pessoal.E27]+['file:///C:/Users/User/Desktop/SUBPLAN/PORTAL%20DA%20TRANSPAR%CANCIA/PORTARIAS%20SOF/2021/Abril/3%20-%20MPDFT/anexo_i_-_tabela_1.ods'#Quantitativo_Fisico_Pessoal_Ser.E29]+['file:///C:/Users/User/Desktop/SUBPLAN/PORTAL%20DA%20TRANSPAR%CANCIA/PORTARIAS%20SOF/2021/Abril/4%20-%20MPT/Anexo_1_Tabela_1_Quantitativo_Servidores_2021_04_MPT.ods'#Anexo_1_Tabela_1_Quantitativo_S.E31]+['file:///C:/Users/User/Desktop/SUBPLAN/PORTAL%20DA%20TRANSPAR%CANCIA/PORTARIAS%20SOF/2021/Abril/5%20-%20ESMPU/AnexoIServidoresESMPUAbril2021.ods'#Quantitativo_Fisico_Pessoal_Ser.E29]" table:style-name="ce6">
            <text:p>532</text:p>
          </table:table-cell>
          <table:table-cell office:value-type="float" office:value="1" table:formula="of:=['file:///C:/Users/User/Desktop/SUBPLAN/PORTAL%20DA%20TRANSPAR%CANCIA/PORTARIAS%20SOF/2021/Abril/1%20-%20MPF/anexo_I_servidores_2021_ods.ods'#Anexo_1_Tabela_1_Quantitativo_F.F33]+['file:///C:/Users/User/Desktop/SUBPLAN/PORTAL%20DA%20TRANSPAR%CANCIA/PORTARIAS%20SOF/2021/Abril/2%20-%20MPM/Anexo-I-tabela-1-Quantitativo_Fisico_Pessoal_Servidores-DAP.ods'#Quantitativo_Fisico_Pessoal.F27]+['file:///C:/Users/User/Desktop/SUBPLAN/PORTAL%20DA%20TRANSPAR%CANCIA/PORTARIAS%20SOF/2021/Abril/3%20-%20MPDFT/anexo_i_-_tabela_1.ods'#Quantitativo_Fisico_Pessoal_Ser.F29]+['file:///C:/Users/User/Desktop/SUBPLAN/PORTAL%20DA%20TRANSPAR%CANCIA/PORTARIAS%20SOF/2021/Abril/4%20-%20MPT/Anexo_1_Tabela_1_Quantitativo_Servidores_2021_04_MPT.ods'#Anexo_1_Tabela_1_Quantitativo_S.F31]+['file:///C:/Users/User/Desktop/SUBPLAN/PORTAL%20DA%20TRANSPAR%CANCIA/PORTARIAS%20SOF/2021/Abril/5%20-%20ESMPU/AnexoIServidoresESMPUAbril2021.ods'#Quantitativo_Fisico_Pessoal_Ser.F29]" table:style-name="ce6">
            <text:p>1</text:p>
          </table:table-cell>
          <table:table-cell office:value-type="float" office:value="533" table:formula="of:=[.H29]+[.I29]" table:style-name="ce7">
            <text:p>533</text:p>
          </table:table-cell>
          <table:covered-table-cell/>
          <table:covered-table-cell/>
          <table:table-cell office:value-type="float" office:value="5" table:formula="of:=['file:///C:/Users/User/Desktop/SUBPLAN/PORTAL%20DA%20TRANSPAR%CANCIA/PORTARIAS%20SOF/2021/Abril/1%20-%20MPF/anexo_I_servidores_2021_ods.ods'#Anexo_1_Tabela_1_Quantitativo_F.J33]+['file:///C:/Users/User/Desktop/SUBPLAN/PORTAL%20DA%20TRANSPAR%CANCIA/PORTARIAS%20SOF/2021/Abril/2%20-%20MPM/Anexo-I-tabela-1-Quantitativo_Fisico_Pessoal_Servidores-DAP.ods'#Quantitativo_Fisico_Pessoal.J27]+['file:///C:/Users/User/Desktop/SUBPLAN/PORTAL%20DA%20TRANSPAR%CANCIA/PORTARIAS%20SOF/2021/Abril/3%20-%20MPDFT/anexo_i_-_tabela_1.ods'#Quantitativo_Fisico_Pessoal_Ser.J29]+['file:///C:/Users/User/Desktop/SUBPLAN/PORTAL%20DA%20TRANSPAR%CANCIA/PORTARIAS%20SOF/2021/Abril/4%20-%20MPT/Anexo_1_Tabela_1_Quantitativo_Servidores_2021_04_MPT.ods'#Anexo_1_Tabela_1_Quantitativo_S.J31]+['file:///C:/Users/User/Desktop/SUBPLAN/PORTAL%20DA%20TRANSPAR%CANCIA/PORTARIAS%20SOF/2021/Abril/5%20-%20ESMPU/AnexoIServidoresESMPUAbril2021.ods'#Quantitativo_Fisico_Pessoal_Ser.J29]" table:style-name="ce6">
            <text:p>5</text:p>
          </table:table-cell>
          <table:table-cell office:value-type="float" office:value="5" table:formula="of:=['file:///C:/Users/User/Desktop/SUBPLAN/PORTAL%20DA%20TRANSPAR%CANCIA/PORTARIAS%20SOF/2021/Abril/1%20-%20MPF/anexo_I_servidores_2021_ods.ods'#Anexo_1_Tabela_1_Quantitativo_F.K33]+['file:///C:/Users/User/Desktop/SUBPLAN/PORTAL%20DA%20TRANSPAR%CANCIA/PORTARIAS%20SOF/2021/Abril/2%20-%20MPM/Anexo-I-tabela-1-Quantitativo_Fisico_Pessoal_Servidores-DAP.ods'#Quantitativo_Fisico_Pessoal.K27]+['file:///C:/Users/User/Desktop/SUBPLAN/PORTAL%20DA%20TRANSPAR%CANCIA/PORTARIAS%20SOF/2021/Abril/3%20-%20MPDFT/anexo_i_-_tabela_1.ods'#Quantitativo_Fisico_Pessoal_Ser.K29]+['file:///C:/Users/User/Desktop/SUBPLAN/PORTAL%20DA%20TRANSPAR%CANCIA/PORTARIAS%20SOF/2021/Abril/4%20-%20MPT/Anexo_1_Tabela_1_Quantitativo_Servidores_2021_04_MPT.ods'#Anexo_1_Tabela_1_Quantitativo_S.K31]+['file:///C:/Users/User/Desktop/SUBPLAN/PORTAL%20DA%20TRANSPAR%CANCIA/PORTARIAS%20SOF/2021/Abril/5%20-%20ESMPU/AnexoIServidoresESMPUAbril2021.ods'#Quantitativo_Fisico_Pessoal_Ser.K29]" table:style-name="ce6">
            <text:p>5</text:p>
          </table:table-cell>
          <table:table-cell office:value-type="float" office:value="10" table:formula="of:=[.M29]+[.N29]" table:style-name="ce7">
            <text:p>10</text:p>
          </table:table-cell>
          <table:table-cell office:value-type="float" office:value="7" table:formula="of:=['file:///C:/Users/User/Desktop/SUBPLAN/PORTAL%20DA%20TRANSPAR%CANCIA/PORTARIAS%20SOF/2021/Abril/1%20-%20MPF/anexo_I_servidores_2021_ods.ods'#Anexo_1_Tabela_1_Quantitativo_F.M33]+['file:///C:/Users/User/Desktop/SUBPLAN/PORTAL%20DA%20TRANSPAR%CANCIA/PORTARIAS%20SOF/2021/Abril/2%20-%20MPM/Anexo-I-tabela-1-Quantitativo_Fisico_Pessoal_Servidores-DAP.ods'#Quantitativo_Fisico_Pessoal.M27]+['file:///C:/Users/User/Desktop/SUBPLAN/PORTAL%20DA%20TRANSPAR%CANCIA/PORTARIAS%20SOF/2021/Abril/3%20-%20MPDFT/anexo_i_-_tabela_1.ods'#Quantitativo_Fisico_Pessoal_Ser.M29]+['file:///C:/Users/User/Desktop/SUBPLAN/PORTAL%20DA%20TRANSPAR%CANCIA/PORTARIAS%20SOF/2021/Abril/4%20-%20MPT/Anexo_1_Tabela_1_Quantitativo_Servidores_2021_04_MPT.ods'#Anexo_1_Tabela_1_Quantitativo_S.M31]+['file:///C:/Users/User/Desktop/SUBPLAN/PORTAL%20DA%20TRANSPAR%CANCIA/PORTARIAS%20SOF/2021/Abril/5%20-%20ESMPU/AnexoIServidoresESMPUAbril2021.ods'#Quantitativo_Fisico_Pessoal_Ser.O29]" table:style-name="ce6">
            <text:p>7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6</text:p>
          </table:table-cell>
          <table:table-cell office:value-type="float" office:value="635" table:formula="of:=['file:///C:/Users/User/Desktop/SUBPLAN/PORTAL%20DA%20TRANSPAR%CANCIA/PORTARIAS%20SOF/2021/Abril/1%20-%20MPF/anexo_I_servidores_2021_ods.ods'#Anexo_1_Tabela_1_Quantitativo_F.E34]+['file:///C:/Users/User/Desktop/SUBPLAN/PORTAL%20DA%20TRANSPAR%CANCIA/PORTARIAS%20SOF/2021/Abril/2%20-%20MPM/Anexo-I-tabela-1-Quantitativo_Fisico_Pessoal_Servidores-DAP.ods'#Quantitativo_Fisico_Pessoal.E28]+['file:///C:/Users/User/Desktop/SUBPLAN/PORTAL%20DA%20TRANSPAR%CANCIA/PORTARIAS%20SOF/2021/Abril/3%20-%20MPDFT/anexo_i_-_tabela_1.ods'#Quantitativo_Fisico_Pessoal_Ser.E30]+['file:///C:/Users/User/Desktop/SUBPLAN/PORTAL%20DA%20TRANSPAR%CANCIA/PORTARIAS%20SOF/2021/Abril/4%20-%20MPT/Anexo_1_Tabela_1_Quantitativo_Servidores_2021_04_MPT.ods'#Anexo_1_Tabela_1_Quantitativo_S.E32]+['file:///C:/Users/User/Desktop/SUBPLAN/PORTAL%20DA%20TRANSPAR%CANCIA/PORTARIAS%20SOF/2021/Abril/5%20-%20ESMPU/AnexoIServidoresESMPUAbril2021.ods'#Quantitativo_Fisico_Pessoal_Ser.E30]" table:style-name="ce6">
            <text:p>635</text:p>
          </table:table-cell>
          <table:table-cell office:value-type="float" office:value="1" table:formula="of:=['file:///C:/Users/User/Desktop/SUBPLAN/PORTAL%20DA%20TRANSPAR%CANCIA/PORTARIAS%20SOF/2021/Abril/1%20-%20MPF/anexo_I_servidores_2021_ods.ods'#Anexo_1_Tabela_1_Quantitativo_F.F34]+['file:///C:/Users/User/Desktop/SUBPLAN/PORTAL%20DA%20TRANSPAR%CANCIA/PORTARIAS%20SOF/2021/Abril/2%20-%20MPM/Anexo-I-tabela-1-Quantitativo_Fisico_Pessoal_Servidores-DAP.ods'#Quantitativo_Fisico_Pessoal.F28]+['file:///C:/Users/User/Desktop/SUBPLAN/PORTAL%20DA%20TRANSPAR%CANCIA/PORTARIAS%20SOF/2021/Abril/3%20-%20MPDFT/anexo_i_-_tabela_1.ods'#Quantitativo_Fisico_Pessoal_Ser.F30]+['file:///C:/Users/User/Desktop/SUBPLAN/PORTAL%20DA%20TRANSPAR%CANCIA/PORTARIAS%20SOF/2021/Abril/4%20-%20MPT/Anexo_1_Tabela_1_Quantitativo_Servidores_2021_04_MPT.ods'#Anexo_1_Tabela_1_Quantitativo_S.F32]+['file:///C:/Users/User/Desktop/SUBPLAN/PORTAL%20DA%20TRANSPAR%CANCIA/PORTARIAS%20SOF/2021/Abril/5%20-%20ESMPU/AnexoIServidoresESMPUAbril2021.ods'#Quantitativo_Fisico_Pessoal_Ser.F30]" table:style-name="ce6">
            <text:p>1</text:p>
          </table:table-cell>
          <table:table-cell office:value-type="float" office:value="636" table:formula="of:=[.H30]+[.I30]" table:style-name="ce7">
            <text:p>636</text:p>
          </table:table-cell>
          <table:covered-table-cell/>
          <table:covered-table-cell/>
          <table:table-cell office:value-type="float" office:value="2" table:formula="of:=['file:///C:/Users/User/Desktop/SUBPLAN/PORTAL%20DA%20TRANSPAR%CANCIA/PORTARIAS%20SOF/2021/Abril/1%20-%20MPF/anexo_I_servidores_2021_ods.ods'#Anexo_1_Tabela_1_Quantitativo_F.J34]+['file:///C:/Users/User/Desktop/SUBPLAN/PORTAL%20DA%20TRANSPAR%CANCIA/PORTARIAS%20SOF/2021/Abril/2%20-%20MPM/Anexo-I-tabela-1-Quantitativo_Fisico_Pessoal_Servidores-DAP.ods'#Quantitativo_Fisico_Pessoal.J28]+['file:///C:/Users/User/Desktop/SUBPLAN/PORTAL%20DA%20TRANSPAR%CANCIA/PORTARIAS%20SOF/2021/Abril/3%20-%20MPDFT/anexo_i_-_tabela_1.ods'#Quantitativo_Fisico_Pessoal_Ser.J30]+['file:///C:/Users/User/Desktop/SUBPLAN/PORTAL%20DA%20TRANSPAR%CANCIA/PORTARIAS%20SOF/2021/Abril/4%20-%20MPT/Anexo_1_Tabela_1_Quantitativo_Servidores_2021_04_MPT.ods'#Anexo_1_Tabela_1_Quantitativo_S.J32]+['file:///C:/Users/User/Desktop/SUBPLAN/PORTAL%20DA%20TRANSPAR%CANCIA/PORTARIAS%20SOF/2021/Abril/5%20-%20ESMPU/AnexoIServidoresESMPUAbril2021.ods'#Quantitativo_Fisico_Pessoal_Ser.J30]" table:style-name="ce6">
            <text:p>2</text:p>
          </table:table-cell>
          <table:table-cell office:value-type="float" office:value="3" table:formula="of:=['file:///C:/Users/User/Desktop/SUBPLAN/PORTAL%20DA%20TRANSPAR%CANCIA/PORTARIAS%20SOF/2021/Abril/1%20-%20MPF/anexo_I_servidores_2021_ods.ods'#Anexo_1_Tabela_1_Quantitativo_F.K34]+['file:///C:/Users/User/Desktop/SUBPLAN/PORTAL%20DA%20TRANSPAR%CANCIA/PORTARIAS%20SOF/2021/Abril/2%20-%20MPM/Anexo-I-tabela-1-Quantitativo_Fisico_Pessoal_Servidores-DAP.ods'#Quantitativo_Fisico_Pessoal.K28]+['file:///C:/Users/User/Desktop/SUBPLAN/PORTAL%20DA%20TRANSPAR%CANCIA/PORTARIAS%20SOF/2021/Abril/3%20-%20MPDFT/anexo_i_-_tabela_1.ods'#Quantitativo_Fisico_Pessoal_Ser.K30]+['file:///C:/Users/User/Desktop/SUBPLAN/PORTAL%20DA%20TRANSPAR%CANCIA/PORTARIAS%20SOF/2021/Abril/4%20-%20MPT/Anexo_1_Tabela_1_Quantitativo_Servidores_2021_04_MPT.ods'#Anexo_1_Tabela_1_Quantitativo_S.K32]+['file:///C:/Users/User/Desktop/SUBPLAN/PORTAL%20DA%20TRANSPAR%CANCIA/PORTARIAS%20SOF/2021/Abril/5%20-%20ESMPU/AnexoIServidoresESMPUAbril2021.ods'#Quantitativo_Fisico_Pessoal_Ser.K30]" table:style-name="ce6">
            <text:p>3</text:p>
          </table:table-cell>
          <table:table-cell office:value-type="float" office:value="5" table:formula="of:=[.M30]+[.N30]" table:style-name="ce7">
            <text:p>5</text:p>
          </table:table-cell>
          <table:table-cell office:value-type="float" office:value="4" table:formula="of:=['file:///C:/Users/User/Desktop/SUBPLAN/PORTAL%20DA%20TRANSPAR%CANCIA/PORTARIAS%20SOF/2021/Abril/1%20-%20MPF/anexo_I_servidores_2021_ods.ods'#Anexo_1_Tabela_1_Quantitativo_F.M34]+['file:///C:/Users/User/Desktop/SUBPLAN/PORTAL%20DA%20TRANSPAR%CANCIA/PORTARIAS%20SOF/2021/Abril/2%20-%20MPM/Anexo-I-tabela-1-Quantitativo_Fisico_Pessoal_Servidores-DAP.ods'#Quantitativo_Fisico_Pessoal.M28]+['file:///C:/Users/User/Desktop/SUBPLAN/PORTAL%20DA%20TRANSPAR%CANCIA/PORTARIAS%20SOF/2021/Abril/3%20-%20MPDFT/anexo_i_-_tabela_1.ods'#Quantitativo_Fisico_Pessoal_Ser.M30]+['file:///C:/Users/User/Desktop/SUBPLAN/PORTAL%20DA%20TRANSPAR%CANCIA/PORTARIAS%20SOF/2021/Abril/4%20-%20MPT/Anexo_1_Tabela_1_Quantitativo_Servidores_2021_04_MPT.ods'#Anexo_1_Tabela_1_Quantitativo_S.M32]+['file:///C:/Users/User/Desktop/SUBPLAN/PORTAL%20DA%20TRANSPAR%CANCIA/PORTARIAS%20SOF/2021/Abril/5%20-%20ESMPU/AnexoIServidoresESMPUAbril2021.ods'#Quantitativo_Fisico_Pessoal_Ser.O30]" table:style-name="ce6">
            <text:p>4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float" office:value="205" table:formula="of:=['file:///C:/Users/User/Desktop/SUBPLAN/PORTAL%20DA%20TRANSPAR%CANCIA/PORTARIAS%20SOF/2021/Abril/1%20-%20MPF/anexo_I_servidores_2021_ods.ods'#Anexo_1_Tabela_1_Quantitativo_F.E35]+['file:///C:/Users/User/Desktop/SUBPLAN/PORTAL%20DA%20TRANSPAR%CANCIA/PORTARIAS%20SOF/2021/Abril/2%20-%20MPM/Anexo-I-tabela-1-Quantitativo_Fisico_Pessoal_Servidores-DAP.ods'#Quantitativo_Fisico_Pessoal.E29]+['file:///C:/Users/User/Desktop/SUBPLAN/PORTAL%20DA%20TRANSPAR%CANCIA/PORTARIAS%20SOF/2021/Abril/3%20-%20MPDFT/anexo_i_-_tabela_1.ods'#Quantitativo_Fisico_Pessoal_Ser.E31]+['file:///C:/Users/User/Desktop/SUBPLAN/PORTAL%20DA%20TRANSPAR%CANCIA/PORTARIAS%20SOF/2021/Abril/4%20-%20MPT/Anexo_1_Tabela_1_Quantitativo_Servidores_2021_04_MPT.ods'#Anexo_1_Tabela_1_Quantitativo_S.E33]+['file:///C:/Users/User/Desktop/SUBPLAN/PORTAL%20DA%20TRANSPAR%CANCIA/PORTARIAS%20SOF/2021/Abril/5%20-%20ESMPU/AnexoIServidoresESMPUAbril2021.ods'#Quantitativo_Fisico_Pessoal_Ser.E31]" table:style-name="ce6">
            <text:p>205</text:p>
          </table:table-cell>
          <table:table-cell office:value-type="float" office:value="0" table:formula="of:=['file:///C:/Users/User/Desktop/SUBPLAN/PORTAL%20DA%20TRANSPAR%CANCIA/PORTARIAS%20SOF/2021/Abril/1%20-%20MPF/anexo_I_servidores_2021_ods.ods'#Anexo_1_Tabela_1_Quantitativo_F.F35]+['file:///C:/Users/User/Desktop/SUBPLAN/PORTAL%20DA%20TRANSPAR%CANCIA/PORTARIAS%20SOF/2021/Abril/2%20-%20MPM/Anexo-I-tabela-1-Quantitativo_Fisico_Pessoal_Servidores-DAP.ods'#Quantitativo_Fisico_Pessoal.F29]+['file:///C:/Users/User/Desktop/SUBPLAN/PORTAL%20DA%20TRANSPAR%CANCIA/PORTARIAS%20SOF/2021/Abril/3%20-%20MPDFT/anexo_i_-_tabela_1.ods'#Quantitativo_Fisico_Pessoal_Ser.F31]+['file:///C:/Users/User/Desktop/SUBPLAN/PORTAL%20DA%20TRANSPAR%CANCIA/PORTARIAS%20SOF/2021/Abril/4%20-%20MPT/Anexo_1_Tabela_1_Quantitativo_Servidores_2021_04_MPT.ods'#Anexo_1_Tabela_1_Quantitativo_S.F33]+['file:///C:/Users/User/Desktop/SUBPLAN/PORTAL%20DA%20TRANSPAR%CANCIA/PORTARIAS%20SOF/2021/Abril/5%20-%20ESMPU/AnexoIServidoresESMPUAbril2021.ods'#Quantitativo_Fisico_Pessoal_Ser.F31]" table:style-name="ce6">
            <text:p>0</text:p>
          </table:table-cell>
          <table:table-cell office:value-type="float" office:value="205" table:formula="of:=[.H31]+[.I31]" table:style-name="ce7">
            <text:p>205</text:p>
          </table:table-cell>
          <table:covered-table-cell/>
          <table:covered-table-cell/>
          <table:table-cell office:value-type="float" office:value="3" table:formula="of:=['file:///C:/Users/User/Desktop/SUBPLAN/PORTAL%20DA%20TRANSPAR%CANCIA/PORTARIAS%20SOF/2021/Abril/1%20-%20MPF/anexo_I_servidores_2021_ods.ods'#Anexo_1_Tabela_1_Quantitativo_F.J35]+['file:///C:/Users/User/Desktop/SUBPLAN/PORTAL%20DA%20TRANSPAR%CANCIA/PORTARIAS%20SOF/2021/Abril/2%20-%20MPM/Anexo-I-tabela-1-Quantitativo_Fisico_Pessoal_Servidores-DAP.ods'#Quantitativo_Fisico_Pessoal.J29]+['file:///C:/Users/User/Desktop/SUBPLAN/PORTAL%20DA%20TRANSPAR%CANCIA/PORTARIAS%20SOF/2021/Abril/3%20-%20MPDFT/anexo_i_-_tabela_1.ods'#Quantitativo_Fisico_Pessoal_Ser.J31]+['file:///C:/Users/User/Desktop/SUBPLAN/PORTAL%20DA%20TRANSPAR%CANCIA/PORTARIAS%20SOF/2021/Abril/4%20-%20MPT/Anexo_1_Tabela_1_Quantitativo_Servidores_2021_04_MPT.ods'#Anexo_1_Tabela_1_Quantitativo_S.J33]+['file:///C:/Users/User/Desktop/SUBPLAN/PORTAL%20DA%20TRANSPAR%CANCIA/PORTARIAS%20SOF/2021/Abril/5%20-%20ESMPU/AnexoIServidoresESMPUAbril2021.ods'#Quantitativo_Fisico_Pessoal_Ser.J31]" table:style-name="ce6">
            <text:p>3</text:p>
          </table:table-cell>
          <table:table-cell office:value-type="float" office:value="4" table:formula="of:=['file:///C:/Users/User/Desktop/SUBPLAN/PORTAL%20DA%20TRANSPAR%CANCIA/PORTARIAS%20SOF/2021/Abril/1%20-%20MPF/anexo_I_servidores_2021_ods.ods'#Anexo_1_Tabela_1_Quantitativo_F.K35]+['file:///C:/Users/User/Desktop/SUBPLAN/PORTAL%20DA%20TRANSPAR%CANCIA/PORTARIAS%20SOF/2021/Abril/2%20-%20MPM/Anexo-I-tabela-1-Quantitativo_Fisico_Pessoal_Servidores-DAP.ods'#Quantitativo_Fisico_Pessoal.K29]+['file:///C:/Users/User/Desktop/SUBPLAN/PORTAL%20DA%20TRANSPAR%CANCIA/PORTARIAS%20SOF/2021/Abril/3%20-%20MPDFT/anexo_i_-_tabela_1.ods'#Quantitativo_Fisico_Pessoal_Ser.K31]+['file:///C:/Users/User/Desktop/SUBPLAN/PORTAL%20DA%20TRANSPAR%CANCIA/PORTARIAS%20SOF/2021/Abril/4%20-%20MPT/Anexo_1_Tabela_1_Quantitativo_Servidores_2021_04_MPT.ods'#Anexo_1_Tabela_1_Quantitativo_S.K33]+['file:///C:/Users/User/Desktop/SUBPLAN/PORTAL%20DA%20TRANSPAR%CANCIA/PORTARIAS%20SOF/2021/Abril/5%20-%20ESMPU/AnexoIServidoresESMPUAbril2021.ods'#Quantitativo_Fisico_Pessoal_Ser.K31]" table:style-name="ce6">
            <text:p>4</text:p>
          </table:table-cell>
          <table:table-cell office:value-type="float" office:value="7" table:formula="of:=[.M31]+[.N31]" table:style-name="ce7">
            <text:p>7</text:p>
          </table:table-cell>
          <table:table-cell office:value-type="float" office:value="8" table:formula="of:=['file:///C:/Users/User/Desktop/SUBPLAN/PORTAL%20DA%20TRANSPAR%CANCIA/PORTARIAS%20SOF/2021/Abril/1%20-%20MPF/anexo_I_servidores_2021_ods.ods'#Anexo_1_Tabela_1_Quantitativo_F.M35]+['file:///C:/Users/User/Desktop/SUBPLAN/PORTAL%20DA%20TRANSPAR%CANCIA/PORTARIAS%20SOF/2021/Abril/2%20-%20MPM/Anexo-I-tabela-1-Quantitativo_Fisico_Pessoal_Servidores-DAP.ods'#Quantitativo_Fisico_Pessoal.M29]+['file:///C:/Users/User/Desktop/SUBPLAN/PORTAL%20DA%20TRANSPAR%CANCIA/PORTARIAS%20SOF/2021/Abril/3%20-%20MPDFT/anexo_i_-_tabela_1.ods'#Quantitativo_Fisico_Pessoal_Ser.M31]+['file:///C:/Users/User/Desktop/SUBPLAN/PORTAL%20DA%20TRANSPAR%CANCIA/PORTARIAS%20SOF/2021/Abril/4%20-%20MPT/Anexo_1_Tabela_1_Quantitativo_Servidores_2021_04_MPT.ods'#Anexo_1_Tabela_1_Quantitativo_S.M33]+['file:///C:/Users/User/Desktop/SUBPLAN/PORTAL%20DA%20TRANSPAR%CANCIA/PORTARIAS%20SOF/2021/Abril/5%20-%20ESMPU/AnexoIServidoresESMPUAbril2021.ods'#Quantitativo_Fisico_Pessoal_Ser.O31]" table:style-name="ce6">
            <text:p>8</text:p>
          </table:table-cell>
          <table:table-cell table:style-name="ce2"/>
          <table:table-cell table:number-columns-repeated="16367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float" office:value="301" table:formula="of:=['file:///C:/Users/User/Desktop/SUBPLAN/PORTAL%20DA%20TRANSPAR%CANCIA/PORTARIAS%20SOF/2021/Abril/1%20-%20MPF/anexo_I_servidores_2021_ods.ods'#Anexo_1_Tabela_1_Quantitativo_F.E36]+['file:///C:/Users/User/Desktop/SUBPLAN/PORTAL%20DA%20TRANSPAR%CANCIA/PORTARIAS%20SOF/2021/Abril/2%20-%20MPM/Anexo-I-tabela-1-Quantitativo_Fisico_Pessoal_Servidores-DAP.ods'#Quantitativo_Fisico_Pessoal.E30]+['file:///C:/Users/User/Desktop/SUBPLAN/PORTAL%20DA%20TRANSPAR%CANCIA/PORTARIAS%20SOF/2021/Abril/3%20-%20MPDFT/anexo_i_-_tabela_1.ods'#Quantitativo_Fisico_Pessoal_Ser.E32]+['file:///C:/Users/User/Desktop/SUBPLAN/PORTAL%20DA%20TRANSPAR%CANCIA/PORTARIAS%20SOF/2021/Abril/4%20-%20MPT/Anexo_1_Tabela_1_Quantitativo_Servidores_2021_04_MPT.ods'#Anexo_1_Tabela_1_Quantitativo_S.E34]+['file:///C:/Users/User/Desktop/SUBPLAN/PORTAL%20DA%20TRANSPAR%CANCIA/PORTARIAS%20SOF/2021/Abril/5%20-%20ESMPU/AnexoIServidoresESMPUAbril2021.ods'#Quantitativo_Fisico_Pessoal_Ser.E32]" table:style-name="ce6">
            <text:p>301</text:p>
          </table:table-cell>
          <table:table-cell office:value-type="float" office:value="16" table:formula="of:=['file:///C:/Users/User/Desktop/SUBPLAN/PORTAL%20DA%20TRANSPAR%CANCIA/PORTARIAS%20SOF/2021/Abril/1%20-%20MPF/anexo_I_servidores_2021_ods.ods'#Anexo_1_Tabela_1_Quantitativo_F.F36]+['file:///C:/Users/User/Desktop/SUBPLAN/PORTAL%20DA%20TRANSPAR%CANCIA/PORTARIAS%20SOF/2021/Abril/2%20-%20MPM/Anexo-I-tabela-1-Quantitativo_Fisico_Pessoal_Servidores-DAP.ods'#Quantitativo_Fisico_Pessoal.F30]+['file:///C:/Users/User/Desktop/SUBPLAN/PORTAL%20DA%20TRANSPAR%CANCIA/PORTARIAS%20SOF/2021/Abril/3%20-%20MPDFT/anexo_i_-_tabela_1.ods'#Quantitativo_Fisico_Pessoal_Ser.F32]+['file:///C:/Users/User/Desktop/SUBPLAN/PORTAL%20DA%20TRANSPAR%CANCIA/PORTARIAS%20SOF/2021/Abril/4%20-%20MPT/Anexo_1_Tabela_1_Quantitativo_Servidores_2021_04_MPT.ods'#Anexo_1_Tabela_1_Quantitativo_S.F34]+['file:///C:/Users/User/Desktop/SUBPLAN/PORTAL%20DA%20TRANSPAR%CANCIA/PORTARIAS%20SOF/2021/Abril/5%20-%20ESMPU/AnexoIServidoresESMPUAbril2021.ods'#Quantitativo_Fisico_Pessoal_Ser.F32]" table:style-name="ce6">
            <text:p>16</text:p>
          </table:table-cell>
          <table:table-cell office:value-type="float" office:value="317" table:formula="of:=[.H32]+[.I32]" table:style-name="ce7">
            <text:p>317</text:p>
          </table:table-cell>
          <table:covered-table-cell/>
          <table:covered-table-cell/>
          <table:table-cell office:value-type="float" office:value="2" table:formula="of:=['file:///C:/Users/User/Desktop/SUBPLAN/PORTAL%20DA%20TRANSPAR%CANCIA/PORTARIAS%20SOF/2021/Abril/1%20-%20MPF/anexo_I_servidores_2021_ods.ods'#Anexo_1_Tabela_1_Quantitativo_F.J36]+['file:///C:/Users/User/Desktop/SUBPLAN/PORTAL%20DA%20TRANSPAR%CANCIA/PORTARIAS%20SOF/2021/Abril/2%20-%20MPM/Anexo-I-tabela-1-Quantitativo_Fisico_Pessoal_Servidores-DAP.ods'#Quantitativo_Fisico_Pessoal.J30]+['file:///C:/Users/User/Desktop/SUBPLAN/PORTAL%20DA%20TRANSPAR%CANCIA/PORTARIAS%20SOF/2021/Abril/3%20-%20MPDFT/anexo_i_-_tabela_1.ods'#Quantitativo_Fisico_Pessoal_Ser.J32]+['file:///C:/Users/User/Desktop/SUBPLAN/PORTAL%20DA%20TRANSPAR%CANCIA/PORTARIAS%20SOF/2021/Abril/4%20-%20MPT/Anexo_1_Tabela_1_Quantitativo_Servidores_2021_04_MPT.ods'#Anexo_1_Tabela_1_Quantitativo_S.J34]+['file:///C:/Users/User/Desktop/SUBPLAN/PORTAL%20DA%20TRANSPAR%CANCIA/PORTARIAS%20SOF/2021/Abril/5%20-%20ESMPU/AnexoIServidoresESMPUAbril2021.ods'#Quantitativo_Fisico_Pessoal_Ser.J32]" table:style-name="ce6">
            <text:p>2</text:p>
          </table:table-cell>
          <table:table-cell office:value-type="float" office:value="3" table:formula="of:=['file:///C:/Users/User/Desktop/SUBPLAN/PORTAL%20DA%20TRANSPAR%CANCIA/PORTARIAS%20SOF/2021/Abril/1%20-%20MPF/anexo_I_servidores_2021_ods.ods'#Anexo_1_Tabela_1_Quantitativo_F.K36]+['file:///C:/Users/User/Desktop/SUBPLAN/PORTAL%20DA%20TRANSPAR%CANCIA/PORTARIAS%20SOF/2021/Abril/2%20-%20MPM/Anexo-I-tabela-1-Quantitativo_Fisico_Pessoal_Servidores-DAP.ods'#Quantitativo_Fisico_Pessoal.K30]+['file:///C:/Users/User/Desktop/SUBPLAN/PORTAL%20DA%20TRANSPAR%CANCIA/PORTARIAS%20SOF/2021/Abril/3%20-%20MPDFT/anexo_i_-_tabela_1.ods'#Quantitativo_Fisico_Pessoal_Ser.K32]+['file:///C:/Users/User/Desktop/SUBPLAN/PORTAL%20DA%20TRANSPAR%CANCIA/PORTARIAS%20SOF/2021/Abril/4%20-%20MPT/Anexo_1_Tabela_1_Quantitativo_Servidores_2021_04_MPT.ods'#Anexo_1_Tabela_1_Quantitativo_S.K34]+['file:///C:/Users/User/Desktop/SUBPLAN/PORTAL%20DA%20TRANSPAR%CANCIA/PORTARIAS%20SOF/2021/Abril/5%20-%20ESMPU/AnexoIServidoresESMPUAbril2021.ods'#Quantitativo_Fisico_Pessoal_Ser.K32]" table:style-name="ce6">
            <text:p>3</text:p>
          </table:table-cell>
          <table:table-cell office:value-type="float" office:value="5" table:formula="of:=[.M32]+[.N32]" table:style-name="ce7">
            <text:p>5</text:p>
          </table:table-cell>
          <table:table-cell office:value-type="float" office:value="3" table:formula="of:=['file:///C:/Users/User/Desktop/SUBPLAN/PORTAL%20DA%20TRANSPAR%CANCIA/PORTARIAS%20SOF/2021/Abril/1%20-%20MPF/anexo_I_servidores_2021_ods.ods'#Anexo_1_Tabela_1_Quantitativo_F.M36]+['file:///C:/Users/User/Desktop/SUBPLAN/PORTAL%20DA%20TRANSPAR%CANCIA/PORTARIAS%20SOF/2021/Abril/2%20-%20MPM/Anexo-I-tabela-1-Quantitativo_Fisico_Pessoal_Servidores-DAP.ods'#Quantitativo_Fisico_Pessoal.M30]+['file:///C:/Users/User/Desktop/SUBPLAN/PORTAL%20DA%20TRANSPAR%CANCIA/PORTARIAS%20SOF/2021/Abril/3%20-%20MPDFT/anexo_i_-_tabela_1.ods'#Quantitativo_Fisico_Pessoal_Ser.M32]+['file:///C:/Users/User/Desktop/SUBPLAN/PORTAL%20DA%20TRANSPAR%CANCIA/PORTARIAS%20SOF/2021/Abril/4%20-%20MPT/Anexo_1_Tabela_1_Quantitativo_Servidores_2021_04_MPT.ods'#Anexo_1_Tabela_1_Quantitativo_S.M34]+['file:///C:/Users/User/Desktop/SUBPLAN/PORTAL%20DA%20TRANSPAR%CANCIA/PORTARIAS%20SOF/2021/Abril/5%20-%20ESMPU/AnexoIServidoresESMPUAbril2021.ods'#Quantitativo_Fisico_Pessoal_Ser.O32]" table:style-name="ce6">
            <text:p>3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number-columns-spanned="2" table:number-rows-spanned="3" table:style-name="ce16">
            <text:p>A</text:p>
          </table:table-cell>
          <table:covered-table-cell/>
          <table:table-cell office:value-type="string" table:style-name="ce5">
            <text:p>3</text:p>
          </table:table-cell>
          <table:table-cell office:value-type="float" office:value="30" table:formula="of:=['file:///C:/Users/User/Desktop/SUBPLAN/PORTAL%20DA%20TRANSPAR%CANCIA/PORTARIAS%20SOF/2021/Abril/1%20-%20MPF/anexo_I_servidores_2021_ods.ods'#Anexo_1_Tabela_1_Quantitativo_F.E37]+['file:///C:/Users/User/Desktop/SUBPLAN/PORTAL%20DA%20TRANSPAR%CANCIA/PORTARIAS%20SOF/2021/Abril/2%20-%20MPM/Anexo-I-tabela-1-Quantitativo_Fisico_Pessoal_Servidores-DAP.ods'#Quantitativo_Fisico_Pessoal.E31]+['file:///C:/Users/User/Desktop/SUBPLAN/PORTAL%20DA%20TRANSPAR%CANCIA/PORTARIAS%20SOF/2021/Abril/3%20-%20MPDFT/anexo_i_-_tabela_1.ods'#Quantitativo_Fisico_Pessoal_Ser.E33]+['file:///C:/Users/User/Desktop/SUBPLAN/PORTAL%20DA%20TRANSPAR%CANCIA/PORTARIAS%20SOF/2021/Abril/4%20-%20MPT/Anexo_1_Tabela_1_Quantitativo_Servidores_2021_04_MPT.ods'#Anexo_1_Tabela_1_Quantitativo_S.E35]+['file:///C:/Users/User/Desktop/SUBPLAN/PORTAL%20DA%20TRANSPAR%CANCIA/PORTARIAS%20SOF/2021/Abril/5%20-%20ESMPU/AnexoIServidoresESMPUAbril2021.ods'#Quantitativo_Fisico_Pessoal_Ser.E33]" table:style-name="ce6">
            <text:p>30</text:p>
          </table:table-cell>
          <table:table-cell office:value-type="float" office:value="7" table:formula="of:=['file:///C:/Users/User/Desktop/SUBPLAN/PORTAL%20DA%20TRANSPAR%CANCIA/PORTARIAS%20SOF/2021/Abril/1%20-%20MPF/anexo_I_servidores_2021_ods.ods'#Anexo_1_Tabela_1_Quantitativo_F.F37]+['file:///C:/Users/User/Desktop/SUBPLAN/PORTAL%20DA%20TRANSPAR%CANCIA/PORTARIAS%20SOF/2021/Abril/2%20-%20MPM/Anexo-I-tabela-1-Quantitativo_Fisico_Pessoal_Servidores-DAP.ods'#Quantitativo_Fisico_Pessoal.F31]+['file:///C:/Users/User/Desktop/SUBPLAN/PORTAL%20DA%20TRANSPAR%CANCIA/PORTARIAS%20SOF/2021/Abril/3%20-%20MPDFT/anexo_i_-_tabela_1.ods'#Quantitativo_Fisico_Pessoal_Ser.F33]+['file:///C:/Users/User/Desktop/SUBPLAN/PORTAL%20DA%20TRANSPAR%CANCIA/PORTARIAS%20SOF/2021/Abril/4%20-%20MPT/Anexo_1_Tabela_1_Quantitativo_Servidores_2021_04_MPT.ods'#Anexo_1_Tabela_1_Quantitativo_S.F35]+['file:///C:/Users/User/Desktop/SUBPLAN/PORTAL%20DA%20TRANSPAR%CANCIA/PORTARIAS%20SOF/2021/Abril/5%20-%20ESMPU/AnexoIServidoresESMPUAbril2021.ods'#Quantitativo_Fisico_Pessoal_Ser.F33]" table:style-name="ce6">
            <text:p>7</text:p>
          </table:table-cell>
          <table:table-cell office:value-type="float" office:value="37" table:formula="of:=[.H33]+[.I33]" table:style-name="ce7">
            <text:p>37</text:p>
          </table:table-cell>
          <table:covered-table-cell/>
          <table:covered-table-cell/>
          <table:table-cell office:value-type="float" office:value="3" table:formula="of:=['file:///C:/Users/User/Desktop/SUBPLAN/PORTAL%20DA%20TRANSPAR%CANCIA/PORTARIAS%20SOF/2021/Abril/1%20-%20MPF/anexo_I_servidores_2021_ods.ods'#Anexo_1_Tabela_1_Quantitativo_F.J37]+['file:///C:/Users/User/Desktop/SUBPLAN/PORTAL%20DA%20TRANSPAR%CANCIA/PORTARIAS%20SOF/2021/Abril/2%20-%20MPM/Anexo-I-tabela-1-Quantitativo_Fisico_Pessoal_Servidores-DAP.ods'#Quantitativo_Fisico_Pessoal.J31]+['file:///C:/Users/User/Desktop/SUBPLAN/PORTAL%20DA%20TRANSPAR%CANCIA/PORTARIAS%20SOF/2021/Abril/3%20-%20MPDFT/anexo_i_-_tabela_1.ods'#Quantitativo_Fisico_Pessoal_Ser.J33]+['file:///C:/Users/User/Desktop/SUBPLAN/PORTAL%20DA%20TRANSPAR%CANCIA/PORTARIAS%20SOF/2021/Abril/4%20-%20MPT/Anexo_1_Tabela_1_Quantitativo_Servidores_2021_04_MPT.ods'#Anexo_1_Tabela_1_Quantitativo_S.J35]+['file:///C:/Users/User/Desktop/SUBPLAN/PORTAL%20DA%20TRANSPAR%CANCIA/PORTARIAS%20SOF/2021/Abril/5%20-%20ESMPU/AnexoIServidoresESMPUAbril2021.ods'#Quantitativo_Fisico_Pessoal_Ser.J33]" table:style-name="ce6">
            <text:p>3</text:p>
          </table:table-cell>
          <table:table-cell office:value-type="float" office:value="3" table:formula="of:=['file:///C:/Users/User/Desktop/SUBPLAN/PORTAL%20DA%20TRANSPAR%CANCIA/PORTARIAS%20SOF/2021/Abril/1%20-%20MPF/anexo_I_servidores_2021_ods.ods'#Anexo_1_Tabela_1_Quantitativo_F.K37]+['file:///C:/Users/User/Desktop/SUBPLAN/PORTAL%20DA%20TRANSPAR%CANCIA/PORTARIAS%20SOF/2021/Abril/2%20-%20MPM/Anexo-I-tabela-1-Quantitativo_Fisico_Pessoal_Servidores-DAP.ods'#Quantitativo_Fisico_Pessoal.K31]+['file:///C:/Users/User/Desktop/SUBPLAN/PORTAL%20DA%20TRANSPAR%CANCIA/PORTARIAS%20SOF/2021/Abril/3%20-%20MPDFT/anexo_i_-_tabela_1.ods'#Quantitativo_Fisico_Pessoal_Ser.K33]+['file:///C:/Users/User/Desktop/SUBPLAN/PORTAL%20DA%20TRANSPAR%CANCIA/PORTARIAS%20SOF/2021/Abril/4%20-%20MPT/Anexo_1_Tabela_1_Quantitativo_Servidores_2021_04_MPT.ods'#Anexo_1_Tabela_1_Quantitativo_S.K35]+['file:///C:/Users/User/Desktop/SUBPLAN/PORTAL%20DA%20TRANSPAR%CANCIA/PORTARIAS%20SOF/2021/Abril/5%20-%20ESMPU/AnexoIServidoresESMPUAbril2021.ods'#Quantitativo_Fisico_Pessoal_Ser.K33]" table:style-name="ce6">
            <text:p>3</text:p>
          </table:table-cell>
          <table:table-cell office:value-type="float" office:value="6" table:formula="of:=[.M33]+[.N33]" table:style-name="ce7">
            <text:p>6</text:p>
          </table:table-cell>
          <table:table-cell office:value-type="float" office:value="9" table:formula="of:=['file:///C:/Users/User/Desktop/SUBPLAN/PORTAL%20DA%20TRANSPAR%CANCIA/PORTARIAS%20SOF/2021/Abril/1%20-%20MPF/anexo_I_servidores_2021_ods.ods'#Anexo_1_Tabela_1_Quantitativo_F.M37]+['file:///C:/Users/User/Desktop/SUBPLAN/PORTAL%20DA%20TRANSPAR%CANCIA/PORTARIAS%20SOF/2021/Abril/2%20-%20MPM/Anexo-I-tabela-1-Quantitativo_Fisico_Pessoal_Servidores-DAP.ods'#Quantitativo_Fisico_Pessoal.M31]+['file:///C:/Users/User/Desktop/SUBPLAN/PORTAL%20DA%20TRANSPAR%CANCIA/PORTARIAS%20SOF/2021/Abril/3%20-%20MPDFT/anexo_i_-_tabela_1.ods'#Quantitativo_Fisico_Pessoal_Ser.M33]+['file:///C:/Users/User/Desktop/SUBPLAN/PORTAL%20DA%20TRANSPAR%CANCIA/PORTARIAS%20SOF/2021/Abril/4%20-%20MPT/Anexo_1_Tabela_1_Quantitativo_Servidores_2021_04_MPT.ods'#Anexo_1_Tabela_1_Quantitativo_S.M35]+['file:///C:/Users/User/Desktop/SUBPLAN/PORTAL%20DA%20TRANSPAR%CANCIA/PORTARIAS%20SOF/2021/Abril/5%20-%20ESMPU/AnexoIServidoresESMPUAbril2021.ods'#Quantitativo_Fisico_Pessoal_Ser.O33]" table:style-name="ce6">
            <text:p>9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float" office:value="1" table:formula="of:=['file:///C:/Users/User/Desktop/SUBPLAN/PORTAL%20DA%20TRANSPAR%CANCIA/PORTARIAS%20SOF/2021/Abril/1%20-%20MPF/anexo_I_servidores_2021_ods.ods'#Anexo_1_Tabela_1_Quantitativo_F.E38]+['file:///C:/Users/User/Desktop/SUBPLAN/PORTAL%20DA%20TRANSPAR%CANCIA/PORTARIAS%20SOF/2021/Abril/2%20-%20MPM/Anexo-I-tabela-1-Quantitativo_Fisico_Pessoal_Servidores-DAP.ods'#Quantitativo_Fisico_Pessoal.E32]+['file:///C:/Users/User/Desktop/SUBPLAN/PORTAL%20DA%20TRANSPAR%CANCIA/PORTARIAS%20SOF/2021/Abril/3%20-%20MPDFT/anexo_i_-_tabela_1.ods'#Quantitativo_Fisico_Pessoal_Ser.E34]+['file:///C:/Users/User/Desktop/SUBPLAN/PORTAL%20DA%20TRANSPAR%CANCIA/PORTARIAS%20SOF/2021/Abril/4%20-%20MPT/Anexo_1_Tabela_1_Quantitativo_Servidores_2021_04_MPT.ods'#Anexo_1_Tabela_1_Quantitativo_S.E36]+['file:///C:/Users/User/Desktop/SUBPLAN/PORTAL%20DA%20TRANSPAR%CANCIA/PORTARIAS%20SOF/2021/Abril/5%20-%20ESMPU/AnexoIServidoresESMPUAbril2021.ods'#Quantitativo_Fisico_Pessoal_Ser.E34]" table:style-name="ce6">
            <text:p>1</text:p>
          </table:table-cell>
          <table:table-cell office:value-type="float" office:value="69" table:formula="of:=['file:///C:/Users/User/Desktop/SUBPLAN/PORTAL%20DA%20TRANSPAR%CANCIA/PORTARIAS%20SOF/2021/Abril/1%20-%20MPF/anexo_I_servidores_2021_ods.ods'#Anexo_1_Tabela_1_Quantitativo_F.F38]+['file:///C:/Users/User/Desktop/SUBPLAN/PORTAL%20DA%20TRANSPAR%CANCIA/PORTARIAS%20SOF/2021/Abril/2%20-%20MPM/Anexo-I-tabela-1-Quantitativo_Fisico_Pessoal_Servidores-DAP.ods'#Quantitativo_Fisico_Pessoal.F32]+['file:///C:/Users/User/Desktop/SUBPLAN/PORTAL%20DA%20TRANSPAR%CANCIA/PORTARIAS%20SOF/2021/Abril/3%20-%20MPDFT/anexo_i_-_tabela_1.ods'#Quantitativo_Fisico_Pessoal_Ser.F34]+['file:///C:/Users/User/Desktop/SUBPLAN/PORTAL%20DA%20TRANSPAR%CANCIA/PORTARIAS%20SOF/2021/Abril/4%20-%20MPT/Anexo_1_Tabela_1_Quantitativo_Servidores_2021_04_MPT.ods'#Anexo_1_Tabela_1_Quantitativo_S.F36]+['file:///C:/Users/User/Desktop/SUBPLAN/PORTAL%20DA%20TRANSPAR%CANCIA/PORTARIAS%20SOF/2021/Abril/5%20-%20ESMPU/AnexoIServidoresESMPUAbril2021.ods'#Quantitativo_Fisico_Pessoal_Ser.F34]" table:style-name="ce6">
            <text:p>69</text:p>
          </table:table-cell>
          <table:table-cell office:value-type="float" office:value="70" table:formula="of:=[.H34]+[.I34]" table:style-name="ce7">
            <text:p>70</text:p>
          </table:table-cell>
          <table:covered-table-cell/>
          <table:covered-table-cell/>
          <table:table-cell office:value-type="float" office:value="0" table:formula="of:=['file:///C:/Users/User/Desktop/SUBPLAN/PORTAL%20DA%20TRANSPAR%CANCIA/PORTARIAS%20SOF/2021/Abril/1%20-%20MPF/anexo_I_servidores_2021_ods.ods'#Anexo_1_Tabela_1_Quantitativo_F.J38]+['file:///C:/Users/User/Desktop/SUBPLAN/PORTAL%20DA%20TRANSPAR%CANCIA/PORTARIAS%20SOF/2021/Abril/2%20-%20MPM/Anexo-I-tabela-1-Quantitativo_Fisico_Pessoal_Servidores-DAP.ods'#Quantitativo_Fisico_Pessoal.J32]+['file:///C:/Users/User/Desktop/SUBPLAN/PORTAL%20DA%20TRANSPAR%CANCIA/PORTARIAS%20SOF/2021/Abril/3%20-%20MPDFT/anexo_i_-_tabela_1.ods'#Quantitativo_Fisico_Pessoal_Ser.J34]+['file:///C:/Users/User/Desktop/SUBPLAN/PORTAL%20DA%20TRANSPAR%CANCIA/PORTARIAS%20SOF/2021/Abril/4%20-%20MPT/Anexo_1_Tabela_1_Quantitativo_Servidores_2021_04_MPT.ods'#Anexo_1_Tabela_1_Quantitativo_S.J36]+['file:///C:/Users/User/Desktop/SUBPLAN/PORTAL%20DA%20TRANSPAR%CANCIA/PORTARIAS%20SOF/2021/Abril/5%20-%20ESMPU/AnexoIServidoresESMPUAbril2021.ods'#Quantitativo_Fisico_Pessoal_Ser.J34]" table:style-name="ce6">
            <text:p>0</text:p>
          </table:table-cell>
          <table:table-cell office:value-type="float" office:value="1" table:formula="of:=['file:///C:/Users/User/Desktop/SUBPLAN/PORTAL%20DA%20TRANSPAR%CANCIA/PORTARIAS%20SOF/2021/Abril/1%20-%20MPF/anexo_I_servidores_2021_ods.ods'#Anexo_1_Tabela_1_Quantitativo_F.K38]+['file:///C:/Users/User/Desktop/SUBPLAN/PORTAL%20DA%20TRANSPAR%CANCIA/PORTARIAS%20SOF/2021/Abril/2%20-%20MPM/Anexo-I-tabela-1-Quantitativo_Fisico_Pessoal_Servidores-DAP.ods'#Quantitativo_Fisico_Pessoal.K32]+['file:///C:/Users/User/Desktop/SUBPLAN/PORTAL%20DA%20TRANSPAR%CANCIA/PORTARIAS%20SOF/2021/Abril/3%20-%20MPDFT/anexo_i_-_tabela_1.ods'#Quantitativo_Fisico_Pessoal_Ser.K34]+['file:///C:/Users/User/Desktop/SUBPLAN/PORTAL%20DA%20TRANSPAR%CANCIA/PORTARIAS%20SOF/2021/Abril/4%20-%20MPT/Anexo_1_Tabela_1_Quantitativo_Servidores_2021_04_MPT.ods'#Anexo_1_Tabela_1_Quantitativo_S.K36]+['file:///C:/Users/User/Desktop/SUBPLAN/PORTAL%20DA%20TRANSPAR%CANCIA/PORTARIAS%20SOF/2021/Abril/5%20-%20ESMPU/AnexoIServidoresESMPUAbril2021.ods'#Quantitativo_Fisico_Pessoal_Ser.K34]" table:style-name="ce6">
            <text:p>1</text:p>
          </table:table-cell>
          <table:table-cell office:value-type="float" office:value="1" table:formula="of:=[.M34]+[.N34]" table:style-name="ce7">
            <text:p>1</text:p>
          </table:table-cell>
          <table:table-cell office:value-type="float" office:value="3" table:formula="of:=['file:///C:/Users/User/Desktop/SUBPLAN/PORTAL%20DA%20TRANSPAR%CANCIA/PORTARIAS%20SOF/2021/Abril/1%20-%20MPF/anexo_I_servidores_2021_ods.ods'#Anexo_1_Tabela_1_Quantitativo_F.M38]+['file:///C:/Users/User/Desktop/SUBPLAN/PORTAL%20DA%20TRANSPAR%CANCIA/PORTARIAS%20SOF/2021/Abril/2%20-%20MPM/Anexo-I-tabela-1-Quantitativo_Fisico_Pessoal_Servidores-DAP.ods'#Quantitativo_Fisico_Pessoal.M32]+['file:///C:/Users/User/Desktop/SUBPLAN/PORTAL%20DA%20TRANSPAR%CANCIA/PORTARIAS%20SOF/2021/Abril/3%20-%20MPDFT/anexo_i_-_tabela_1.ods'#Quantitativo_Fisico_Pessoal_Ser.M34]+['file:///C:/Users/User/Desktop/SUBPLAN/PORTAL%20DA%20TRANSPAR%CANCIA/PORTARIAS%20SOF/2021/Abril/4%20-%20MPT/Anexo_1_Tabela_1_Quantitativo_Servidores_2021_04_MPT.ods'#Anexo_1_Tabela_1_Quantitativo_S.M36]+['file:///C:/Users/User/Desktop/SUBPLAN/PORTAL%20DA%20TRANSPAR%CANCIA/PORTARIAS%20SOF/2021/Abril/5%20-%20ESMPU/AnexoIServidoresESMPUAbril2021.ods'#Quantitativo_Fisico_Pessoal_Ser.O34]" table:style-name="ce6">
            <text:p>3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</text:p>
          </table:table-cell>
          <table:table-cell office:value-type="float" office:value="1" table:formula="of:=['file:///C:/Users/User/Desktop/SUBPLAN/PORTAL%20DA%20TRANSPAR%CANCIA/PORTARIAS%20SOF/2021/Abril/1%20-%20MPF/anexo_I_servidores_2021_ods.ods'#Anexo_1_Tabela_1_Quantitativo_F.E39]+['file:///C:/Users/User/Desktop/SUBPLAN/PORTAL%20DA%20TRANSPAR%CANCIA/PORTARIAS%20SOF/2021/Abril/2%20-%20MPM/Anexo-I-tabela-1-Quantitativo_Fisico_Pessoal_Servidores-DAP.ods'#Quantitativo_Fisico_Pessoal.E33]+['file:///C:/Users/User/Desktop/SUBPLAN/PORTAL%20DA%20TRANSPAR%CANCIA/PORTARIAS%20SOF/2021/Abril/3%20-%20MPDFT/anexo_i_-_tabela_1.ods'#Quantitativo_Fisico_Pessoal_Ser.E35]+['file:///C:/Users/User/Desktop/SUBPLAN/PORTAL%20DA%20TRANSPAR%CANCIA/PORTARIAS%20SOF/2021/Abril/4%20-%20MPT/Anexo_1_Tabela_1_Quantitativo_Servidores_2021_04_MPT.ods'#Anexo_1_Tabela_1_Quantitativo_S.E37]+['file:///C:/Users/User/Desktop/SUBPLAN/PORTAL%20DA%20TRANSPAR%CANCIA/PORTARIAS%20SOF/2021/Abril/5%20-%20ESMPU/AnexoIServidoresESMPUAbril2021.ods'#Quantitativo_Fisico_Pessoal_Ser.E35]" table:style-name="ce6">
            <text:p>1</text:p>
          </table:table-cell>
          <table:table-cell office:value-type="float" office:value="109" table:formula="of:=['file:///C:/Users/User/Desktop/SUBPLAN/PORTAL%20DA%20TRANSPAR%CANCIA/PORTARIAS%20SOF/2021/Abril/1%20-%20MPF/anexo_I_servidores_2021_ods.ods'#Anexo_1_Tabela_1_Quantitativo_F.F39]+['file:///C:/Users/User/Desktop/SUBPLAN/PORTAL%20DA%20TRANSPAR%CANCIA/PORTARIAS%20SOF/2021/Abril/2%20-%20MPM/Anexo-I-tabela-1-Quantitativo_Fisico_Pessoal_Servidores-DAP.ods'#Quantitativo_Fisico_Pessoal.F33]+['file:///C:/Users/User/Desktop/SUBPLAN/PORTAL%20DA%20TRANSPAR%CANCIA/PORTARIAS%20SOF/2021/Abril/3%20-%20MPDFT/anexo_i_-_tabela_1.ods'#Quantitativo_Fisico_Pessoal_Ser.F35]+['file:///C:/Users/User/Desktop/SUBPLAN/PORTAL%20DA%20TRANSPAR%CANCIA/PORTARIAS%20SOF/2021/Abril/4%20-%20MPT/Anexo_1_Tabela_1_Quantitativo_Servidores_2021_04_MPT.ods'#Anexo_1_Tabela_1_Quantitativo_S.F37]+['file:///C:/Users/User/Desktop/SUBPLAN/PORTAL%20DA%20TRANSPAR%CANCIA/PORTARIAS%20SOF/2021/Abril/5%20-%20ESMPU/AnexoIServidoresESMPUAbril2021.ods'#Quantitativo_Fisico_Pessoal_Ser.F35]" table:style-name="ce6">
            <text:p>109</text:p>
          </table:table-cell>
          <table:table-cell office:value-type="float" office:value="110" table:formula="of:=[.H35]+[.I35]" table:style-name="ce7">
            <text:p>110</text:p>
          </table:table-cell>
          <table:covered-table-cell/>
          <table:covered-table-cell/>
          <table:table-cell office:value-type="float" office:value="1" table:formula="of:=['file:///C:/Users/User/Desktop/SUBPLAN/PORTAL%20DA%20TRANSPAR%CANCIA/PORTARIAS%20SOF/2021/Abril/1%20-%20MPF/anexo_I_servidores_2021_ods.ods'#Anexo_1_Tabela_1_Quantitativo_F.J39]+['file:///C:/Users/User/Desktop/SUBPLAN/PORTAL%20DA%20TRANSPAR%CANCIA/PORTARIAS%20SOF/2021/Abril/2%20-%20MPM/Anexo-I-tabela-1-Quantitativo_Fisico_Pessoal_Servidores-DAP.ods'#Quantitativo_Fisico_Pessoal.J33]+['file:///C:/Users/User/Desktop/SUBPLAN/PORTAL%20DA%20TRANSPAR%CANCIA/PORTARIAS%20SOF/2021/Abril/3%20-%20MPDFT/anexo_i_-_tabela_1.ods'#Quantitativo_Fisico_Pessoal_Ser.J35]+['file:///C:/Users/User/Desktop/SUBPLAN/PORTAL%20DA%20TRANSPAR%CANCIA/PORTARIAS%20SOF/2021/Abril/4%20-%20MPT/Anexo_1_Tabela_1_Quantitativo_Servidores_2021_04_MPT.ods'#Anexo_1_Tabela_1_Quantitativo_S.J37]+['file:///C:/Users/User/Desktop/SUBPLAN/PORTAL%20DA%20TRANSPAR%CANCIA/PORTARIAS%20SOF/2021/Abril/5%20-%20ESMPU/AnexoIServidoresESMPUAbril2021.ods'#Quantitativo_Fisico_Pessoal_Ser.J35]" table:style-name="ce6">
            <text:p>1</text:p>
          </table:table-cell>
          <table:table-cell office:value-type="float" office:value="1" table:formula="of:=['file:///C:/Users/User/Desktop/SUBPLAN/PORTAL%20DA%20TRANSPAR%CANCIA/PORTARIAS%20SOF/2021/Abril/1%20-%20MPF/anexo_I_servidores_2021_ods.ods'#Anexo_1_Tabela_1_Quantitativo_F.K39]+['file:///C:/Users/User/Desktop/SUBPLAN/PORTAL%20DA%20TRANSPAR%CANCIA/PORTARIAS%20SOF/2021/Abril/2%20-%20MPM/Anexo-I-tabela-1-Quantitativo_Fisico_Pessoal_Servidores-DAP.ods'#Quantitativo_Fisico_Pessoal.K33]+['file:///C:/Users/User/Desktop/SUBPLAN/PORTAL%20DA%20TRANSPAR%CANCIA/PORTARIAS%20SOF/2021/Abril/3%20-%20MPDFT/anexo_i_-_tabela_1.ods'#Quantitativo_Fisico_Pessoal_Ser.K35]+['file:///C:/Users/User/Desktop/SUBPLAN/PORTAL%20DA%20TRANSPAR%CANCIA/PORTARIAS%20SOF/2021/Abril/4%20-%20MPT/Anexo_1_Tabela_1_Quantitativo_Servidores_2021_04_MPT.ods'#Anexo_1_Tabela_1_Quantitativo_S.K37]+['file:///C:/Users/User/Desktop/SUBPLAN/PORTAL%20DA%20TRANSPAR%CANCIA/PORTARIAS%20SOF/2021/Abril/5%20-%20ESMPU/AnexoIServidoresESMPUAbril2021.ods'#Quantitativo_Fisico_Pessoal_Ser.K35]" table:style-name="ce6">
            <text:p>1</text:p>
          </table:table-cell>
          <table:table-cell office:value-type="float" office:value="2" table:formula="of:=[.M35]+[.N35]" table:style-name="ce7">
            <text:p>2</text:p>
          </table:table-cell>
          <table:table-cell office:value-type="float" office:value="1" table:formula="of:=['file:///C:/Users/User/Desktop/SUBPLAN/PORTAL%20DA%20TRANSPAR%CANCIA/PORTARIAS%20SOF/2021/Abril/1%20-%20MPF/anexo_I_servidores_2021_ods.ods'#Anexo_1_Tabela_1_Quantitativo_F.M39]+['file:///C:/Users/User/Desktop/SUBPLAN/PORTAL%20DA%20TRANSPAR%CANCIA/PORTARIAS%20SOF/2021/Abril/2%20-%20MPM/Anexo-I-tabela-1-Quantitativo_Fisico_Pessoal_Servidores-DAP.ods'#Quantitativo_Fisico_Pessoal.M33]+['file:///C:/Users/User/Desktop/SUBPLAN/PORTAL%20DA%20TRANSPAR%CANCIA/PORTARIAS%20SOF/2021/Abril/3%20-%20MPDFT/anexo_i_-_tabela_1.ods'#Quantitativo_Fisico_Pessoal_Ser.M35]+['file:///C:/Users/User/Desktop/SUBPLAN/PORTAL%20DA%20TRANSPAR%CANCIA/PORTARIAS%20SOF/2021/Abril/4%20-%20MPT/Anexo_1_Tabela_1_Quantitativo_Servidores_2021_04_MPT.ods'#Anexo_1_Tabela_1_Quantitativo_S.M37]+['file:///C:/Users/User/Desktop/SUBPLAN/PORTAL%20DA%20TRANSPAR%CANCIA/PORTARIAS%20SOF/2021/Abril/5%20-%20ESMPU/AnexoIServidoresESMPUAbril2021.ods'#Quantitativo_Fisico_Pessoal_Ser.O35]" table:style-name="ce6">
            <text:p>1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table-cell office:value-type="string" table:number-columns-spanned="2" table:number-rows-spanned="1" table:style-name="ce19">
            <text:p>Total</text:p>
          </table:table-cell>
          <table:covered-table-cell/>
          <table:table-cell table:number-columns-spanned="2" table:number-rows-spanned="1" table:style-name="ce20"/>
          <table:covered-table-cell/>
          <table:table-cell table:style-name="ce8"/>
          <table:table-cell office:value-type="float" office:value="9094" table:formula="of:=SUM([.H23:.H35])" table:style-name="ce9">
            <text:p>9.094</text:p>
          </table:table-cell>
          <table:table-cell office:value-type="float" office:value="215" table:formula="of:=SUM([.I23:.I35])" table:style-name="ce9">
            <text:p>215</text:p>
          </table:table-cell>
          <table:table-cell office:value-type="float" office:value="9309" table:formula="of:=SUM([.J23:.J35])" table:style-name="ce9">
            <text:p>9.309</text:p>
          </table:table-cell>
          <table:table-cell office:value-type="float" office:value="1713" table:formula="of:=[.K23]" table:style-name="ce9">
            <text:p>1.713</text:p>
          </table:table-cell>
          <table:table-cell office:value-type="float" office:value="11022" table:formula="of:=[.L23]" table:style-name="ce9">
            <text:p>11.022</text:p>
          </table:table-cell>
          <table:table-cell office:value-type="float" office:value="1619" table:formula="of:=SUM([.M23:.M35])" table:style-name="ce9">
            <text:p>1.619</text:p>
          </table:table-cell>
          <table:table-cell office:value-type="float" office:value="475" table:formula="of:=SUM([.N23:.N35])" table:style-name="ce9">
            <text:p>475</text:p>
          </table:table-cell>
          <table:table-cell office:value-type="float" office:value="2094" table:formula="of:=SUM([.O23:.O35])" table:style-name="ce9">
            <text:p>2.094</text:p>
          </table:table-cell>
          <table:table-cell office:value-type="float" office:value="610" table:formula="of:=SUM([.P23:.P35])" table:style-name="ce9">
            <text:p>610</text:p>
          </table:table-cell>
          <table:table-cell table:style-name="ce2"/>
          <table:table-cell table:number-columns-repeated="16367"/>
        </table:table-row>
        <table:table-row table:style-name="ro9">
          <table:table-cell office:value-type="string" table:number-columns-spanned="2" table:number-rows-spanned="1" table:style-name="ce19">
            <text:p>Total</text:p>
          </table:table-cell>
          <table:covered-table-cell/>
          <table:table-cell table:number-columns-spanned="2" table:number-rows-spanned="1" table:style-name="ce20"/>
          <table:covered-table-cell/>
          <table:table-cell table:number-columns-spanned="2" table:number-rows-spanned="1" table:style-name="ce20"/>
          <table:covered-table-cell/>
          <table:table-cell table:style-name="ce8"/>
          <table:table-cell office:value-type="float" office:value="13862" table:formula="of:=[.H36]+[.H22]" table:style-name="ce9">
            <text:p>13.862</text:p>
          </table:table-cell>
          <table:table-cell office:value-type="float" office:value="385" table:formula="of:=[.I36]+[.I22]" table:style-name="ce9">
            <text:p>385</text:p>
          </table:table-cell>
          <table:table-cell office:value-type="float" office:value="14247" table:formula="of:=[.J36]+[.J22]" table:style-name="ce9">
            <text:p>14.247</text:p>
          </table:table-cell>
          <table:table-cell office:value-type="float" office:value="3908" table:formula="of:=[.K36]+[.K22]" table:style-name="ce9">
            <text:p>3.908</text:p>
          </table:table-cell>
          <table:table-cell office:value-type="float" office:value="18155" table:formula="of:=[.L22]+[.L36]" table:style-name="ce9">
            <text:p>18.155</text:p>
          </table:table-cell>
          <table:table-cell office:value-type="float" office:value="1985" table:formula="of:=[.M36]+[.M22]" table:style-name="ce9">
            <text:p>1.985</text:p>
          </table:table-cell>
          <table:table-cell office:value-type="float" office:value="538" table:formula="of:=[.N36]+[.N22]" table:style-name="ce9">
            <text:p>538</text:p>
          </table:table-cell>
          <table:table-cell office:value-type="float" office:value="2522" table:formula="of:=[.O36]+[.O22]" table:style-name="ce9">
            <text:p>2.522</text:p>
          </table:table-cell>
          <table:table-cell office:value-type="float" office:value="688" table:formula="of:=[.P36]+[.P22]" table:style-name="ce9">
            <text:p>688</text:p>
          </table:table-cell>
          <table:table-cell table:style-name="ce2"/>
          <table:table-cell table:number-columns-repeated="16367"/>
        </table:table-row>
        <table:table-row table:style-name="ro8">
          <table:table-cell table:style-name="ce10"/>
          <table:table-cell table:number-columns-repeated="16" table:style-name="ce2"/>
          <table:table-cell table:number-columns-repeated="16367"/>
        </table:table-row>
        <table:table-row table:style-name="ro10">
          <table:table-cell office:value-type="string" table:number-columns-spanned="16" table:number-rows-spanned="1" table:style-name="ce22">
            <text:p>OBS: O MPF possui a 1 pessoa a mais na coluna APOSENTADORIA classificada como OUTROS.<text:s/></text:p>
          </table:table-cell>
          <table:covered-table-cell table:number-columns-repeated="15"/>
          <table:table-cell table:number-columns-repeated="16368" table:style-name="ce1"/>
        </table:table-row>
        <table:table-row table:style-name="ro4">
          <table:table-cell office:value-type="string" table:style-name="ce2">
            <text:p>Atualização em 20/05/2021</text:p>
          </table:table-cell>
          <table:table-cell table:number-columns-repeated="6" table:style-name="ce2"/>
          <table:table-cell table:style-name="ce11"/>
          <table:table-cell table:number-columns-repeated="16376" table:style-name="ce1"/>
        </table:table-row>
        <table:table-row table:number-rows-repeated="1048536" table:style-name="ro11">
          <table:table-cell table:number-columns-repeated="16384"/>
        </table:table-row>
      </table:table>
      <table:table table:name="'file:///C:/Users/User/Desktop/SUBPLAN/PORTAL%20DA%20TRANSPARÊNCIA/PORTARIAS%20SOF/2021/Abril/1%20-%20MPF/anexo_I_servidores_2021_ods.ods'#Anexo_1_Tabela_1_Quantitativo_F" table:style-name="ta2">
        <table:table-source xlink:href="file:///C:/Users/User/Desktop/SUBPLAN/PORTAL%20DA%20TRANSPARÊNCIA/PORTARIAS%20SOF/2021/Abril/1%20-%20MPF/anexo_I_servidores_2021_ods.ods" table:table-name="Anexo_1_Tabela_1_Quantitativo_F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4"/>
          <table:table-cell office:value-type="float" office:value="1279"/>
          <table:table-cell office:value-type="float" office:value="4"/>
          <table:table-cell table:number-columns-repeated="3"/>
          <table:table-cell office:value-type="float" office:value="201"/>
          <table:table-cell office:value-type="float" office:value="26"/>
          <table:table-cell/>
          <table:table-cell office:value-type="float" office:value="35"/>
          <table:table-cell table:number-columns-repeated="16371"/>
        </table:table-row>
        <table:table-row>
          <table:table-cell table:number-columns-repeated="4"/>
          <table:table-cell office:value-type="float" office:value="142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96"/>
          <table:table-cell office:value-type="float" office:value="0"/>
          <table:table-cell table:number-columns-repeated="3"/>
          <table:table-cell office:value-type="float" office:value="5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91"/>
          <table:table-cell office:value-type="float" office:value="1"/>
          <table:table-cell table:number-columns-repeated="3"/>
          <table:table-cell office:value-type="float" office:value="1"/>
          <table:table-cell office:value-type="float" office:value="1"/>
          <table:table-cell/>
          <table:table-cell office:value-type="float" office:value="1"/>
          <table:table-cell table:number-columns-repeated="16371"/>
        </table:table-row>
        <table:table-row>
          <table:table-cell table:number-columns-repeated="4"/>
          <table:table-cell office:value-type="float" office:value="130"/>
          <table:table-cell office:value-type="float" office:value="1"/>
          <table:table-cell table:number-columns-repeated="3"/>
          <table:table-cell office:value-type="float" office:value="0"/>
          <table:table-cell office:value-type="float" office:value="1"/>
          <table:table-cell/>
          <table:table-cell office:value-type="float" office:value="1"/>
          <table:table-cell table:number-columns-repeated="16371"/>
        </table:table-row>
        <table:table-row>
          <table:table-cell table:number-columns-repeated="4"/>
          <table:table-cell office:value-type="float" office:value="246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222"/>
          <table:table-cell office:value-type="float" office:value="0"/>
          <table:table-cell table:number-columns-repeated="3"/>
          <table:table-cell office:value-type="float" office:value="2"/>
          <table:table-cell office:value-type="float" office:value="1"/>
          <table:table-cell/>
          <table:table-cell office:value-type="float" office:value="2"/>
          <table:table-cell table:number-columns-repeated="16371"/>
        </table:table-row>
        <table:table-row>
          <table:table-cell table:number-columns-repeated="4"/>
          <table:table-cell office:value-type="float" office:value="246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69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96"/>
          <table:table-cell office:value-type="float" office:value="15"/>
          <table:table-cell table:number-columns-repeated="3"/>
          <table:table-cell office:value-type="float" office:value="0"/>
          <table:table-cell office:value-type="float" office:value="2"/>
          <table:table-cell/>
          <table:table-cell office:value-type="float" office:value="4"/>
          <table:table-cell table:number-columns-repeated="16371"/>
        </table:table-row>
        <table:table-row>
          <table:table-cell table:number-columns-repeated="4"/>
          <table:table-cell office:value-type="float" office:value="14"/>
          <table:table-cell office:value-type="float" office:value="5"/>
          <table:table-cell table:number-columns-repeated="3"/>
          <table:table-cell office:value-type="float" office:value="0"/>
          <table:table-cell office:value-type="float" office:value="2"/>
          <table:table-cell/>
          <table:table-cell office:value-type="float" office:value="2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44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3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16384"/>
        </table:table-row>
        <table:table-row>
          <table:table-cell table:number-columns-repeated="7"/>
          <table:table-cell office:value-type="float" office:value="1133"/>
          <table:table-cell table:number-columns-repeated="16376"/>
        </table:table-row>
        <table:table-row table:number-rows-repeated="2">
          <table:table-cell table:number-columns-repeated="16384"/>
        </table:table-row>
        <table:table-row>
          <table:table-cell table:number-columns-repeated="4"/>
          <table:table-cell office:value-type="float" office:value="3429"/>
          <table:table-cell office:value-type="float" office:value="10"/>
          <table:table-cell table:number-columns-repeated="3"/>
          <table:table-cell office:value-type="float" office:value="1071"/>
          <table:table-cell office:value-type="float" office:value="306"/>
          <table:table-cell/>
          <table:table-cell office:value-type="float" office:value="379"/>
          <table:table-cell table:number-columns-repeated="16371"/>
        </table:table-row>
        <table:table-row>
          <table:table-cell table:number-columns-repeated="4"/>
          <table:table-cell office:value-type="float" office:value="228"/>
          <table:table-cell office:value-type="float" office:value="2"/>
          <table:table-cell table:number-columns-repeated="3"/>
          <table:table-cell office:value-type="float" office:value="6"/>
          <table:table-cell office:value-type="float" office:value="4"/>
          <table:table-cell/>
          <table:table-cell office:value-type="float" office:value="4"/>
          <table:table-cell table:number-columns-repeated="16371"/>
        </table:table-row>
        <table:table-row>
          <table:table-cell table:number-columns-repeated="4"/>
          <table:table-cell office:value-type="float" office:value="275"/>
          <table:table-cell office:value-type="float" office:value="0"/>
          <table:table-cell table:number-columns-repeated="3"/>
          <table:table-cell office:value-type="float" office:value="3"/>
          <table:table-cell office:value-type="float" office:value="4"/>
          <table:table-cell/>
          <table:table-cell office:value-type="float" office:value="7"/>
          <table:table-cell table:number-columns-repeated="16371"/>
        </table:table-row>
        <table:table-row>
          <table:table-cell table:number-columns-repeated="4"/>
          <table:table-cell office:value-type="float" office:value="255"/>
          <table:table-cell office:value-type="float" office:value="0"/>
          <table:table-cell table:number-columns-repeated="3"/>
          <table:table-cell office:value-type="float" office:value="5"/>
          <table:table-cell office:value-type="float" office:value="3"/>
          <table:table-cell/>
          <table:table-cell office:value-type="float" office:value="5"/>
          <table:table-cell table:number-columns-repeated="16371"/>
        </table:table-row>
        <table:table-row>
          <table:table-cell table:number-columns-repeated="4"/>
          <table:table-cell office:value-type="float" office:value="32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3"/>
          <table:table-cell/>
          <table:table-cell office:value-type="float" office:value="3"/>
          <table:table-cell table:number-columns-repeated="16371"/>
        </table:table-row>
        <table:table-row>
          <table:table-cell table:number-columns-repeated="4"/>
          <table:table-cell office:value-type="float" office:value="478"/>
          <table:table-cell office:value-type="float" office:value="0"/>
          <table:table-cell table:number-columns-repeated="3"/>
          <table:table-cell office:value-type="float" office:value="6"/>
          <table:table-cell office:value-type="float" office:value="2"/>
          <table:table-cell/>
          <table:table-cell office:value-type="float" office:value="2"/>
          <table:table-cell table:number-columns-repeated="16371"/>
        </table:table-row>
        <table:table-row>
          <table:table-cell table:number-columns-repeated="4"/>
          <table:table-cell office:value-type="float" office:value="366"/>
          <table:table-cell office:value-type="float" office:value="1"/>
          <table:table-cell table:number-columns-repeated="3"/>
          <table:table-cell office:value-type="float" office:value="5"/>
          <table:table-cell office:value-type="float" office:value="3"/>
          <table:table-cell/>
          <table:table-cell office:value-type="float" office:value="4"/>
          <table:table-cell table:number-columns-repeated="16371"/>
        </table:table-row>
        <table:table-row>
          <table:table-cell table:number-columns-repeated="4"/>
          <table:table-cell office:value-type="float" office:value="372"/>
          <table:table-cell office:value-type="float" office:value="1"/>
          <table:table-cell table:number-columns-repeated="3"/>
          <table:table-cell office:value-type="float" office:value="2"/>
          <table:table-cell office:value-type="float" office:value="3"/>
          <table:table-cell/>
          <table:table-cell office:value-type="float" office:value="4"/>
          <table:table-cell table:number-columns-repeated="16371"/>
        </table:table-row>
        <table:table-row>
          <table:table-cell table:number-columns-repeated="4"/>
          <table:table-cell office:value-type="float" office:value="135"/>
          <table:table-cell office:value-type="float" office:value="0"/>
          <table:table-cell table:number-columns-repeated="3"/>
          <table:table-cell office:value-type="float" office:value="1"/>
          <table:table-cell office:value-type="float" office:value="4"/>
          <table:table-cell/>
          <table:table-cell office:value-type="float" office:value="8"/>
          <table:table-cell table:number-columns-repeated="16371"/>
        </table:table-row>
        <table:table-row>
          <table:table-cell table:number-columns-repeated="4"/>
          <table:table-cell office:value-type="float" office:value="199"/>
          <table:table-cell office:value-type="float" office:value="16"/>
          <table:table-cell table:number-columns-repeated="3"/>
          <table:table-cell office:value-type="float" office:value="2"/>
          <table:table-cell office:value-type="float" office:value="2"/>
          <table:table-cell/>
          <table:table-cell office:value-type="float" office:value="2"/>
          <table:table-cell table:number-columns-repeated="16371"/>
        </table:table-row>
        <table:table-row>
          <table:table-cell table:number-columns-repeated="4"/>
          <table:table-cell office:value-type="float" office:value="22"/>
          <table:table-cell office:value-type="float" office:value="6"/>
          <table:table-cell table:number-columns-repeated="3"/>
          <table:table-cell office:value-type="float" office:value="2"/>
          <table:table-cell office:value-type="float" office:value="2"/>
          <table:table-cell/>
          <table:table-cell office:value-type="float" office:value="6"/>
          <table:table-cell table:number-columns-repeated="16371"/>
        </table:table-row>
        <table:table-row>
          <table:table-cell table:number-columns-repeated="4"/>
          <table:table-cell office:value-type="float" office:value="1"/>
          <table:table-cell office:value-type="float" office:value="5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"/>
          <table:table-cell office:value-type="float" office:value="72"/>
          <table:table-cell table:number-columns-repeated="3"/>
          <table:table-cell office:value-type="float" office:value="1"/>
          <table:table-cell office:value-type="float" office:value="1"/>
          <table:table-cell/>
          <table:table-cell office:value-type="float" office:value="1"/>
          <table:table-cell table:number-columns-repeated="16371"/>
        </table:table-row>
        <table:table-row>
          <table:table-cell table:number-columns-repeated="16384"/>
        </table:table-row>
        <table:table-row>
          <table:table-cell table:number-columns-repeated="7"/>
          <table:table-cell office:value-type="float" office:value="586"/>
          <table:table-cell table:number-columns-repeated="16376"/>
        </table:table-row>
        <table:table-row table:number-rows-repeated="1048535">
          <table:table-cell table:number-columns-repeated="16376"/>
        </table:table-row>
      </table:table>
      <table:table table:name="'file:///C:/Users/User/Desktop/SUBPLAN/PORTAL%20DA%20TRANSPARÊNCIA/PORTARIAS%20SOF/2021/Abril/1%20-%20MPF/anexo_I_servidores_2021_ods.ods'#Mozart_Reports" table:style-name="ta2">
        <table:table-source xlink:href="file:///C:/Users/User/Desktop/SUBPLAN/PORTAL%20DA%20TRANSPARÊNCIA/PORTARIAS%20SOF/2021/Abril/1%20-%20MPF/anexo_I_servidores_2021_ods.ods" table:table-name="Mozart_Repor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SUBPLAN/PORTAL%20DA%20TRANSPARÊNCIA/PORTARIAS%20SOF/2021/Abril/2%20-%20MPM/Anexo-I-tabela-1-Quantitativo_Fisico_Pessoal_Servidores-DAP.ods'#Quantitativo_Fisico_Pessoal" table:style-name="ta2">
        <table:table-source xlink:href="file:///C:/Users/User/Desktop/SUBPLAN/PORTAL%20DA%20TRANSPARÊNCIA/PORTARIAS%20SOF/2021/Abril/2%20-%20MPM/Anexo-I-tabela-1-Quantitativo_Fisico_Pessoal_Servidores-DAP.ods" table:table-name="Quantitativo_Fisico_Pessoal" table:mode="copy-results-only"/>
        <table:table-column/>
        <table:table-row table:number-rows-repeated="6">
          <table:table-cell table:number-columns-repeated="16384"/>
        </table:table-row>
        <table:table-row>
          <table:table-cell table:number-columns-repeated="4"/>
          <table:table-cell office:value-type="float" office:value="85"/>
          <table:table-cell office:value-type="float" office:value="0"/>
          <table:table-cell table:number-columns-repeated="3"/>
          <table:table-cell office:value-type="float" office:value="14"/>
          <table:table-cell office:value-type="float" office:value="1"/>
          <table:table-cell/>
          <table:table-cell office:value-type="float" office:value="1"/>
          <table:table-cell table:number-columns-repeated="16371"/>
        </table:table-row>
        <table:table-row>
          <table:table-cell table:number-columns-repeated="4"/>
          <table:table-cell office:value-type="float" office:value="5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5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4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1"/>
          <table:table-cell/>
          <table:table-cell office:value-type="float" office:value="1"/>
          <table:table-cell table:number-columns-repeated="16371"/>
        </table:table-row>
        <table:table-row>
          <table:table-cell table:number-columns-repeated="4"/>
          <table:table-cell office:value-type="float" office:value="9"/>
          <table:table-cell office:value-type="float" office:value="0"/>
          <table:table-cell table:number-columns-repeated="3"/>
          <table:table-cell office:value-type="float" office:value="1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8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1"/>
          <table:table-cell/>
          <table:table-cell office:value-type="float" office:value="1"/>
          <table:table-cell table:number-columns-repeated="16371"/>
        </table:table-row>
        <table:table-row>
          <table:table-cell table:number-columns-repeated="4"/>
          <table:table-cell office:value-type="float" office:value="6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7"/>
          <table:table-cell office:value-type="float" office:value="46"/>
          <table:table-cell table:number-columns-repeated="16376"/>
        </table:table-row>
        <table:table-row>
          <table:table-cell table:number-columns-repeated="4"/>
          <table:table-cell office:value-type="float" office:value="240"/>
          <table:table-cell office:value-type="float" office:value="0"/>
          <table:table-cell table:number-columns-repeated="3"/>
          <table:table-cell office:value-type="float" office:value="76"/>
          <table:table-cell office:value-type="float" office:value="16"/>
          <table:table-cell/>
          <table:table-cell office:value-type="float" office:value="21"/>
          <table:table-cell table:number-columns-repeated="16371"/>
        </table:table-row>
        <table:table-row>
          <table:table-cell table:number-columns-repeated="4"/>
          <table:table-cell office:value-type="float" office:value="7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1"/>
          <table:table-cell/>
          <table:table-cell office:value-type="float" office:value="2"/>
          <table:table-cell table:number-columns-repeated="16371"/>
        </table:table-row>
        <table:table-row>
          <table:table-cell table:number-columns-repeated="4"/>
          <table:table-cell office:value-type="float" office:value="7"/>
          <table:table-cell office:value-type="float" office:value="0"/>
          <table:table-cell table:number-columns-repeated="3"/>
          <table:table-cell office:value-type="float" office:value="1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6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1"/>
          <table:table-cell/>
          <table:table-cell office:value-type="float" office:value="1"/>
          <table:table-cell table:number-columns-repeated="16371"/>
        </table:table-row>
        <table:table-row>
          <table:table-cell table:number-columns-repeated="4"/>
          <table:table-cell office:value-type="float" office:value="16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6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5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5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table:number-columns-repeated="3"/>
          <table:table-cell office:value-type="float" office:value="1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2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1"/>
          <table:table-cell/>
          <table:table-cell office:value-type="float" office:value="1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1"/>
          <table:table-cell table:number-columns-repeated="3"/>
          <table:table-cell office:value-type="float" office:value="1"/>
          <table:table-cell office:value-type="float" office:value="1"/>
          <table:table-cell/>
          <table:table-cell office:value-type="float" office:value="3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7"/>
          <table:table-cell office:value-type="float" office:value="30"/>
          <table:table-cell table:number-columns-repeated="16376"/>
        </table:table-row>
        <table:table-row table:number-rows-repeated="1048542">
          <table:table-cell table:number-columns-repeated="16376"/>
        </table:table-row>
      </table:table>
      <table:table table:name="'file:///C:/Users/User/Desktop/SUBPLAN/PORTAL%20DA%20TRANSPARÊNCIA/PORTARIAS%20SOF/2021/Abril/3%20-%20MPDFT/anexo_i_-_tabela_1.ods'#Quantitativo_Fisico_Pessoal_Ser" table:style-name="ta2">
        <table:table-source xlink:href="file:///C:/Users/User/Desktop/SUBPLAN/PORTAL%20DA%20TRANSPARÊNCIA/PORTARIAS%20SOF/2021/Abril/3%20-%20MPDFT/anexo_i_-_tabela_1.ods" table:table-name="Quantitativo_Fisico_Pessoal_Ser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82"/>
          <table:table-cell office:value-type="float" office:value="0"/>
          <table:table-cell table:number-columns-repeated="3"/>
          <table:table-cell office:value-type="float" office:value="35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17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1"/>
          <table:table-cell/>
          <table:table-cell office:value-type="float" office:value="1"/>
          <table:table-cell table:number-columns-repeated="16371"/>
        </table:table-row>
        <table:table-row>
          <table:table-cell table:number-columns-repeated="4"/>
          <table:table-cell office:value-type="float" office:value="14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21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41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52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93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87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3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05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2"/>
          <table:table-cell office:value-type="float" office:value="1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23"/>
          <table:table-cell table:number-columns-repeated="3"/>
          <table:table-cell office:value-type="float" office:value="0"/>
          <table:table-cell office:value-type="float" office:value="1"/>
          <table:table-cell/>
          <table:table-cell office:value-type="float" office:value="1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15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7"/>
          <table:table-cell office:value-type="float" office:value="20"/>
          <table:table-cell table:number-columns-repeated="16376"/>
        </table:table-row>
        <table:table-row>
          <table:table-cell table:number-columns-repeated="4"/>
          <table:table-cell office:value-type="float" office:value="420"/>
          <table:table-cell office:value-type="float" office:value="0"/>
          <table:table-cell table:number-columns-repeated="3"/>
          <table:table-cell office:value-type="float" office:value="107"/>
          <table:table-cell office:value-type="float" office:value="28"/>
          <table:table-cell/>
          <table:table-cell office:value-type="float" office:value="38"/>
          <table:table-cell table:number-columns-repeated="16371"/>
        </table:table-row>
        <table:table-row>
          <table:table-cell table:number-columns-repeated="4"/>
          <table:table-cell office:value-type="float" office:value="82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2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47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64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16"/>
          <table:table-cell office:value-type="float" office:value="0"/>
          <table:table-cell table:number-columns-repeated="3"/>
          <table:table-cell office:value-type="float" office:value="1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62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25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8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21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12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22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7"/>
          <table:table-cell office:value-type="float" office:value="50"/>
          <table:table-cell table:number-columns-repeated="16376"/>
        </table:table-row>
        <table:table-row table:number-rows-repeated="1048540">
          <table:table-cell table:number-columns-repeated="16376"/>
        </table:table-row>
      </table:table>
      <table:table table:name="'file:///C:/Users/User/Desktop/SUBPLAN/PORTAL%20DA%20TRANSPARÊNCIA/PORTARIAS%20SOF/2021/Abril/4%20-%20MPT/Anexo_1_Tabela_1_Quantitativo_Servidores_2021_04_MPT.ods'#Anexo_1_Tabela_1_Quantitativo_S" table:style-name="ta2">
        <table:table-source xlink:href="file:///C:/Users/User/Desktop/SUBPLAN/PORTAL%20DA%20TRANSPARÊNCIA/PORTARIAS%20SOF/2021/Abril/4%20-%20MPT/Anexo_1_Tabela_1_Quantitativo_Servidores_2021_04_MPT.ods" table:table-name="Anexo_1_Tabela_1_Quantitativo_S" table:mode="copy-results-only"/>
        <table:table-column/>
        <table:table-row table:number-rows-repeated="10">
          <table:table-cell table:number-columns-repeated="16384"/>
        </table:table-row>
        <table:table-row>
          <table:table-cell table:number-columns-repeated="4"/>
          <table:table-cell office:value-type="float" office:value="530"/>
          <table:table-cell office:value-type="float" office:value="0"/>
          <table:table-cell table:number-columns-repeated="3"/>
          <table:table-cell office:value-type="float" office:value="100"/>
          <table:table-cell office:value-type="float" office:value="22"/>
          <table:table-cell/>
          <table:table-cell office:value-type="float" office:value="23"/>
          <table:table-cell table:number-columns-repeated="16371"/>
        </table:table-row>
        <table:table-row>
          <table:table-cell table:number-columns-repeated="4"/>
          <table:table-cell office:value-type="float" office:value="10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36"/>
          <table:table-cell office:value-type="float" office:value="0"/>
          <table:table-cell table:number-columns-repeated="3"/>
          <table:table-cell office:value-type="float" office:value="1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3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64"/>
          <table:table-cell office:value-type="float" office:value="0"/>
          <table:table-cell table:number-columns-repeated="3"/>
          <table:table-cell office:value-type="float" office:value="1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42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1"/>
          <table:table-cell/>
          <table:table-cell office:value-type="float" office:value="1"/>
          <table:table-cell table:number-columns-repeated="16371"/>
        </table:table-row>
        <table:table-row>
          <table:table-cell table:number-columns-repeated="4"/>
          <table:table-cell office:value-type="float" office:value="130"/>
          <table:table-cell office:value-type="float" office:value="0"/>
          <table:table-cell table:number-columns-repeated="3"/>
          <table:table-cell office:value-type="float" office:value="2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36"/>
          <table:table-cell office:value-type="float" office:value="0"/>
          <table:table-cell table:number-columns-repeated="3"/>
          <table:table-cell office:value-type="float" office:value="1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25"/>
          <table:table-cell office:value-type="float" office:value="0"/>
          <table:table-cell table:number-columns-repeated="3"/>
          <table:table-cell office:value-type="float" office:value="1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53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1"/>
          <table:table-cell/>
          <table:table-cell office:value-type="float" office:value="1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1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"/>
          <table:table-cell office:value-type="float" office:value="19"/>
          <table:table-cell table:number-columns-repeated="3"/>
          <table:table-cell office:value-type="float" office:value="0"/>
          <table:table-cell office:value-type="float" office:value="1"/>
          <table:table-cell/>
          <table:table-cell office:value-type="float" office:value="3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11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7"/>
          <table:table-cell office:value-type="float" office:value="931"/>
          <table:table-cell table:number-columns-repeated="16376"/>
        </table:table-row>
        <table:table-row>
          <table:table-cell table:number-columns-repeated="4"/>
          <table:table-cell office:value-type="float" office:value="794"/>
          <table:table-cell office:value-type="float" office:value="0"/>
          <table:table-cell table:number-columns-repeated="3"/>
          <table:table-cell office:value-type="float" office:value="321"/>
          <table:table-cell office:value-type="float" office:value="85"/>
          <table:table-cell/>
          <table:table-cell office:value-type="float" office:value="109"/>
          <table:table-cell table:number-columns-repeated="16371"/>
        </table:table-row>
        <table:table-row>
          <table:table-cell table:number-columns-repeated="4"/>
          <table:table-cell office:value-type="float" office:value="74"/>
          <table:table-cell office:value-type="float" office:value="0"/>
          <table:table-cell table:number-columns-repeated="3"/>
          <table:table-cell office:value-type="float" office:value="2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74"/>
          <table:table-cell office:value-type="float" office:value="0"/>
          <table:table-cell table:number-columns-repeated="3"/>
          <table:table-cell office:value-type="float" office:value="1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78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10"/>
          <table:table-cell office:value-type="float" office:value="0"/>
          <table:table-cell table:number-columns-repeated="3"/>
          <table:table-cell office:value-type="float" office:value="1"/>
          <table:table-cell office:value-type="float" office:value="2"/>
          <table:table-cell/>
          <table:table-cell office:value-type="float" office:value="4"/>
          <table:table-cell table:number-columns-repeated="16371"/>
        </table:table-row>
        <table:table-row>
          <table:table-cell table:number-columns-repeated="4"/>
          <table:table-cell office:value-type="float" office:value="235"/>
          <table:table-cell office:value-type="float" office:value="0"/>
          <table:table-cell table:number-columns-repeated="3"/>
          <table:table-cell office:value-type="float" office:value="2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99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2"/>
          <table:table-cell/>
          <table:table-cell office:value-type="float" office:value="3"/>
          <table:table-cell table:number-columns-repeated="16371"/>
        </table:table-row>
        <table:table-row>
          <table:table-cell table:number-columns-repeated="4"/>
          <table:table-cell office:value-type="float" office:value="132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46"/>
          <table:table-cell office:value-type="float" office:value="0"/>
          <table:table-cell table:number-columns-repeated="3"/>
          <table:table-cell office:value-type="float" office:value="1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79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5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7"/>
          <table:table-cell table:number-columns-repeated="3"/>
          <table:table-cell office:value-type="float" office:value="0"/>
          <table:table-cell office:value-type="float" office:value="1"/>
          <table:table-cell/>
          <table:table-cell office:value-type="float" office:value="3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15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7"/>
          <table:table-cell office:value-type="float" office:value="944"/>
          <table:table-cell table:number-columns-repeated="16376"/>
        </table:table-row>
        <table:table-row table:number-rows-repeated="1048538">
          <table:table-cell table:number-columns-repeated="16376"/>
        </table:table-row>
      </table:table>
      <table:table table:name="'file:///C:/Users/User/Desktop/SUBPLAN/PORTAL%20DA%20TRANSPARÊNCIA/PORTARIAS%20SOF/2021/Abril/5%20-%20ESMPU/AnexoIServidoresESMPUAbril2021.ods'#Quantitativo_Fisico_Pessoal_Ser" table:style-name="ta2">
        <table:table-source xlink:href="file:///C:/Users/User/Desktop/SUBPLAN/PORTAL%20DA%20TRANSPARÊNCIA/PORTARIAS%20SOF/2021/Abril/5%20-%20ESMPU/AnexoIServidoresESMPUAbril2021.ods" table:table-name="Quantitativo_Fisico_Pessoal_Ser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table:number-columns-repeated="16369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table:number-columns-repeated="16369"/>
        </table:table-row>
        <table:table-row>
          <table:table-cell table:number-columns-repeated="4"/>
          <table:table-cell office:value-type="float" office:value="2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table:number-columns-repeated="16369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table:number-columns-repeated="16369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table:number-columns-repeated="16369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table:number-columns-repeated="16369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table:number-columns-repeated="16369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table:number-columns-repeated="16369"/>
        </table:table-row>
        <table:table-row>
          <table:table-cell table:number-columns-repeated="4"/>
          <table:table-cell office:value-type="float" office:value="14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table:number-columns-repeated="16369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table:number-columns-repeated="16369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table:number-columns-repeated="16369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table:number-columns-repeated="16369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table:number-columns-repeated="16369"/>
        </table:table-row>
        <table:table-row>
          <table:table-cell table:number-columns-repeated="7"/>
          <table:table-cell office:value-type="float" office:value="65"/>
          <table:table-cell table:number-columns-repeated="16376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table:number-columns-repeated="16369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table:number-columns-repeated="16369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table:number-columns-repeated="16369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table:number-columns-repeated="16369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table:number-columns-repeated="16369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table:number-columns-repeated="16369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table:number-columns-repeated="16369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table:number-columns-repeated="16369"/>
        </table:table-row>
        <table:table-row>
          <table:table-cell table:number-columns-repeated="4"/>
          <table:table-cell office:value-type="float" office:value="5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table:number-columns-repeated="16369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table:number-columns-repeated="16369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table:number-columns-repeated="16369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table:number-columns-repeated="16369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table:number-columns-repeated="16369"/>
        </table:table-row>
        <table:table-row>
          <table:table-cell table:number-columns-repeated="7"/>
          <table:table-cell office:value-type="float" office:value="103"/>
          <table:table-cell table:number-columns-repeated="16376"/>
        </table:table-row>
        <table:table-row table:number-rows-repeated="1048540">
          <table:table-cell table:number-columns-repeated="16376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date-style style:name="N22">
      <number:month number:textual="true"/>
      <number:text>/</number:text>
      <number:year/>
    </number:date-style>
    <number:number-style style:name="N36P0">
      <number:number number:decimal-places="0" number:min-integer-digits="1" number:grouping="true"/>
    </number:number-style>
    <number:number-style style:name="N36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6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Monica de Morais Pimentel Abbad Silveira</meta:initial-creator>
    <dc:creator>User</dc:creator>
    <meta:creation-date>2015-10-02T19:20:45Z</meta:creation-date>
    <dc:date>2021-05-20T17:25:57Z</dc:date>
    <meta:print-date>2016-05-19T15:31:24Z</meta:print-date>
  </office:meta>
</office:document-meta>
</file>